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Lora" svg:font-family="Lora" style:font-family-generic="system" style:font-pitch="variable"/>
    <style:font-face style:name="Lora Medium" svg:font-family="Lora Medium" style:font-family-generic="system" style:font-pitch="variable"/>
    <style:font-face style:name="Lexend" svg:font-family="Lexend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page-number="1"/>
      <style:text-properties style:font-name="Lora" style:font-name-asian="Lora" style:font-name-complex="Lora" fo:color="#562C2C"/>
    </style:style>
    <style:style style:name="TableColumn3" style:family="table-column">
      <style:table-column-properties style:column-width="0.4263in" style:use-optimal-column-width="false"/>
    </style:style>
    <style:style style:name="TableColumn4" style:family="table-column">
      <style:table-column-properties style:column-width="1.1048in" style:use-optimal-column-width="false"/>
    </style:style>
    <style:style style:name="TableColumn5" style:family="table-column">
      <style:table-column-properties style:column-width="0.552in" style:use-optimal-column-width="false"/>
    </style:style>
    <style:style style:name="TableColumn6" style:family="table-column">
      <style:table-column-properties style:column-width="0.3437in" style:use-optimal-column-width="false"/>
    </style:style>
    <style:style style:name="TableColumn7" style:family="table-column">
      <style:table-column-properties style:column-width="0.3013in" style:use-optimal-column-width="false"/>
    </style:style>
    <style:style style:name="TableColumn8" style:family="table-column">
      <style:table-column-properties style:column-width="0.8333in" style:use-optimal-column-width="false"/>
    </style:style>
    <style:style style:name="TableColumn9" style:family="table-column">
      <style:table-column-properties style:column-width="1.1569in" style:use-optimal-column-width="false"/>
    </style:style>
    <style:style style:name="TableColumn10" style:family="table-column">
      <style:table-column-properties style:column-width="0.9166in" style:use-optimal-column-width="false"/>
    </style:style>
    <style:style style:name="TableColumn11" style:family="table-column">
      <style:table-column-properties style:column-width="0.3222in" style:use-optimal-column-width="false"/>
    </style:style>
    <style:style style:name="TableColumn12" style:family="table-column">
      <style:table-column-properties style:column-width="0.427in" style:use-optimal-column-width="false"/>
    </style:style>
    <style:style style:name="TableColumn13" style:family="table-column">
      <style:table-column-properties style:column-width="0.2611in" style:use-optimal-column-width="false"/>
    </style:style>
    <style:style style:name="TableColumn14" style:family="table-column">
      <style:table-column-properties style:column-width="1.2916in" style:use-optimal-column-width="false"/>
    </style:style>
    <style:style style:name="Table2" style:family="table">
      <style:table-properties style:width="7.9375in" fo:margin-left="-0.0416in" table:align="left"/>
    </style:style>
    <style:style style:name="TableRow15" style:family="table-row">
      <style:table-row-properties style:min-row-height="0.3958in" style:use-optimal-row-height="false" fo:keep-together="always"/>
    </style:style>
    <style:style style:name="TableCell16" style:family="table-cell">
      <style:table-cell-properties fo:border="none" style:writing-mode="lr-tb" fo:padding-top="0in" fo:padding-left="0in" fo:padding-bottom="0in" fo:padding-right="0in"/>
    </style:style>
    <style:style style:name="P17" style:parent-style-name="Standard" style:family="paragraph">
      <style:paragraph-properties fo:line-height="100%"/>
    </style:style>
    <style:style style:name="T18" style:parent-style-name="DefaultParagraphFont" style:family="text">
      <style:text-properties style:font-name="Lora Medium" style:font-name-asian="Lora Medium" style:font-name-complex="Lora Medium" fo:color="#355070" fo:font-size="19pt" style:font-size-asian="19pt" style:font-size-complex="19pt"/>
    </style:style>
    <style:style style:name="T19" style:parent-style-name="DefaultParagraphFont" style:family="text">
      <style:text-properties style:font-name="Lora Medium" style:font-name-asian="Lora Medium" style:font-name-complex="Lora Medium" fo:color="#B56576" fo:font-size="19pt" style:font-size-asian="19pt" style:font-size-complex="19pt"/>
    </style:style>
    <style:style style:name="TableCell2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1" style:parent-style-name="Standard" style:family="paragraph">
      <style:paragraph-properties fo:text-align="center"/>
      <style:text-properties style:font-name="Lora" style:font-name-asian="Lora" style:font-name-complex="Lora" fo:font-style="italic" style:font-style-asian="italic" fo:color="#355070" fo:language="en" fo:country="US"/>
    </style:style>
    <style:style style:name="TableCell22" style:family="table-cell">
      <style:table-cell-properties fo:border-top="none" fo:border-left="none" fo:border-bottom="none" fo:border-right="0.0138in solid #EAEAEA" style:writing-mode="lr-tb" fo:padding-top="0.0104in" fo:padding-left="0.0104in" fo:padding-bottom="0.0104in" fo:padding-right="0.0104in"/>
    </style:style>
    <style:style style:name="P23" style:parent-style-name="Standard" style:family="paragraph">
      <style:paragraph-properties fo:line-height="85%" fo:margin-left="0.125in">
        <style:tab-stops/>
      </style:paragraph-properties>
      <style:text-properties style:font-name="Lora" style:font-name-asian="Lora" style:font-name-complex="Lora" fo:font-weight="bold" style:font-weight-asian="bold" fo:color="#355070" fo:font-size="8pt" style:font-size-asian="8pt" style:font-size-complex="8pt"/>
    </style:style>
    <style:style style:name="TableCell24" style:family="table-cell">
      <style:table-cell-properties fo:border-top="0.0138in solid #EAEAEA" fo:border-left="0.0138in solid #D4D4D4" fo:border-bottom="0.0138in solid #EAEAEA" fo:border-right="0.0138in solid #EAEAEA" style:writing-mode="lr-tb" fo:padding-top="0.0104in" fo:padding-left="0.0104in" fo:padding-bottom="0.0104in" fo:padding-right="0.0104in"/>
    </style:style>
    <style:style style:name="P25" style:parent-style-name="Standard" style:family="paragraph">
      <style:paragraph-properties fo:line-height="85%" fo:margin-left="0.125in">
        <style:tab-stops/>
      </style:paragraph-properties>
    </style:style>
    <style:style style:name="T26" style:parent-style-name="DefaultParagraphFont" style:family="text">
      <style:text-properties style:font-name="Lora" style:font-name-asian="Lora" style:font-name-complex="Lora" fo:color="#355070" fo:font-size="8pt" style:font-size-asian="8pt" style:font-size-complex="8pt"/>
    </style:style>
    <style:style style:name="T27" style:parent-style-name="DefaultParagraphFont" style:family="text">
      <style:text-properties style:font-name="Lora" style:font-name-asian="Lora" style:font-name-complex="Lora" fo:font-weight="bold" style:font-weight-asian="bold" fo:color="#355070" fo:font-size="8pt" style:font-size-asian="8pt" style:font-size-complex="8pt"/>
    </style:style>
    <style:style style:name="T28" style:parent-style-name="DefaultParagraphFont" style:family="text">
      <style:text-properties style:font-name="Lora" style:font-name-asian="Lora" style:font-name-complex="Lora" fo:color="#355070" fo:font-size="8pt" style:font-size-asian="8pt" style:font-size-complex="8pt"/>
    </style:style>
    <style:style style:name="T29" style:parent-style-name="DefaultParagraphFont" style:family="text">
      <style:text-properties style:font-name="Lora" style:font-name-asian="Lora" style:font-name-complex="Lora" fo:font-weight="bold" style:font-weight-asian="bold" fo:color="#355070" fo:font-size="8pt" style:font-size-asian="8pt" style:font-size-complex="8pt"/>
    </style:style>
    <style:style style:name="T30" style:parent-style-name="DefaultParagraphFont" style:family="text">
      <style:text-properties style:font-name="Lora" style:font-name-asian="Lora" style:font-name-complex="Lora" fo:color="#355070" fo:font-size="8pt" style:font-size-asian="8pt" style:font-size-complex="8pt"/>
    </style:style>
    <style:style style:name="T31" style:parent-style-name="DefaultParagraphFont" style:family="text">
      <style:text-properties style:font-name="Lora" style:font-name-asian="Lora" style:font-name-complex="Lora" fo:font-weight="bold" style:font-weight-asian="bold" fo:color="#355070" fo:font-size="8pt" style:font-size-asian="8pt" style:font-size-complex="8pt"/>
    </style:style>
    <style:style style:name="TableRow32" style:family="table-row">
      <style:table-row-properties style:min-row-height="0.2743in" style:use-optimal-row-height="false"/>
    </style:style>
    <style:style style:name="TableCell33" style:family="table-cell">
      <style:table-cell-properties fo:border="none" style:writing-mode="lr-tb" style:vertical-align="middle" fo:padding-top="0.1104in" fo:padding-left="0.1104in" fo:padding-bottom="0.1104in" fo:padding-right="0.1104in"/>
    </style:style>
    <style:style style:name="P34" style:parent-style-name="Standard" style:family="paragraph">
      <style:paragraph-properties fo:text-align="center" fo:line-height="100%" fo:margin-left="-0.125in" fo:margin-right="-0.1145in">
        <style:tab-stops/>
      </style:paragraph-properties>
    </style:style>
    <style:style style:name="T35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T36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T37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T38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TableRow39" style:family="table-row">
      <style:table-row-properties style:min-row-height="0.1743in" style:use-optimal-row-height="false"/>
    </style:style>
    <style:style style:name="TableCell40" style:family="table-cell">
      <style:table-cell-properties fo:border="none" fo:background-color="#6D597A" style:writing-mode="lr-tb" style:vertical-align="middle" fo:padding-top="0in" fo:padding-left="0in" fo:padding-bottom="0in" fo:padding-right="0in"/>
    </style:style>
    <style:style style:name="P41" style:parent-style-name="Standard" style:family="paragraph">
      <style:paragraph-properties fo:text-align="center"/>
    </style:style>
    <style:style style:name="T42" style:parent-style-name="DefaultParagraphFont" style:family="text">
      <style:text-properties style:font-name="Lexend" style:font-name-asian="Lexend" style:font-name-complex="Lexend" fo:color="#FFFFFF"/>
    </style:style>
    <style:style style:name="TableRow43" style:family="table-row">
      <style:table-row-properties style:min-row-height="0.1743in" style:use-optimal-row-height="false"/>
    </style:style>
    <style:style style:name="TableCell44" style:family="table-cell">
      <style:table-cell-properties fo:border="none" fo:background-color="#F2DFD7" style:writing-mode="lr-tb" style:vertical-align="middle" fo:padding-top="0in" fo:padding-left="0in" fo:padding-bottom="0in" fo:padding-right="0in"/>
    </style:style>
    <style:style style:name="T45" style:parent-style-name="DefaultParagraphFont" style:family="text">
      <style:text-properties style:font-name="Lexend" style:font-name-asian="Lexend" style:font-name-complex="Lexend" fo:color="#355070" fo:font-size="10pt" style:font-size-asian="10pt" style:font-size-complex="10pt"/>
    </style:style>
    <style:style style:name="TableRow46" style:family="table-row">
      <style:table-row-properties style:min-row-height="0.2263in" style:use-optimal-row-height="false"/>
    </style:style>
    <style:style style:name="TableCell47" style:family="table-cell">
      <style:table-cell-properties fo:border="none" style:writing-mode="lr-tb" fo:padding-top="0in" fo:padding-left="0in" fo:padding-bottom="0in" fo:padding-right="0in"/>
    </style:style>
    <style:style style:name="P48" style:parent-style-name="Standard" style:family="paragraph">
      <style:paragraph-properties fo:margin-bottom="0.0694in" fo:line-height="100%" fo:margin-left="0.5in">
        <style:tab-stops/>
      </style:paragraph-properties>
    </style:style>
    <style:style style:name="T49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TableCell50" style:family="table-cell">
      <style:table-cell-properties fo:border="none" style:writing-mode="lr-tb" fo:padding-top="0in" fo:padding-left="0in" fo:padding-bottom="0in" fo:padding-right="0in"/>
    </style:style>
    <style:style style:name="P51" style:parent-style-name="Standard" style:family="paragraph">
      <style:paragraph-properties fo:margin-bottom="0.0694in" fo:line-height="100%"/>
      <style:text-properties style:font-name="Lora" style:font-name-asian="Lora" style:font-name-complex="Lora" fo:color="#355070" fo:font-size="9pt" style:font-size-asian="9pt" style:font-size-complex="9pt"/>
    </style:style>
    <style:style style:name="TableCell52" style:family="table-cell">
      <style:table-cell-properties fo:border="none" style:writing-mode="lr-tb" fo:padding-top="0in" fo:padding-left="0in" fo:padding-bottom="0in" fo:padding-right="0in"/>
    </style:style>
    <style:style style:name="P53" style:parent-style-name="Standard" style:family="paragraph">
      <style:paragraph-properties fo:margin-bottom="0.0694in" fo:line-height="100%"/>
    </style:style>
    <style:style style:name="T54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TableCell55" style:family="table-cell">
      <style:table-cell-properties fo:border="none" style:writing-mode="lr-tb" fo:padding-top="0in" fo:padding-left="0in" fo:padding-bottom="0in" fo:padding-right="0in"/>
    </style:style>
    <style:style style:name="P56" style:parent-style-name="Standard" style:family="paragraph">
      <style:paragraph-properties fo:line-height="100%"/>
    </style:style>
    <style:style style:name="T57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58" style:parent-style-name="Standard" style:family="paragraph">
      <style:paragraph-properties fo:line-height="100%"/>
    </style:style>
    <style:style style:name="T59" style:parent-style-name="DefaultParagraphFont" style:family="text">
      <style:text-properties style:font-name="Lora" style:font-name-asian="Lora" style:font-name-complex="Lora" fo:font-style="italic" style:font-style-asian="italic" fo:color="#355070" fo:font-size="5.5pt" style:font-size-asian="5.5pt" style:font-size-complex="5.5pt"/>
    </style:style>
    <style:style style:name="TableRow60" style:family="table-row">
      <style:table-row-properties style:min-row-height="0.1534in" style:use-optimal-row-height="false"/>
    </style:style>
    <style:style style:name="TableCell61" style:family="table-cell">
      <style:table-cell-properties fo:border="none" style:writing-mode="lr-tb" fo:padding-top="0in" fo:padding-left="0in" fo:padding-bottom="0in" fo:padding-right="0in"/>
    </style:style>
    <style:style style:name="P62" style:parent-style-name="Standard" style:family="paragraph">
      <style:paragraph-properties fo:margin-bottom="0.0694in" fo:line-height="100%" fo:margin-left="0.5in">
        <style:tab-stops/>
      </style:paragraph-properties>
    </style:style>
    <style:style style:name="T63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TableCell64" style:family="table-cell">
      <style:table-cell-properties fo:border="none" style:writing-mode="lr-tb" fo:padding-top="0in" fo:padding-left="0in" fo:padding-bottom="0in" fo:padding-right="0in"/>
    </style:style>
    <style:style style:name="P65" style:parent-style-name="Standard" style:family="paragraph">
      <style:paragraph-properties fo:margin-bottom="0.0694in" fo:line-height="100%"/>
      <style:text-properties style:font-name="Lora" style:font-name-asian="Lora" style:font-name-complex="Lora" fo:color="#355070" fo:font-size="9pt" style:font-size-asian="9pt" style:font-size-complex="9pt"/>
    </style:style>
    <style:style style:name="TableCell66" style:family="table-cell">
      <style:table-cell-properties fo:border="none" style:writing-mode="lr-tb" fo:padding-top="0in" fo:padding-left="0in" fo:padding-bottom="0in" fo:padding-right="0in"/>
    </style:style>
    <style:style style:name="P67" style:parent-style-name="Standard" style:family="paragraph">
      <style:paragraph-properties fo:margin-bottom="0.0694in" fo:line-height="100%"/>
    </style:style>
    <style:style style:name="T68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TableCell69" style:family="table-cell">
      <style:table-cell-properties fo:border="none" style:writing-mode="lr-tb" fo:padding-top="0in" fo:padding-left="0in" fo:padding-bottom="0in" fo:padding-right="0in"/>
    </style:style>
    <style:style style:name="P70" style:parent-style-name="Standard" style:family="paragraph">
      <style:paragraph-properties fo:line-height="100%"/>
    </style:style>
    <style:style style:name="T71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72" style:parent-style-name="Standard" style:family="paragraph">
      <style:paragraph-properties fo:line-height="100%"/>
    </style:style>
    <style:style style:name="T73" style:parent-style-name="DefaultParagraphFont" style:family="text">
      <style:text-properties style:font-name="Lora" style:font-name-asian="Lora" style:font-name-complex="Lora" fo:font-style="italic" style:font-style-asian="italic" fo:color="#355070" fo:font-size="5.5pt" style:font-size-asian="5.5pt" style:font-size-complex="5.5pt"/>
    </style:style>
    <style:style style:name="TableRow74" style:family="table-row">
      <style:table-row-properties style:min-row-height="0.2472in" style:use-optimal-row-height="false"/>
    </style:style>
    <style:style style:name="TableCell75" style:family="table-cell">
      <style:table-cell-properties fo:border="none" style:writing-mode="lr-tb" fo:padding-top="0in" fo:padding-left="0in" fo:padding-bottom="0in" fo:padding-right="0in"/>
    </style:style>
    <style:style style:name="P76" style:parent-style-name="Standard" style:family="paragraph">
      <style:paragraph-properties fo:margin-bottom="0.0694in" fo:line-height="100%" fo:margin-left="0.5in">
        <style:tab-stops/>
      </style:paragraph-properties>
    </style:style>
    <style:style style:name="T77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TableCell78" style:family="table-cell">
      <style:table-cell-properties fo:border="none" style:writing-mode="lr-tb" fo:padding-top="0in" fo:padding-left="0in" fo:padding-bottom="0in" fo:padding-right="0in"/>
    </style:style>
    <style:style style:name="P79" style:parent-style-name="Standard" style:family="paragraph">
      <style:paragraph-properties fo:margin-bottom="0.0694in" fo:line-height="100%"/>
      <style:text-properties style:font-name="Lora" style:font-name-asian="Lora" style:font-name-complex="Lora" fo:color="#355070" fo:font-size="9pt" style:font-size-asian="9pt" style:font-size-complex="9pt"/>
    </style:style>
    <style:style style:name="TableCell80" style:family="table-cell">
      <style:table-cell-properties fo:border="none" style:writing-mode="lr-tb" fo:padding-top="0in" fo:padding-left="0in" fo:padding-bottom="0in" fo:padding-right="0in"/>
    </style:style>
    <style:style style:name="P81" style:parent-style-name="Standard" style:family="paragraph">
      <style:paragraph-properties fo:margin-bottom="0.0694in" fo:line-height="100%"/>
    </style:style>
    <style:style style:name="T82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TableCell83" style:family="table-cell">
      <style:table-cell-properties fo:border="none" style:writing-mode="lr-tb" fo:padding-top="0in" fo:padding-left="0in" fo:padding-bottom="0in" fo:padding-right="0in"/>
    </style:style>
    <style:style style:name="P84" style:parent-style-name="Standard" style:family="paragraph">
      <style:paragraph-properties fo:line-height="100%"/>
    </style:style>
    <style:style style:name="T85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86" style:parent-style-name="Standard" style:family="paragraph">
      <style:paragraph-properties fo:line-height="100%"/>
    </style:style>
    <style:style style:name="T87" style:parent-style-name="DefaultParagraphFont" style:family="text">
      <style:text-properties style:font-name="Lora" style:font-name-asian="Lora" style:font-name-complex="Lora" fo:font-style="italic" style:font-style-asian="italic" fo:color="#355070" fo:font-size="5.5pt" style:font-size-asian="5.5pt" style:font-size-complex="5.5pt"/>
    </style:style>
    <style:style style:name="TableRow88" style:family="table-row">
      <style:table-row-properties style:min-row-height="0.0965in" style:use-optimal-row-height="false"/>
    </style:style>
    <style:style style:name="TableCell89" style:family="table-cell">
      <style:table-cell-properties fo:border="none" fo:background-color="#F2DFD7" style:writing-mode="lr-tb" style:vertical-align="middle" fo:padding-top="0.0104in" fo:padding-left="0.0104in" fo:padding-bottom="0.0104in" fo:padding-right="0.0104in"/>
    </style:style>
    <style:style style:name="P90" style:parent-style-name="Standard" style:family="paragraph">
      <style:paragraph-properties fo:line-height="100%"/>
    </style:style>
    <style:style style:name="T91" style:parent-style-name="DefaultParagraphFont" style:family="text">
      <style:text-properties style:font-name="Lexend" style:font-name-asian="Lexend" style:font-name-complex="Lexend" fo:color="#355070" fo:font-size="10pt" style:font-size-asian="10pt" style:font-size-complex="10pt"/>
    </style:style>
    <style:style style:name="TableRow92" style:family="table-row">
      <style:table-row-properties style:min-row-height="0.25in" style:use-optimal-row-height="false"/>
    </style:style>
    <style:style style:name="TableCell9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4" style:parent-style-name="Standard" style:family="paragraph">
      <style:paragraph-properties fo:margin-bottom="0.0694in" fo:line-height="100%" fo:margin-left="1.5in">
        <style:tab-stops/>
      </style:paragraph-properties>
    </style:style>
    <style:style style:name="T95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TableCell96" style:family="table-cell">
      <style:table-cell-properties fo:border="none" style:writing-mode="lr-tb" fo:padding-top="0.0104in" fo:padding-left="0.0104in" fo:padding-bottom="0.0104in" fo:padding-right="0.0104in"/>
    </style:style>
    <style:style style:name="P97" style:parent-style-name="Standard" style:family="paragraph">
      <style:paragraph-properties fo:line-height="100%"/>
    </style:style>
    <style:style style:name="T98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99" style:parent-style-name="Standard" style:family="paragraph">
      <style:paragraph-properties fo:line-height="100%"/>
    </style:style>
    <style:style style:name="T100" style:parent-style-name="DefaultParagraphFont" style:family="text">
      <style:text-properties style:font-name="Lora" style:font-name-asian="Lora" style:font-name-complex="Lora" fo:font-style="italic" style:font-style-asian="italic" fo:color="#355070" fo:font-size="5pt" style:font-size-asian="5pt" style:font-size-complex="5pt"/>
    </style:style>
    <style:style style:name="TableRow101" style:family="table-row">
      <style:table-row-properties style:min-row-height="0.1444in" style:use-optimal-row-height="false"/>
    </style:style>
    <style:style style:name="TableCell10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03" style:parent-style-name="Standard" style:family="paragraph">
      <style:paragraph-properties fo:margin-bottom="0.0694in" fo:line-height="100%" fo:margin-left="1.5in">
        <style:tab-stops/>
      </style:paragraph-properties>
    </style:style>
    <style:style style:name="T104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TableCell105" style:family="table-cell">
      <style:table-cell-properties fo:border="none" style:writing-mode="lr-tb" fo:padding-top="0.0104in" fo:padding-left="0.0104in" fo:padding-bottom="0.0104in" fo:padding-right="0.0104in"/>
    </style:style>
    <style:style style:name="P106" style:parent-style-name="Standard" style:family="paragraph">
      <style:paragraph-properties fo:line-height="100%"/>
    </style:style>
    <style:style style:name="T107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108" style:parent-style-name="Standard" style:family="paragraph">
      <style:paragraph-properties fo:line-height="100%"/>
    </style:style>
    <style:style style:name="T109" style:parent-style-name="DefaultParagraphFont" style:family="text">
      <style:text-properties style:font-name="Lora" style:font-name-asian="Lora" style:font-name-complex="Lora" fo:font-style="italic" style:font-style-asian="italic" fo:color="#355070" fo:font-size="5pt" style:font-size-asian="5pt" style:font-size-complex="5pt"/>
    </style:style>
    <style:style style:name="TableRow110" style:family="table-row">
      <style:table-row-properties style:min-row-height="0.1743in" style:use-optimal-row-height="false"/>
    </style:style>
    <style:style style:name="TableCell111" style:family="table-cell">
      <style:table-cell-properties fo:border="none" fo:background-color="#6D597A" style:writing-mode="lr-tb" style:vertical-align="middle" fo:padding-top="0in" fo:padding-left="0in" fo:padding-bottom="0in" fo:padding-right="0in"/>
    </style:style>
    <style:style style:name="P112" style:parent-style-name="Standard" style:family="paragraph">
      <style:paragraph-properties fo:text-align="center"/>
    </style:style>
    <style:style style:name="T113" style:parent-style-name="DefaultParagraphFont" style:family="text">
      <style:text-properties style:font-name="Lexend" style:font-name-asian="Lexend" style:font-name-complex="Lexend" fo:color="#FFFFFF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16" style:parent-style-name="Standard" style:family="paragraph">
      <style:paragraph-properties fo:text-align="end" fo:line-height="100%"/>
    </style:style>
    <style:style style:name="T117" style:parent-style-name="DefaultParagraphFont" style:family="text">
      <style:text-properties style:font-name="Lexend" style:font-name-asian="Lexend" style:font-name-complex="Lexend" fo:color="#355070" fo:font-size="10pt" style:font-size-asian="10pt" style:font-size-complex="10pt"/>
    </style:style>
    <style:style style:name="T118" style:parent-style-name="DefaultParagraphFont" style:family="text">
      <style:text-properties style:font-name="Lexend" style:font-name-asian="Lexend" style:font-name-complex="Lexend" fo:font-style="italic" style:font-style-asian="italic" fo:color="#355070" fo:font-size="10pt" style:font-size-asian="10pt" style:font-size-complex="10pt"/>
    </style:style>
    <style:style style:name="T119" style:parent-style-name="DefaultParagraphFont" style:family="text">
      <style:text-properties style:font-name="Lexend" style:font-name-asian="Lexend" style:font-name-complex="Lexend" fo:font-style="italic" style:font-style-asian="italic" fo:color="#355070" fo:font-size="9pt" style:font-size-asian="9pt" style:font-size-complex="9pt"/>
    </style:style>
    <style:style style:name="TableCell12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21" style:parent-style-name="Standard" style:family="paragraph">
      <style:paragraph-properties fo:line-height="100%"/>
      <style:text-properties style:font-name="Lora" style:font-name-asian="Lora" style:font-name-complex="Lora" fo:color="#355070" fo:font-size="8pt" style:font-size-asian="8pt" style:font-size-complex="8pt"/>
    </style:style>
    <style:style style:name="TableCell122" style:family="table-cell">
      <style:table-cell-properties fo:border="none" style:writing-mode="lr-tb" fo:padding-top="0in" fo:padding-left="0in" fo:padding-bottom="0in" fo:padding-right="0in"/>
    </style:style>
    <style:style style:name="P123" style:parent-style-name="Standard" style:family="paragraph">
      <style:paragraph-properties fo:text-align="justify" fo:line-height="100%"/>
    </style:style>
    <style:style style:name="T124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T125" style:parent-style-name="DefaultParagraphFont" style:family="text">
      <style:text-properties style:font-name="Lora" style:font-name-asian="Lora" style:font-name-complex="Lora" fo:color="#355070" fo:font-size="6pt" style:font-size-asian="6pt" style:font-size-complex="6pt"/>
    </style:style>
    <style:style style:name="T126" style:parent-style-name="DefaultParagraphFont" style:family="text">
      <style:text-properties style:font-name="Lora" style:font-name-asian="Lora" style:font-name-complex="Lora" fo:color="#355070" fo:font-size="8pt" style:font-size-asian="8pt" style:font-size-complex="8pt"/>
    </style:style>
    <style:style style:name="T127" style:parent-style-name="DefaultParagraphFont" style:family="text">
      <style:text-properties style:font-name="Lora" style:font-name-asian="Lora" style:font-name-complex="Lora" fo:color="#355070" style:text-position="sub 61.5%" fo:font-size="13pt" style:font-size-asian="13pt" style:font-size-complex="13pt"/>
    </style:style>
    <style:style style:name="T128" style:parent-style-name="DefaultParagraphFont" style:family="text">
      <style:text-properties style:font-name="Lora" style:font-name-asian="Lora" style:font-name-complex="Lora" fo:color="#355070" fo:font-size="8pt" style:font-size-asian="8pt" style:font-size-complex="8pt"/>
    </style:style>
    <style:style style:name="T129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TableRow130" style:family="table-row">
      <style:table-row-properties style:min-row-height="0.1666in" style:use-optimal-row-height="false"/>
    </style:style>
    <style:style style:name="P131" style:parent-style-name="Normal" style:family="paragraph">
      <style:paragraph-properties fo:widows="0" fo:orphans="0"/>
    </style:style>
    <style:style style:name="TableCell13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3" style:parent-style-name="Standard" style:family="paragraph">
      <style:paragraph-properties fo:line-height="100%"/>
      <style:text-properties style:font-name="Lora" style:font-name-asian="Lora" style:font-name-complex="Lora" fo:color="#355070" fo:font-size="9pt" style:font-size-asian="9pt" style:font-size-complex="9pt"/>
    </style:style>
    <style:style style:name="TableCell134" style:family="table-cell">
      <style:table-cell-properties fo:border="none" style:writing-mode="lr-tb" fo:padding-top="0in" fo:padding-left="0in" fo:padding-bottom="0in" fo:padding-right="0in"/>
    </style:style>
    <style:style style:name="P135" style:parent-style-name="Standard" style:family="paragraph">
      <style:paragraph-properties fo:text-align="justify" fo:line-height="100%"/>
    </style:style>
    <style:style style:name="T136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TableRow137" style:family="table-row">
      <style:table-row-properties style:min-row-height="0.0347in" style:use-optimal-row-height="false"/>
    </style:style>
    <style:style style:name="P138" style:parent-style-name="Normal" style:family="paragraph">
      <style:paragraph-properties fo:widows="0" fo:orphans="0"/>
    </style:style>
    <style:style style:name="P139" style:parent-style-name="Normal" style:family="paragraph">
      <style:paragraph-properties fo:widows="0" fo:orphans="0"/>
    </style:style>
    <style:style style:name="TableCell140" style:family="table-cell">
      <style:table-cell-properties fo:border="none" style:writing-mode="lr-tb" fo:padding-top="0in" fo:padding-left="0in" fo:padding-bottom="0in" fo:padding-right="0in"/>
    </style:style>
    <style:style style:name="P141" style:parent-style-name="Standard" style:family="paragraph">
      <style:paragraph-properties fo:text-align="justify" fo:line-height="100%"/>
    </style:style>
    <style:style style:name="T142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5" style:parent-style-name="Standard" style:family="paragraph">
      <style:paragraph-properties fo:text-align="end" fo:line-height="100%"/>
      <style:text-properties style:font-name="Lexend" style:font-name-asian="Lexend" style:font-name-complex="Lexend" fo:color="#355070" fo:font-size="3pt" style:font-size-asian="3pt" style:font-size-complex="3pt"/>
    </style:style>
    <style:style style:name="TableCell146" style:family="table-cell">
      <style:table-cell-properties fo:border="none" style:writing-mode="lr-tb" fo:padding-top="0in" fo:padding-left="0in" fo:padding-bottom="0in" fo:padding-right="0in"/>
    </style:style>
    <style:style style:name="P147" style:parent-style-name="Standard" style:family="paragraph">
      <style:paragraph-properties fo:line-height="100%"/>
      <style:text-properties style:font-name="Lora" style:font-name-asian="Lora" style:font-name-complex="Lora" fo:color="#355070" fo:font-size="4pt" style:font-size-asian="4pt" style:font-size-complex="4pt"/>
    </style:style>
    <style:style style:name="TableCell148" style:family="table-cell">
      <style:table-cell-properties fo:border="none" style:writing-mode="lr-tb" fo:padding-top="0in" fo:padding-left="0in" fo:padding-bottom="0in" fo:padding-right="0in"/>
    </style:style>
    <style:style style:name="P149" style:parent-style-name="Standard" style:family="paragraph">
      <style:paragraph-properties fo:line-height="100%"/>
      <style:text-properties style:font-name="Lora" style:font-name-asian="Lora" style:font-name-complex="Lora" fo:color="#355070" fo:font-size="4pt" style:font-size-asian="4pt" style:font-size-complex="4pt"/>
    </style:style>
    <style:style style:name="TableCell150" style:family="table-cell">
      <style:table-cell-properties fo:border="none" style:writing-mode="lr-tb" fo:padding-top="0in" fo:padding-left="0in" fo:padding-bottom="0in" fo:padding-right="0in"/>
    </style:style>
    <style:style style:name="P151" style:parent-style-name="Standard" style:family="paragraph">
      <style:paragraph-properties fo:line-height="100%"/>
      <style:text-properties style:font-name="Lora" style:font-name-asian="Lora" style:font-name-complex="Lora" fo:color="#355070" fo:font-size="4pt" style:font-size-asian="4pt" style:font-size-complex="4pt"/>
    </style:style>
    <style:style style:name="TableCell152" style:family="table-cell">
      <style:table-cell-properties fo:border="none" style:writing-mode="lr-tb" fo:padding-top="0.0104in" fo:padding-left="0.0104in" fo:padding-bottom="0.0104in" fo:padding-right="0.0104in"/>
    </style:style>
    <style:style style:name="P153" style:parent-style-name="Standard" style:family="paragraph">
      <style:paragraph-properties fo:line-height="100%"/>
      <style:text-properties style:font-name="Lora" style:font-name-asian="Lora" style:font-name-complex="Lora" fo:color="#355070" fo:font-size="4pt" style:font-size-asian="4pt" style:font-size-complex="4pt"/>
    </style:style>
    <style:style style:name="TableRow154" style:family="table-row">
      <style:table-row-properties style:min-row-height="0.1354in" style:use-optimal-row-height="false"/>
    </style:style>
    <style:style style:name="TableCell15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56" style:parent-style-name="Standard" style:family="paragraph">
      <style:paragraph-properties fo:text-align="end" fo:line-height="100%"/>
    </style:style>
    <style:style style:name="T157" style:parent-style-name="DefaultParagraphFont" style:family="text">
      <style:text-properties style:font-name="Lexend" style:font-name-asian="Lexend" style:font-name-complex="Lexend" fo:color="#355070" fo:font-size="10pt" style:font-size-asian="10pt" style:font-size-complex="10pt"/>
    </style:style>
    <style:style style:name="T158" style:parent-style-name="DefaultParagraphFont" style:family="text">
      <style:text-properties style:font-name="Lexend" style:font-name-asian="Lexend" style:font-name-complex="Lexend" fo:color="#355070"/>
    </style:style>
    <style:style style:name="T159" style:parent-style-name="DefaultParagraphFont" style:family="text">
      <style:text-properties style:font-name="Lexend" style:font-name-asian="Lexend" style:font-name-complex="Lexend" fo:font-style="italic" style:font-style-asian="italic" fo:color="#355070" fo:font-size="9pt" style:font-size-asian="9pt" style:font-size-complex="9pt"/>
    </style:style>
    <style:style style:name="TableCell16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61" style:parent-style-name="Standard" style:family="paragraph">
      <style:paragraph-properties fo:line-height="100%"/>
      <style:text-properties style:font-name="Lora" style:font-name-asian="Lora" style:font-name-complex="Lora" fo:color="#355070" fo:font-size="9pt" style:font-size-asian="9pt" style:font-size-complex="9pt"/>
    </style:style>
    <style:style style:name="TableCell162" style:family="table-cell">
      <style:table-cell-properties fo:border="none" style:writing-mode="lr-tb" fo:padding-top="0in" fo:padding-left="0in" fo:padding-bottom="0in" fo:padding-right="0in"/>
    </style:style>
    <style:style style:name="P163" style:parent-style-name="Standard" style:family="paragraph">
      <style:paragraph-properties fo:line-height="100%"/>
    </style:style>
    <style:style style:name="T164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TableRow165" style:family="table-row">
      <style:table-row-properties style:use-optimal-row-height="false"/>
    </style:style>
    <style:style style:name="P166" style:parent-style-name="Normal" style:family="paragraph">
      <style:paragraph-properties fo:widows="0" fo:orphans="0"/>
    </style:style>
    <style:style style:name="TableCell16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68" style:parent-style-name="Standard" style:family="paragraph">
      <style:paragraph-properties fo:line-height="100%"/>
      <style:text-properties style:font-name="Lora" style:font-name-asian="Lora" style:font-name-complex="Lora" fo:color="#355070" fo:font-size="9pt" style:font-size-asian="9pt" style:font-size-complex="9pt"/>
    </style:style>
    <style:style style:name="TableCell169" style:family="table-cell">
      <style:table-cell-properties fo:border="none" style:writing-mode="lr-tb" fo:padding-top="0in" fo:padding-left="0in" fo:padding-bottom="0in" fo:padding-right="0in"/>
    </style:style>
    <style:style style:name="P170" style:parent-style-name="Standard" style:family="paragraph">
      <style:paragraph-properties fo:line-height="100%"/>
    </style:style>
    <style:style style:name="T171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TableRow172" style:family="table-row">
      <style:table-row-properties style:use-optimal-row-height="false"/>
    </style:style>
    <style:style style:name="P173" style:parent-style-name="Normal" style:family="paragraph">
      <style:paragraph-properties fo:widows="0" fo:orphans="0"/>
    </style:style>
    <style:style style:name="TableCell17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75" style:parent-style-name="Standard" style:family="paragraph">
      <style:paragraph-properties fo:line-height="100%"/>
      <style:text-properties style:font-name="Lora" style:font-name-asian="Lora" style:font-name-complex="Lora" fo:color="#355070" fo:font-size="3pt" style:font-size-asian="3pt" style:font-size-complex="3pt"/>
    </style:style>
    <style:style style:name="TableRow176" style:family="table-row">
      <style:table-row-properties style:min-row-height="0.0208in" style:use-optimal-row-height="false"/>
    </style:style>
    <style:style style:name="TableCell17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78" style:parent-style-name="Standard" style:family="paragraph">
      <style:paragraph-properties fo:text-align="end" fo:line-height="100%"/>
      <style:text-properties style:font-name="Lexend" style:font-name-asian="Lexend" style:font-name-complex="Lexend" fo:color="#355070" fo:font-size="3pt" style:font-size-asian="3pt" style:font-size-complex="3pt"/>
    </style:style>
    <style:style style:name="TableCell17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80" style:parent-style-name="Standard" style:family="paragraph">
      <style:paragraph-properties fo:line-height="100%"/>
      <style:text-properties style:font-name="Lora" style:font-name-asian="Lora" style:font-name-complex="Lora" fo:color="#355070" fo:font-size="2pt" style:font-size-asian="2pt" style:font-size-complex="2pt"/>
    </style:style>
    <style:style style:name="TableCell181" style:family="table-cell">
      <style:table-cell-properties fo:border="none" style:writing-mode="lr-tb" fo:padding-top="0in" fo:padding-left="0in" fo:padding-bottom="0in" fo:padding-right="0in"/>
    </style:style>
    <style:style style:name="P182" style:parent-style-name="Standard" style:family="paragraph">
      <style:paragraph-properties fo:line-height="100%"/>
      <style:text-properties style:font-name="Lora" style:font-name-asian="Lora" style:font-name-complex="Lora" fo:color="#355070" fo:font-size="2pt" style:font-size-asian="2pt" style:font-size-complex="2pt"/>
    </style:style>
    <style:style style:name="TableRow183" style:family="table-row">
      <style:table-row-properties style:min-row-height="0.1354in" style:use-optimal-row-height="false"/>
    </style:style>
    <style:style style:name="TableCell18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85" style:parent-style-name="Standard" style:family="paragraph">
      <style:paragraph-properties fo:text-align="end"/>
    </style:style>
    <style:style style:name="T186" style:parent-style-name="DefaultParagraphFont" style:family="text">
      <style:text-properties style:font-name="Lexend" style:font-name-asian="Lexend" style:font-name-complex="Lexend" fo:color="#355070" fo:font-size="10pt" style:font-size-asian="10pt" style:font-size-complex="10pt"/>
    </style:style>
    <style:style style:name="TableCell18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88" style:parent-style-name="Standard" style:family="paragraph">
      <style:paragraph-properties fo:line-height="100%"/>
      <style:text-properties style:font-name="Lora" style:font-name-asian="Lora" style:font-name-complex="Lora" fo:color="#355070" fo:font-size="9pt" style:font-size-asian="9pt" style:font-size-complex="9pt"/>
    </style:style>
    <style:style style:name="TableCell189" style:family="table-cell">
      <style:table-cell-properties fo:border="none" style:writing-mode="lr-tb" fo:padding-top="0in" fo:padding-left="0in" fo:padding-bottom="0in" fo:padding-right="0in"/>
    </style:style>
    <style:style style:name="P190" style:parent-style-name="Standard" style:family="paragraph">
      <style:paragraph-properties fo:text-align="justify" fo:line-height="100%"/>
    </style:style>
    <style:style style:name="T191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TableRow192" style:family="table-row">
      <style:table-row-properties style:min-row-height="0.1354in" style:use-optimal-row-height="false"/>
    </style:style>
    <style:style style:name="P193" style:parent-style-name="Normal" style:family="paragraph">
      <style:paragraph-properties fo:widows="0" fo:orphans="0"/>
    </style:style>
    <style:style style:name="TableCell19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95" style:parent-style-name="Standard" style:family="paragraph">
      <style:paragraph-properties fo:line-height="100%"/>
      <style:text-properties style:font-name="Lora" style:font-name-asian="Lora" style:font-name-complex="Lora" fo:color="#355070" fo:font-size="9pt" style:font-size-asian="9pt" style:font-size-complex="9pt"/>
    </style:style>
    <style:style style:name="TableCell196" style:family="table-cell">
      <style:table-cell-properties fo:border="none" style:writing-mode="lr-tb" fo:padding-top="0in" fo:padding-left="0in" fo:padding-bottom="0in" fo:padding-right="0in"/>
    </style:style>
    <style:style style:name="P197" style:parent-style-name="Standard" style:family="paragraph">
      <style:paragraph-properties fo:text-align="justify"/>
    </style:style>
    <style:style style:name="T198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="none" style:writing-mode="lr-tb" fo:padding-top="0in" fo:padding-left="0in" fo:padding-bottom="0in" fo:padding-right="0in"/>
    </style:style>
    <style:style style:name="P201" style:parent-style-name="Standard" style:family="paragraph">
      <style:paragraph-properties fo:text-align="end"/>
      <style:text-properties style:font-name="Lexend" style:font-name-asian="Lexend" style:font-name-complex="Lexend" fo:color="#355070" fo:font-size="3pt" style:font-size-asian="3pt" style:font-size-complex="3pt"/>
    </style:style>
    <style:style style:name="TableCell20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03" style:parent-style-name="Standard" style:family="paragraph">
      <style:paragraph-properties fo:line-height="100%"/>
      <style:text-properties style:font-name="Lora" style:font-name-asian="Lora" style:font-name-complex="Lora" fo:color="#355070" fo:font-size="3pt" style:font-size-asian="3pt" style:font-size-complex="3pt"/>
    </style:style>
    <style:style style:name="TableCell204" style:family="table-cell">
      <style:table-cell-properties fo:border="none" style:writing-mode="lr-tb" fo:padding-top="0in" fo:padding-left="0in" fo:padding-bottom="0in" fo:padding-right="0in"/>
    </style:style>
    <style:style style:name="P205" style:parent-style-name="Standard" style:family="paragraph">
      <style:paragraph-properties fo:text-align="justify" fo:line-height="100%"/>
      <style:text-properties style:font-name="Lora" style:font-name-asian="Lora" style:font-name-complex="Lora" fo:color="#355070" fo:font-size="3pt" style:font-size-asian="3pt" style:font-size-complex="3pt"/>
    </style:style>
    <style:style style:name="TableRow206" style:family="table-row">
      <style:table-row-properties style:min-row-height="0.1513in" style:use-optimal-row-height="false"/>
    </style:style>
    <style:style style:name="TableCell207" style:family="table-cell">
      <style:table-cell-properties fo:border="none" fo:background-color="#6D597A" style:writing-mode="lr-tb" style:vertical-align="middle" fo:padding-top="0.0104in" fo:padding-left="0.0104in" fo:padding-bottom="0.0104in" fo:padding-right="0.0104in"/>
    </style:style>
    <style:style style:name="P208" style:parent-style-name="Standard" style:family="paragraph">
      <style:paragraph-properties fo:text-align="center"/>
    </style:style>
    <style:style style:name="T209" style:parent-style-name="DefaultParagraphFont" style:family="text">
      <style:text-properties style:font-name="Lexend" style:font-name-asian="Lexend" style:font-name-complex="Lexend" fo:color="#FFFFFF"/>
    </style:style>
    <style:style style:name="TableCell210" style:family="table-cell">
      <style:table-cell-properties fo:border="none" fo:background-color="#6D597A" style:writing-mode="lr-tb" style:vertical-align="middle" fo:padding-top="0.0104in" fo:padding-left="0.0104in" fo:padding-bottom="0.0104in" fo:padding-right="0.0104in"/>
    </style:style>
    <style:style style:name="P211" style:parent-style-name="Standard" style:family="paragraph">
      <style:paragraph-properties fo:text-align="center"/>
    </style:style>
    <style:style style:name="T212" style:parent-style-name="DefaultParagraphFont" style:family="text">
      <style:text-properties style:font-name="Lexend" style:font-name-asian="Lexend" style:font-name-complex="Lexend" fo:color="#FFFFFF"/>
    </style:style>
    <style:style style:name="TableRow213" style:family="table-row">
      <style:table-row-properties style:min-row-height="0.4166in" style:use-optimal-row-height="false"/>
    </style:style>
    <style:style style:name="TableCell214" style:family="table-cell">
      <style:table-cell-properties fo:border="none" fo:background-color="#B56576" style:writing-mode="lr-tb" fo:padding-top="0.0104in" fo:padding-left="0.0104in" fo:padding-bottom="0.0104in" fo:padding-right="0.0104in"/>
    </style:style>
    <style:style style:name="P215" style:parent-style-name="Standard" style:family="paragraph">
      <style:paragraph-properties fo:text-align="center" fo:line-height="100%" fo:margin-left="-0.125in" fo:margin-right="-0.1145in">
        <style:tab-stops/>
      </style:paragraph-properties>
      <style:text-properties style:font-name="Lora" style:font-name-asian="Lora" style:font-name-complex="Lora" fo:color="#FFFFFF" fo:font-size="2pt" style:font-size-asian="2pt" style:font-size-complex="2pt"/>
    </style:style>
    <style:style style:name="P216" style:parent-style-name="Standard" style:family="paragraph">
      <style:paragraph-properties fo:text-align="center" fo:line-height="100%" fo:margin-left="-0.125in" fo:margin-right="-0.1145in">
        <style:tab-stops/>
      </style:paragraph-properties>
    </style:style>
    <style:style style:name="T217" style:parent-style-name="DefaultParagraphFont" style:family="text"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18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19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20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21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22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23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24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25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26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27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28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29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30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31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32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33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34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35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36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37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38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39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40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41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42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43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44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45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46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47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48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49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50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51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52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53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54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55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56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57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58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59" style:parent-style-name="Standard" style:family="paragraph"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60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61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62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63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64" style:parent-style-name="Standard" style:family="paragraph"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65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66" style:parent-style-name="Standard" style:family="paragraph">
      <style:paragraph-properties fo:text-align="center"/>
    </style:style>
    <style:style style:name="T267" style:parent-style-name="DefaultParagraphFont" style:family="text"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68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69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70" style:parent-style-name="Standard" style:family="paragraph"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71" style:parent-style-name="Standard" style:family="paragraph">
      <style:paragraph-properties fo:border-top="none" fo:border-left="none" fo:border-bottom="0.0138in solid #FFFFFF" fo:border-right="none" fo:padding-top="0in" fo:padding-left="0in" fo:padding-bottom="0.0277in" fo:padding-right="0in" style:shadow="none" fo:text-align="center" fo:margin-bottom="0.0694in" fo:line-height="100%" fo:margin-left="-0.125in" fo:margin-right="-0.1145in">
        <style:tab-stops/>
      </style:paragraph-properties>
    </style:style>
    <style:style style:name="T272" style:parent-style-name="DefaultParagraphFont" style:family="text"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73" style:parent-style-name="Standard" style:family="paragraph">
      <style:paragraph-properties fo:text-align="center"/>
    </style:style>
    <style:style style:name="T274" style:parent-style-name="DefaultParagraphFont" style:family="text"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75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76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77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78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79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80" style:parent-style-name="Standard" style:family="paragraph"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81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82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83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84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85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86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87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88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89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90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91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92" style:parent-style-name="Standard" style:family="paragraph"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93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94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95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96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97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98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299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00" style:parent-style-name="Standard" style:family="paragraph">
      <style:paragraph-properties fo:text-align="center"/>
    </style:style>
    <style:style style:name="T301" style:parent-style-name="DefaultParagraphFont" style:family="text"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02" style:parent-style-name="Standard" style:family="paragraph">
      <style:paragraph-properties fo:text-align="center"/>
    </style:style>
    <style:style style:name="T303" style:parent-style-name="DefaultParagraphFont" style:family="text"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04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05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06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07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08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09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10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11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12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13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14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15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16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17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18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19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20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21" style:parent-style-name="Standard" style:family="paragraph"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22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23" style:parent-style-name="Standard" style:family="paragraph"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24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25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26" style:parent-style-name="Standard" style:family="paragraph">
      <style:paragraph-properties fo:text-align="center" fo:line-height="100%"/>
    </style:style>
    <style:style style:name="T327" style:parent-style-name="DefaultParagraphFont" style:family="text"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28" style:parent-style-name="Standard" style:family="paragraph">
      <style:paragraph-properties fo:text-align="center" fo:line-height="100%"/>
    </style:style>
    <style:style style:name="T329" style:parent-style-name="DefaultParagraphFont" style:family="text"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30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31" style:parent-style-name="Standard" style:family="paragraph"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32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33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34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35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36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37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38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39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40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41" style:parent-style-name="Standard" style:family="paragraph"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42" style:parent-style-name="Standard" style:family="paragraph"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43" style:parent-style-name="Standard" style:family="paragraph"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44" style:parent-style-name="Standard" style:family="paragraph"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45" style:parent-style-name="Standard" style:family="paragraph"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46" style:parent-style-name="Standard" style:family="paragraph"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47" style:parent-style-name="Standard" style:family="paragraph"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48" style:parent-style-name="Standard" style:family="paragraph"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49" style:parent-style-name="Standard" style:family="paragraph"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50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51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52" style:parent-style-name="Standard" style:family="paragraph">
      <style:paragraph-properties fo:text-align="center"/>
    </style:style>
    <style:style style:name="T353" style:parent-style-name="DefaultParagraphFont" style:family="text"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54" style:parent-style-name="Standard" style:family="paragraph">
      <style:paragraph-properties fo:text-align="center"/>
    </style:style>
    <style:style style:name="T355" style:parent-style-name="DefaultParagraphFont" style:family="text"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56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57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58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59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60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61" style:parent-style-name="Standard" style:family="paragraph"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62" style:parent-style-name="Standard" style:family="paragraph"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63" style:parent-style-name="Standard" style:family="paragraph"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64" style:parent-style-name="Standard" style:family="paragraph"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65" style:parent-style-name="Standard" style:family="paragraph"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66" style:parent-style-name="Standard" style:family="paragraph"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67" style:parent-style-name="Standard" style:family="paragraph"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68" style:parent-style-name="Standard" style:family="paragraph"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69" style:parent-style-name="Standard" style:family="paragraph"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70" style:parent-style-name="Standard" style:family="paragraph"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71" style:parent-style-name="Standard" style:family="paragraph"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72" style:parent-style-name="Standard" style:family="paragraph"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73" style:parent-style-name="Standard" style:family="paragraph"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74" style:parent-style-name="Standard" style:family="paragraph"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75" style:parent-style-name="Standard" style:family="paragraph"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76" style:parent-style-name="Standard" style:family="paragraph"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77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78" style:parent-style-name="Standard" style:family="paragraph">
      <style:paragraph-properties fo:text-align="center"/>
    </style:style>
    <style:style style:name="T379" style:parent-style-name="DefaultParagraphFont" style:family="text"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80" style:parent-style-name="Standard" style:family="paragraph">
      <style:paragraph-properties fo:text-align="center"/>
    </style:style>
    <style:style style:name="T381" style:parent-style-name="DefaultParagraphFont" style:family="text"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P382" style:parent-style-name="Standard" style:family="paragraph">
      <style:paragraph-properties fo:text-align="center"/>
      <style:text-properties style:font-name="Lora" style:font-name-asian="Lora" style:font-name-complex="Lora" fo:font-weight="bold" style:font-weight-asian="bold" fo:color="#FFFFFF" fo:font-size="8pt" style:font-size-asian="8pt" style:font-size-complex="8pt"/>
    </style:style>
    <style:style style:name="TableCell383" style:family="table-cell">
      <style:table-cell-properties fo:border="none" style:writing-mode="lr-tb" fo:padding-top="0.0104in" fo:padding-left="0.0104in" fo:padding-bottom="0.0104in" fo:padding-right="0.0104in"/>
    </style:style>
    <style:style style:name="P384" style:parent-style-name="Standard" style:family="paragraph">
      <style:paragraph-properties fo:text-align="justify" fo:line-height="100%" fo:margin-right="0.1562in"/>
    </style:style>
    <style:style style:name="P385" style:parent-style-name="Standard" style:family="paragraph">
      <style:paragraph-properties fo:keep-together="always" fo:text-align="justify" fo:line-height="100%"/>
    </style:style>
    <style:style style:name="T386" style:parent-style-name="DefaultParagraphFont" style:family="text">
      <style:text-properties style:font-name="Lora" style:font-name-asian="Lora" style:font-name-complex="Lora" fo:font-weight="bold" style:font-weight-asian="bold" fo:color="#355070" fo:font-size="9pt" style:font-size-asian="9pt" style:font-size-complex="9pt"/>
    </style:style>
    <style:style style:name="P387" style:parent-style-name="Standard" style:family="paragraph">
      <style:paragraph-properties fo:keep-together="always" fo:margin-bottom="0.0694in" fo:line-height="100%"/>
    </style:style>
    <style:style style:name="T388" style:parent-style-name="DefaultParagraphFont" style:family="text">
      <style:text-properties style:font-name="Lora" style:font-name-asian="Lora" style:font-name-complex="Lora" fo:font-style="italic" style:font-style-asian="italic" fo:color="#355070" fo:font-size="9pt" style:font-size-asian="9pt" style:font-size-complex="9pt"/>
    </style:style>
    <style:style style:name="P389" style:parent-style-name="Standard" style:family="paragraph">
      <style:paragraph-properties fo:text-align="justify" fo:margin-bottom="0.0694in" fo:line-height="100%" fo:margin-left="0.0625in" fo:margin-right="0.1562in">
        <style:tab-stops/>
      </style:paragraph-properties>
    </style:style>
    <style:style style:name="T390" style:parent-style-name="DefaultParagraphFont" style:family="text">
      <style:text-properties style:font-name="Lora" style:font-name-asian="Lora" style:font-name-complex="Lora" fo:font-style="italic" style:font-style-asian="italic" fo:color="#355070" fo:font-size="9pt" style:font-size-asian="9pt" style:font-size-complex="9pt"/>
    </style:style>
    <style:style style:name="P391" style:parent-style-name="Standard" style:family="paragraph">
      <style:paragraph-properties fo:text-align="justify" fo:margin-bottom="0.0694in" fo:line-height="100%" fo:margin-left="0.125in" fo:margin-right="0.1562in">
        <style:tab-stops/>
      </style:paragraph-properties>
    </style:style>
    <style:style style:name="T392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393" style:parent-style-name="Standard" style:family="paragraph">
      <style:paragraph-properties fo:text-align="justify" fo:margin-bottom="0.0694in" fo:line-height="100%" fo:margin-left="0.125in" fo:margin-right="0.1562in">
        <style:tab-stops/>
      </style:paragraph-properties>
    </style:style>
    <style:style style:name="T394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395" style:parent-style-name="Standard" style:family="paragraph">
      <style:paragraph-properties fo:text-align="justify" fo:margin-bottom="0.0694in" fo:line-height="100%" fo:margin-left="0.125in" fo:margin-right="0.1562in">
        <style:tab-stops/>
      </style:paragraph-properties>
    </style:style>
    <style:style style:name="T396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397" style:parent-style-name="Standard" style:family="paragraph">
      <style:paragraph-properties fo:text-align="justify" fo:margin-bottom="0.0694in" fo:line-height="100%" fo:margin-left="0.125in" fo:margin-right="0.1562in">
        <style:tab-stops/>
      </style:paragraph-properties>
    </style:style>
    <style:style style:name="T398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399" style:parent-style-name="Standard" style:family="paragraph">
      <style:paragraph-properties fo:text-align="justify" fo:margin-bottom="0.0694in" fo:line-height="100%" fo:margin-left="0.125in" fo:margin-right="0.1562in">
        <style:tab-stops/>
      </style:paragraph-properties>
    </style:style>
    <style:style style:name="T400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401" style:parent-style-name="Standard" style:family="paragraph">
      <style:paragraph-properties fo:text-align="justify" fo:margin-bottom="0.0694in" fo:line-height="100%" fo:margin-left="0.125in" fo:margin-right="0.1562in">
        <style:tab-stops/>
      </style:paragraph-properties>
    </style:style>
    <style:style style:name="T402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403" style:parent-style-name="Standard" style:family="paragraph">
      <style:paragraph-properties fo:text-align="justify" fo:margin-bottom="0.0694in" fo:line-height="100%" fo:margin-left="0.125in" fo:margin-right="0.1562in">
        <style:tab-stops/>
      </style:paragraph-properties>
    </style:style>
    <style:style style:name="T404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405" style:parent-style-name="Standard" style:family="paragraph">
      <style:paragraph-properties fo:text-align="justify" fo:margin-bottom="0.0694in" fo:line-height="100%" fo:margin-left="0.125in" fo:margin-right="0.1562in">
        <style:tab-stops/>
      </style:paragraph-properties>
    </style:style>
    <style:style style:name="T406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407" style:parent-style-name="Standard" style:family="paragraph">
      <style:paragraph-properties fo:text-align="justify" fo:margin-bottom="0.0694in" fo:line-height="100%" fo:margin-left="0.125in" fo:margin-right="0.1562in">
        <style:tab-stops/>
      </style:paragraph-properties>
    </style:style>
    <style:style style:name="T408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409" style:parent-style-name="Standard" style:family="paragraph">
      <style:paragraph-properties fo:text-align="justify" fo:margin-bottom="0.0694in" fo:line-height="100%" fo:margin-left="0.125in" fo:margin-right="0.1562in">
        <style:tab-stops/>
      </style:paragraph-properties>
    </style:style>
    <style:style style:name="T410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411" style:parent-style-name="Standard" style:family="paragraph">
      <style:paragraph-properties fo:text-align="justify" fo:margin-bottom="0.0694in" fo:line-height="100%" fo:margin-left="0.125in" fo:margin-right="0.1562in">
        <style:tab-stops/>
      </style:paragraph-properties>
    </style:style>
    <style:style style:name="T412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413" style:parent-style-name="Standard" style:family="paragraph">
      <style:paragraph-properties fo:text-align="justify" fo:margin-bottom="0.0694in" fo:line-height="100%" fo:margin-left="0.125in" fo:margin-right="0.1562in">
        <style:tab-stops/>
      </style:paragraph-properties>
    </style:style>
    <style:style style:name="T414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415" style:parent-style-name="Standard" style:family="paragraph">
      <style:paragraph-properties fo:text-align="justify" fo:line-height="100%" fo:margin-right="0.1562in"/>
    </style:style>
    <style:style style:name="P416" style:parent-style-name="Standard" style:family="paragraph">
      <style:paragraph-properties fo:keep-together="always" fo:text-align="center" fo:line-height="100%"/>
    </style:style>
    <style:style style:name="T417" style:parent-style-name="DefaultParagraphFont" style:family="text">
      <style:text-properties style:font-name="Lora" style:font-name-asian="Lora" style:font-name-complex="Lora" fo:font-weight="bold" style:font-weight-asian="bold" fo:color="#355070" fo:font-size="9pt" style:font-size-asian="9pt" style:font-size-complex="9pt"/>
    </style:style>
    <style:style style:name="P418" style:parent-style-name="Standard" style:family="paragraph">
      <style:paragraph-properties fo:keep-together="always" fo:text-align="center" fo:margin-bottom="0.0694in" fo:line-height="100%"/>
    </style:style>
    <style:style style:name="T419" style:parent-style-name="DefaultParagraphFont" style:family="text">
      <style:text-properties style:font-name="Lora" style:font-name-asian="Lora" style:font-name-complex="Lora" fo:font-style="italic" style:font-style-asian="italic" fo:color="#355070" fo:font-size="9pt" style:font-size-asian="9pt" style:font-size-complex="9pt"/>
    </style:style>
    <style:style style:name="P420" style:parent-style-name="Standard" style:family="paragraph">
      <style:paragraph-properties fo:text-align="justify" fo:margin-bottom="0.0694in" fo:line-height="100%" fo:margin-left="0.0625in" fo:margin-right="0.1562in">
        <style:tab-stops/>
      </style:paragraph-properties>
    </style:style>
    <style:style style:name="T421" style:parent-style-name="DefaultParagraphFont" style:family="text">
      <style:text-properties style:font-name="Lora" style:font-name-asian="Lora" style:font-name-complex="Lora" fo:font-style="italic" style:font-style-asian="italic" fo:color="#355070" fo:font-size="9pt" style:font-size-asian="9pt" style:font-size-complex="9pt"/>
    </style:style>
    <style:style style:name="P422" style:parent-style-name="Standard" style:family="paragraph">
      <style:paragraph-properties fo:text-align="justify" fo:margin-bottom="0.0694in" fo:line-height="100%" fo:margin-left="0.125in" fo:margin-right="0.1562in">
        <style:tab-stops/>
      </style:paragraph-properties>
    </style:style>
    <style:style style:name="T423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424" style:parent-style-name="Standard" style:family="paragraph">
      <style:paragraph-properties fo:text-align="justify" fo:margin-bottom="0.0694in" fo:line-height="100%" fo:margin-left="0.125in" fo:margin-right="0.1562in">
        <style:tab-stops/>
      </style:paragraph-properties>
    </style:style>
    <style:style style:name="T425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426" style:parent-style-name="Standard" style:family="paragraph">
      <style:paragraph-properties fo:text-align="justify" fo:margin-bottom="0.0694in" fo:line-height="100%" fo:margin-left="0.125in" fo:margin-right="0.1562in">
        <style:tab-stops/>
      </style:paragraph-properties>
    </style:style>
    <style:style style:name="T427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428" style:parent-style-name="Standard" style:family="paragraph">
      <style:paragraph-properties fo:text-align="justify" fo:margin-bottom="0.0694in" fo:line-height="100%" fo:margin-left="0.125in" fo:margin-right="0.1562in">
        <style:tab-stops/>
      </style:paragraph-properties>
    </style:style>
    <style:style style:name="T429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430" style:parent-style-name="Standard" style:family="paragraph">
      <style:paragraph-properties fo:text-align="justify" fo:margin-bottom="0.0694in" fo:line-height="100%" fo:margin-left="0.125in" fo:margin-right="0.1562in">
        <style:tab-stops/>
      </style:paragraph-properties>
    </style:style>
    <style:style style:name="T431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432" style:parent-style-name="Standard" style:family="paragraph">
      <style:paragraph-properties fo:text-align="justify" fo:margin-bottom="0.0694in" fo:line-height="100%" fo:margin-left="0.125in" fo:margin-right="0.1562in">
        <style:tab-stops/>
      </style:paragraph-properties>
    </style:style>
    <style:style style:name="T433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434" style:parent-style-name="Standard" style:family="paragraph">
      <style:paragraph-properties fo:text-align="justify" fo:margin-bottom="0.0694in" fo:line-height="100%" fo:margin-left="0.125in" fo:margin-right="0.1562in">
        <style:tab-stops/>
      </style:paragraph-properties>
    </style:style>
    <style:style style:name="T435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436" style:parent-style-name="Standard" style:family="paragraph">
      <style:paragraph-properties fo:text-align="justify" fo:margin-bottom="0.0694in" fo:line-height="100%" fo:margin-left="0.125in" fo:margin-right="0.1562in">
        <style:tab-stops/>
      </style:paragraph-properties>
    </style:style>
    <style:style style:name="T437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438" style:parent-style-name="Standard" style:family="paragraph">
      <style:paragraph-properties fo:text-align="justify" fo:margin-bottom="0.0694in" fo:line-height="100%" fo:margin-left="0.125in" fo:margin-right="0.1562in">
        <style:tab-stops/>
      </style:paragraph-properties>
    </style:style>
    <style:style style:name="T439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440" style:parent-style-name="Standard" style:family="paragraph">
      <style:paragraph-properties fo:text-align="justify" fo:margin-bottom="0.0694in" fo:line-height="100%" fo:margin-left="0.125in" fo:margin-right="0.1562in">
        <style:tab-stops/>
      </style:paragraph-properties>
    </style:style>
    <style:style style:name="T441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442" style:parent-style-name="Standard" style:family="paragraph">
      <style:paragraph-properties fo:text-align="justify" fo:margin-bottom="0.0694in" fo:line-height="100%" fo:margin-left="0.125in" fo:margin-right="0.1562in">
        <style:tab-stops/>
      </style:paragraph-properties>
    </style:style>
    <style:style style:name="T443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444" style:parent-style-name="Standard" style:family="paragraph">
      <style:paragraph-properties fo:text-align="justify" fo:margin-bottom="0.0694in" fo:line-height="100%" fo:margin-left="0.125in" fo:margin-right="0.125in">
        <style:tab-stops/>
      </style:paragraph-properties>
    </style:style>
    <style:style style:name="T445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446" style:parent-style-name="Standard" style:family="paragraph">
      <style:paragraph-properties fo:text-align="justify" fo:line-height="100%" fo:margin-right="0.125in"/>
    </style:style>
    <style:style style:name="P447" style:parent-style-name="Standard" style:family="paragraph">
      <style:paragraph-properties fo:keep-together="always" fo:text-align="justify" fo:line-height="100%"/>
    </style:style>
    <style:style style:name="T448" style:parent-style-name="DefaultParagraphFont" style:family="text">
      <style:text-properties style:font-name="Lora" style:font-name-asian="Lora" style:font-name-complex="Lora" fo:font-weight="bold" style:font-weight-asian="bold" fo:color="#355070" fo:font-size="9pt" style:font-size-asian="9pt" style:font-size-complex="9pt"/>
    </style:style>
    <style:style style:name="P449" style:parent-style-name="Standard" style:family="paragraph">
      <style:paragraph-properties fo:keep-together="always" fo:text-align="justify" fo:margin-bottom="0.0694in" fo:line-height="100%"/>
    </style:style>
    <style:style style:name="T450" style:parent-style-name="DefaultParagraphFont" style:family="text">
      <style:text-properties style:font-name="Lora" style:font-name-asian="Lora" style:font-name-complex="Lora" fo:font-style="italic" style:font-style-asian="italic" fo:color="#355070" fo:font-size="9pt" style:font-size-asian="9pt" style:font-size-complex="9pt"/>
    </style:style>
    <style:style style:name="P451" style:parent-style-name="Standard" style:family="paragraph">
      <style:paragraph-properties fo:text-align="justify" fo:margin-bottom="0.0694in" fo:line-height="100%" fo:margin-left="0.0625in" fo:margin-right="0.1562in">
        <style:tab-stops/>
      </style:paragraph-properties>
    </style:style>
    <style:style style:name="T452" style:parent-style-name="DefaultParagraphFont" style:family="text">
      <style:text-properties style:font-name="Lora" style:font-name-asian="Lora" style:font-name-complex="Lora" fo:font-style="italic" style:font-style-asian="italic" fo:color="#355070" fo:font-size="9pt" style:font-size-asian="9pt" style:font-size-complex="9pt"/>
    </style:style>
    <style:style style:name="P453" style:parent-style-name="Standard" style:family="paragraph">
      <style:paragraph-properties fo:text-align="justify" fo:margin-bottom="0.0694in" fo:line-height="100%" fo:margin-left="0.125in" fo:margin-right="0.1562in">
        <style:tab-stops/>
      </style:paragraph-properties>
    </style:style>
    <style:style style:name="T454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455" style:parent-style-name="Standard" style:family="paragraph">
      <style:paragraph-properties fo:text-align="justify" fo:margin-bottom="0.0694in" fo:line-height="100%" fo:margin-left="0.125in" fo:margin-right="0.1562in">
        <style:tab-stops/>
      </style:paragraph-properties>
    </style:style>
    <style:style style:name="T456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457" style:parent-style-name="Standard" style:family="paragraph">
      <style:paragraph-properties fo:text-align="justify" fo:margin-bottom="0.0694in" fo:line-height="100%" fo:margin-left="0.125in" fo:margin-right="0.1562in">
        <style:tab-stops/>
      </style:paragraph-properties>
    </style:style>
    <style:style style:name="T458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459" style:parent-style-name="Standard" style:family="paragraph">
      <style:paragraph-properties fo:text-align="justify" fo:margin-bottom="0.0694in" fo:line-height="100%" fo:margin-left="0.125in" fo:margin-right="0.1562in">
        <style:tab-stops/>
      </style:paragraph-properties>
    </style:style>
    <style:style style:name="T460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461" style:parent-style-name="Standard" style:family="paragraph">
      <style:paragraph-properties fo:text-align="justify" fo:margin-bottom="0.0694in" fo:line-height="100%" fo:margin-left="0.125in" fo:margin-right="0.1562in">
        <style:tab-stops/>
      </style:paragraph-properties>
    </style:style>
    <style:style style:name="T462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463" style:parent-style-name="Standard" style:family="paragraph">
      <style:paragraph-properties fo:text-align="justify" fo:margin-bottom="0.0694in" fo:line-height="100%" fo:margin-left="0.125in" fo:margin-right="0.1562in">
        <style:tab-stops/>
      </style:paragraph-properties>
    </style:style>
    <style:style style:name="T464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465" style:parent-style-name="Standard" style:family="paragraph">
      <style:paragraph-properties fo:text-align="justify" fo:margin-bottom="0.0694in" fo:line-height="100%" fo:margin-left="0.125in" fo:margin-right="0.1562in">
        <style:tab-stops/>
      </style:paragraph-properties>
    </style:style>
    <style:style style:name="T466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467" style:parent-style-name="Standard" style:family="paragraph">
      <style:paragraph-properties fo:text-align="justify" fo:margin-bottom="0.0694in" fo:line-height="100%" fo:margin-left="0.125in" fo:margin-right="0.1562in">
        <style:tab-stops/>
      </style:paragraph-properties>
    </style:style>
    <style:style style:name="T468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469" style:parent-style-name="Standard" style:family="paragraph">
      <style:paragraph-properties fo:text-align="justify" fo:margin-bottom="0.0694in" fo:line-height="100%" fo:margin-left="0.125in" fo:margin-right="0.1562in">
        <style:tab-stops/>
      </style:paragraph-properties>
    </style:style>
    <style:style style:name="T470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471" style:parent-style-name="Standard" style:family="paragraph">
      <style:paragraph-properties fo:text-align="justify" fo:line-height="100%" fo:margin-left="0.0625in" fo:margin-right="0.125in">
        <style:tab-stops/>
      </style:paragraph-properties>
    </style:style>
    <style:style style:name="P472" style:parent-style-name="Standard" style:family="paragraph">
      <style:paragraph-properties fo:keep-together="always" fo:text-align="center" fo:line-height="100%" fo:margin-left="0.0625in">
        <style:tab-stops/>
      </style:paragraph-properties>
    </style:style>
    <style:style style:name="T473" style:parent-style-name="DefaultParagraphFont" style:family="text">
      <style:text-properties style:font-name="Lora" style:font-name-asian="Lora" style:font-name-complex="Lora" fo:font-weight="bold" style:font-weight-asian="bold" fo:color="#355070" fo:font-size="9pt" style:font-size-asian="9pt" style:font-size-complex="9pt"/>
    </style:style>
    <style:style style:name="P474" style:parent-style-name="Standard" style:family="paragraph">
      <style:paragraph-properties fo:keep-together="always" fo:text-align="center" fo:margin-bottom="0.0694in" fo:line-height="100%"/>
    </style:style>
    <style:style style:name="T475" style:parent-style-name="DefaultParagraphFont" style:family="text">
      <style:text-properties style:font-name="Lora" style:font-name-asian="Lora" style:font-name-complex="Lora" fo:font-style="italic" style:font-style-asian="italic" fo:color="#355070" fo:font-size="9pt" style:font-size-asian="9pt" style:font-size-complex="9pt"/>
    </style:style>
    <style:style style:name="P476" style:parent-style-name="Standard" style:family="paragraph">
      <style:paragraph-properties fo:text-align="justify" fo:margin-bottom="0.0694in" fo:line-height="100%" fo:margin-left="0.125in" fo:margin-right="0.1562in">
        <style:tab-stops/>
      </style:paragraph-properties>
    </style:style>
    <style:style style:name="T477" style:parent-style-name="DefaultParagraphFont" style:family="text">
      <style:text-properties style:font-name="Lora" style:font-name-asian="Lora" style:font-name-complex="Lora" fo:font-style="italic" style:font-style-asian="italic" fo:color="#355070" fo:font-size="9pt" style:font-size-asian="9pt" style:font-size-complex="9pt"/>
    </style:style>
    <style:style style:name="T478" style:parent-style-name="DefaultParagraphFont" style:family="text">
      <style:text-properties style:font-name="Lora" style:font-name-asian="Lora" style:font-name-complex="Lora" fo:font-style="italic" style:font-style-asian="italic" fo:color="#355070" fo:font-size="9pt" style:font-size-asian="9pt" style:font-size-complex="9pt"/>
    </style:style>
    <style:style style:name="P479" style:parent-style-name="Standard" style:family="paragraph">
      <style:paragraph-properties fo:text-align="justify" fo:margin-bottom="0.0694in" fo:line-height="100%" fo:margin-left="0.125in" fo:margin-right="0.1562in">
        <style:tab-stops/>
      </style:paragraph-properties>
    </style:style>
    <style:style style:name="T480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481" style:parent-style-name="Standard" style:family="paragraph">
      <style:paragraph-properties fo:text-align="justify" fo:margin-bottom="0.0694in" fo:line-height="100%" fo:margin-left="0.125in" fo:margin-right="0.1562in">
        <style:tab-stops/>
      </style:paragraph-properties>
    </style:style>
    <style:style style:name="T482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483" style:parent-style-name="Standard" style:family="paragraph">
      <style:paragraph-properties fo:text-align="justify" fo:margin-bottom="0.0694in" fo:line-height="100%" fo:margin-left="0.125in" fo:margin-right="0.1562in">
        <style:tab-stops/>
      </style:paragraph-properties>
    </style:style>
    <style:style style:name="T484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485" style:parent-style-name="Standard" style:family="paragraph">
      <style:paragraph-properties fo:text-align="justify" fo:margin-bottom="0.0694in" fo:line-height="100%" fo:margin-left="0.125in" fo:margin-right="0.1562in">
        <style:tab-stops/>
      </style:paragraph-properties>
    </style:style>
    <style:style style:name="T486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487" style:parent-style-name="Standard" style:family="paragraph">
      <style:paragraph-properties fo:text-align="justify" fo:line-height="100%" fo:margin-left="0.0625in" fo:margin-right="0.125in">
        <style:tab-stops/>
      </style:paragraph-properties>
    </style:style>
    <style:style style:name="P488" style:parent-style-name="Standard" style:family="paragraph">
      <style:paragraph-properties fo:keep-together="always" fo:text-align="center" fo:line-height="100%"/>
    </style:style>
    <style:style style:name="T489" style:parent-style-name="DefaultParagraphFont" style:family="text">
      <style:text-properties style:font-name="Lora" style:font-name-asian="Lora" style:font-name-complex="Lora" fo:font-weight="bold" style:font-weight-asian="bold" fo:color="#355070" fo:font-size="9pt" style:font-size-asian="9pt" style:font-size-complex="9pt"/>
    </style:style>
    <style:style style:name="P490" style:parent-style-name="Standard" style:family="paragraph">
      <style:paragraph-properties fo:keep-together="always" fo:text-align="center" fo:margin-bottom="0.0694in" fo:line-height="100%"/>
    </style:style>
    <style:style style:name="T491" style:parent-style-name="DefaultParagraphFont" style:family="text">
      <style:text-properties style:font-name="Lora" style:font-name-asian="Lora" style:font-name-complex="Lora" fo:font-style="italic" style:font-style-asian="italic" fo:color="#355070" fo:font-size="9pt" style:font-size-asian="9pt" style:font-size-complex="9pt"/>
    </style:style>
    <style:style style:name="P492" style:parent-style-name="Standard" style:family="paragraph">
      <style:paragraph-properties fo:text-align="center" fo:margin-bottom="0.0694in" fo:line-height="100%" fo:margin-left="0.0625in" fo:margin-right="0.1562in">
        <style:tab-stops/>
      </style:paragraph-properties>
    </style:style>
    <style:style style:name="T493" style:parent-style-name="DefaultParagraphFont" style:family="text">
      <style:text-properties style:font-name="Lora" style:font-name-asian="Lora" style:font-name-complex="Lora" fo:font-style="italic" style:font-style-asian="italic" fo:color="#355070" fo:font-size="9pt" style:font-size-asian="9pt" style:font-size-complex="9pt"/>
    </style:style>
    <style:style style:name="P494" style:parent-style-name="Standard" style:family="paragraph">
      <style:paragraph-properties fo:text-align="justify" fo:margin-bottom="0.0694in" fo:line-height="100%" fo:margin-left="0.125in" fo:margin-right="0.1562in">
        <style:tab-stops/>
      </style:paragraph-properties>
    </style:style>
    <style:style style:name="T495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496" style:parent-style-name="Standard" style:family="paragraph">
      <style:paragraph-properties fo:text-align="justify" fo:margin-bottom="0.0694in" fo:line-height="100%" fo:margin-left="0.125in" fo:margin-right="0.1562in">
        <style:tab-stops/>
      </style:paragraph-properties>
    </style:style>
    <style:style style:name="T497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498" style:parent-style-name="Standard" style:family="paragraph">
      <style:paragraph-properties fo:text-align="justify" fo:line-height="100%" fo:margin-left="0.0625in" fo:margin-right="0.125in">
        <style:tab-stops/>
      </style:paragraph-properties>
    </style:style>
    <style:style style:name="P499" style:parent-style-name="Standard" style:family="paragraph">
      <style:paragraph-properties fo:keep-together="always" fo:text-align="center" fo:line-height="100%"/>
    </style:style>
    <style:style style:name="T500" style:parent-style-name="DefaultParagraphFont" style:family="text">
      <style:text-properties style:font-name="Lora" style:font-name-asian="Lora" style:font-name-complex="Lora" fo:font-weight="bold" style:font-weight-asian="bold" fo:color="#355070" fo:font-size="9pt" style:font-size-asian="9pt" style:font-size-complex="9pt"/>
    </style:style>
    <style:style style:name="P501" style:parent-style-name="Standard" style:family="paragraph">
      <style:paragraph-properties fo:keep-together="always" fo:text-align="center" fo:margin-bottom="0.0694in" fo:line-height="100%" fo:margin-right="0.0208in"/>
    </style:style>
    <style:style style:name="T502" style:parent-style-name="DefaultParagraphFont" style:family="text">
      <style:text-properties style:font-name="Lora" style:font-name-asian="Lora" style:font-name-complex="Lora" fo:font-style="italic" style:font-style-asian="italic" fo:color="#355070" fo:font-size="9pt" style:font-size-asian="9pt" style:font-size-complex="9pt"/>
    </style:style>
    <style:style style:name="P503" style:parent-style-name="Standard" style:family="paragraph">
      <style:paragraph-properties fo:text-align="center" fo:margin-bottom="0.0694in" fo:line-height="100%" fo:margin-left="0.0625in" fo:margin-right="0.1562in">
        <style:tab-stops/>
      </style:paragraph-properties>
    </style:style>
    <style:style style:name="T504" style:parent-style-name="DefaultParagraphFont" style:family="text">
      <style:text-properties style:font-name="Lora" style:font-name-asian="Lora" style:font-name-complex="Lora" fo:font-style="italic" style:font-style-asian="italic" fo:color="#355070" fo:font-size="9pt" style:font-size-asian="9pt" style:font-size-complex="9pt"/>
    </style:style>
    <style:style style:name="P505" style:parent-style-name="Standard" style:family="paragraph">
      <style:paragraph-properties fo:text-align="justify" fo:margin-bottom="0.0694in" fo:line-height="100%" fo:margin-left="0.125in" fo:margin-right="0.1562in">
        <style:tab-stops/>
      </style:paragraph-properties>
    </style:style>
    <style:style style:name="T506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507" style:parent-style-name="Standard" style:family="paragraph">
      <style:paragraph-properties fo:text-align="justify" fo:margin-bottom="0.0694in" fo:line-height="100%" fo:margin-left="0.125in" fo:margin-right="0.1562in">
        <style:tab-stops/>
      </style:paragraph-properties>
    </style:style>
    <style:style style:name="T508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509" style:parent-style-name="Standard" style:family="paragraph">
      <style:paragraph-properties fo:text-align="justify" fo:margin-bottom="0.0694in" fo:line-height="100%" fo:margin-left="0.125in" fo:margin-right="0.1562in">
        <style:tab-stops/>
      </style:paragraph-properties>
    </style:style>
    <style:style style:name="T510" style:parent-style-name="DefaultParagraphFont" style:family="text">
      <style:text-properties style:font-name="Lora" style:font-name-asian="Lora" style:font-name-complex="Lora" fo:font-style="italic" style:font-style-asian="italic" fo:color="#355070" fo:font-size="9pt" style:font-size-asian="9pt" style:font-size-complex="9pt"/>
    </style:style>
    <style:style style:name="T511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512" style:parent-style-name="Standard" style:family="paragraph">
      <style:paragraph-properties fo:text-align="justify" fo:line-height="100%" fo:margin-left="0.0625in" fo:margin-right="0.125in">
        <style:tab-stops/>
      </style:paragraph-properties>
    </style:style>
    <style:style style:name="P513" style:parent-style-name="Standard" style:family="paragraph">
      <style:paragraph-properties fo:keep-together="always" fo:text-align="center" fo:line-height="100%"/>
    </style:style>
    <style:style style:name="T514" style:parent-style-name="DefaultParagraphFont" style:family="text">
      <style:text-properties style:font-name="Lora" style:font-name-asian="Lora" style:font-name-complex="Lora" fo:font-weight="bold" style:font-weight-asian="bold" fo:color="#355070" fo:font-size="9pt" style:font-size-asian="9pt" style:font-size-complex="9pt"/>
    </style:style>
    <style:style style:name="P515" style:parent-style-name="Standard" style:family="paragraph">
      <style:paragraph-properties fo:keep-together="always" fo:text-align="center" fo:margin-bottom="0.0694in" fo:line-height="100%"/>
    </style:style>
    <style:style style:name="T516" style:parent-style-name="DefaultParagraphFont" style:family="text">
      <style:text-properties style:font-name="Lora" style:font-name-asian="Lora" style:font-name-complex="Lora" fo:font-style="italic" style:font-style-asian="italic" fo:color="#355070" fo:font-size="9pt" style:font-size-asian="9pt" style:font-size-complex="9pt"/>
    </style:style>
    <style:style style:name="P517" style:parent-style-name="Standard" style:family="paragraph">
      <style:paragraph-properties fo:keep-together="always" fo:text-align="center" fo:margin-bottom="0.0694in" fo:line-height="100%" fo:margin-left="0.0625in" fo:margin-right="0.1562in">
        <style:tab-stops/>
      </style:paragraph-properties>
    </style:style>
    <style:style style:name="T518" style:parent-style-name="DefaultParagraphFont" style:family="text">
      <style:text-properties style:font-name="Lora" style:font-name-asian="Lora" style:font-name-complex="Lora" fo:font-style="italic" style:font-style-asian="italic" fo:color="#355070" fo:font-size="9pt" style:font-size-asian="9pt" style:font-size-complex="9pt"/>
    </style:style>
    <style:style style:name="P519" style:parent-style-name="Standard" style:family="paragraph">
      <style:paragraph-properties fo:keep-together="always" fo:text-align="justify" fo:margin-bottom="0.0694in" fo:line-height="100%" fo:margin-left="0.125in" fo:margin-right="0.1562in">
        <style:tab-stops/>
      </style:paragraph-properties>
    </style:style>
    <style:style style:name="T520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521" style:parent-style-name="Standard" style:family="paragraph">
      <style:paragraph-properties fo:keep-together="always" fo:text-align="justify" fo:margin-bottom="0.0694in" fo:line-height="100%" fo:margin-left="0.125in" fo:margin-right="0.1562in">
        <style:tab-stops/>
      </style:paragraph-properties>
    </style:style>
    <style:style style:name="T522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523" style:parent-style-name="Standard" style:family="paragraph">
      <style:paragraph-properties fo:keep-together="always" fo:text-align="justify" fo:line-height="100%" fo:margin-left="0.0625in" fo:margin-right="0.125in">
        <style:tab-stops/>
      </style:paragraph-properties>
    </style:style>
    <style:style style:name="P524" style:parent-style-name="Standard" style:family="paragraph">
      <style:paragraph-properties fo:keep-together="always" fo:text-align="center" fo:line-height="100%"/>
    </style:style>
    <style:style style:name="T525" style:parent-style-name="DefaultParagraphFont" style:family="text">
      <style:text-properties style:font-name="Lora" style:font-name-asian="Lora" style:font-name-complex="Lora" fo:font-weight="bold" style:font-weight-asian="bold" fo:color="#355070" fo:font-size="9pt" style:font-size-asian="9pt" style:font-size-complex="9pt"/>
    </style:style>
    <style:style style:name="P526" style:parent-style-name="Standard" style:family="paragraph">
      <style:paragraph-properties fo:keep-together="always" fo:text-align="center" fo:margin-bottom="0.0694in" fo:line-height="100%"/>
    </style:style>
    <style:style style:name="T527" style:parent-style-name="DefaultParagraphFont" style:family="text">
      <style:text-properties style:font-name="Lora" style:font-name-asian="Lora" style:font-name-complex="Lora" fo:font-style="italic" style:font-style-asian="italic" fo:color="#355070" fo:font-size="9pt" style:font-size-asian="9pt" style:font-size-complex="9pt"/>
    </style:style>
    <style:style style:name="P528" style:parent-style-name="Standard" style:family="paragraph">
      <style:paragraph-properties fo:text-align="justify" fo:margin-bottom="0.0694in" fo:line-height="100%" fo:margin-left="0.0625in" fo:margin-right="0.0833in">
        <style:tab-stops/>
      </style:paragraph-properties>
    </style:style>
    <style:style style:name="T529" style:parent-style-name="DefaultParagraphFont" style:family="text">
      <style:text-properties style:font-name="Lora" style:font-name-asian="Lora" style:font-name-complex="Lora" fo:font-style="italic" style:font-style-asian="italic" fo:color="#355070" fo:font-size="9pt" style:font-size-asian="9pt" style:font-size-complex="9pt"/>
    </style:style>
    <style:style style:name="P530" style:parent-style-name="Standard" style:family="paragraph">
      <style:paragraph-properties fo:text-align="justify" fo:margin-bottom="0.0694in" fo:line-height="100%" fo:margin-left="0.125in" fo:margin-right="0.1562in">
        <style:tab-stops/>
      </style:paragraph-properties>
    </style:style>
    <style:style style:name="T531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532" style:parent-style-name="Standard" style:family="paragraph">
      <style:paragraph-properties fo:text-align="justify" fo:line-height="100%" fo:margin-left="0.0625in" fo:margin-right="0.1458in">
        <style:tab-stops/>
      </style:paragraph-properties>
    </style:style>
    <style:style style:name="P533" style:parent-style-name="Standard" style:family="paragraph">
      <style:paragraph-properties fo:keep-together="always" fo:text-align="center" fo:line-height="100%"/>
    </style:style>
    <style:style style:name="T534" style:parent-style-name="DefaultParagraphFont" style:family="text">
      <style:text-properties style:font-name="Lora" style:font-name-asian="Lora" style:font-name-complex="Lora" fo:font-weight="bold" style:font-weight-asian="bold" fo:color="#355070" fo:font-size="9pt" style:font-size-asian="9pt" style:font-size-complex="9pt"/>
    </style:style>
    <style:style style:name="P535" style:parent-style-name="Standard" style:family="paragraph">
      <style:paragraph-properties fo:keep-together="always" fo:text-align="center" fo:margin-bottom="0.0694in" fo:line-height="100%"/>
    </style:style>
    <style:style style:name="T536" style:parent-style-name="DefaultParagraphFont" style:family="text">
      <style:text-properties style:font-name="Lora" style:font-name-asian="Lora" style:font-name-complex="Lora" fo:font-style="italic" style:font-style-asian="italic" fo:color="#355070" fo:font-size="9pt" style:font-size-asian="9pt" style:font-size-complex="9pt"/>
    </style:style>
    <style:style style:name="P537" style:parent-style-name="Standard" style:family="paragraph">
      <style:paragraph-properties fo:text-align="justify" fo:margin-bottom="0.0694in" fo:line-height="100%" fo:margin-left="0.0625in" fo:margin-right="0.1562in">
        <style:tab-stops/>
      </style:paragraph-properties>
    </style:style>
    <style:style style:name="T538" style:parent-style-name="DefaultParagraphFont" style:family="text">
      <style:text-properties style:font-name="Lora" style:font-name-asian="Lora" style:font-name-complex="Lora" fo:font-style="italic" style:font-style-asian="italic" fo:color="#355070" fo:font-size="9pt" style:font-size-asian="9pt" style:font-size-complex="9pt"/>
    </style:style>
    <style:style style:name="T539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540" style:parent-style-name="Standard" style:family="paragraph">
      <style:paragraph-properties fo:text-align="justify" fo:margin-bottom="0.0694in" fo:line-height="100%" fo:margin-left="0.125in" fo:margin-right="0.2083in">
        <style:tab-stops/>
      </style:paragraph-properties>
    </style:style>
    <style:style style:name="T541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TableCell542" style:family="table-cell">
      <style:table-cell-properties fo:border="none" fo:background-color="#F2DFD7" style:writing-mode="lr-tb" fo:padding-top="0.0104in" fo:padding-left="0.0104in" fo:padding-bottom="0.0104in" fo:padding-right="0.0104in"/>
    </style:style>
    <style:style style:name="P543" style:parent-style-name="Standard" style:family="paragraph">
      <style:paragraph-properties fo:text-align="center" fo:margin-bottom="0.0694in" fo:line-height="100%" fo:margin-left="0.0625in">
        <style:tab-stops/>
      </style:paragraph-properties>
    </style:style>
    <style:style style:name="T544" style:parent-style-name="DefaultParagraphFont" style:family="text">
      <style:text-properties style:font-name="Lora" style:font-name-asian="Lora" style:font-name-complex="Lora" fo:font-weight="bold" style:font-weight-asian="bold" fo:color="#355070" fo:font-size="9pt" style:font-size-asian="9pt" style:font-size-complex="9pt"/>
    </style:style>
    <style:style style:name="P545" style:parent-style-name="Standard" style:family="paragraph">
      <style:paragraph-properties fo:text-align="justify" fo:margin-bottom="0.0694in" fo:line-height="100%" fo:margin-left="0.125in" fo:margin-right="0.0833in">
        <style:tab-stops/>
      </style:paragraph-properties>
    </style:style>
    <style:style style:name="T546" style:parent-style-name="DefaultParagraphFont" style:family="text">
      <style:text-properties style:font-name="Lora" style:font-name-asian="Lora" style:font-name-complex="Lora" fo:font-style="italic" style:font-style-asian="italic" fo:color="#355070" fo:font-size="9pt" style:font-size-asian="9pt" style:font-size-complex="9pt"/>
    </style:style>
    <style:style style:name="P547" style:parent-style-name="Standard" style:family="paragraph">
      <style:paragraph-properties fo:text-align="justify" fo:margin-bottom="0.0694in" fo:line-height="100%" fo:margin-left="0.25in" fo:margin-right="0.0833in">
        <style:tab-stops/>
      </style:paragraph-properties>
    </style:style>
    <style:style style:name="T548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549" style:parent-style-name="Standard" style:family="paragraph">
      <style:paragraph-properties fo:text-align="justify" fo:margin-bottom="0.0694in" fo:line-height="100%" fo:margin-left="0.25in" fo:margin-right="0.0833in">
        <style:tab-stops/>
      </style:paragraph-properties>
    </style:style>
    <style:style style:name="T550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551" style:parent-style-name="Standard" style:family="paragraph">
      <style:paragraph-properties fo:text-align="justify" fo:margin-bottom="0.0694in" fo:line-height="100%" fo:margin-left="0.25in" fo:margin-right="0.0833in">
        <style:tab-stops/>
      </style:paragraph-properties>
    </style:style>
    <style:style style:name="T552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553" style:parent-style-name="Standard" style:family="paragraph">
      <style:paragraph-properties fo:text-align="justify" fo:margin-bottom="0.0694in" fo:line-height="100%" fo:margin-left="0.25in" fo:margin-right="0.0833in">
        <style:tab-stops/>
      </style:paragraph-properties>
    </style:style>
    <style:style style:name="T554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555" style:parent-style-name="Standard" style:family="paragraph">
      <style:paragraph-properties fo:text-align="justify" fo:margin-bottom="0.0694in" fo:line-height="100%" fo:margin-left="0.25in" fo:margin-right="0.0833in">
        <style:tab-stops/>
      </style:paragraph-properties>
    </style:style>
    <style:style style:name="T556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557" style:parent-style-name="Standard" style:family="paragraph">
      <style:paragraph-properties fo:text-align="justify" fo:margin-bottom="0.0694in" fo:line-height="100%" fo:margin-left="0.25in" fo:margin-right="0.0833in">
        <style:tab-stops/>
      </style:paragraph-properties>
    </style:style>
    <style:style style:name="T558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559" style:parent-style-name="Standard" style:family="paragraph">
      <style:paragraph-properties fo:text-align="justify" fo:margin-bottom="0.0694in" fo:line-height="100%" fo:margin-left="0.25in" fo:margin-right="0.0833in">
        <style:tab-stops/>
      </style:paragraph-properties>
    </style:style>
    <style:style style:name="T560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561" style:parent-style-name="Standard" style:family="paragraph">
      <style:paragraph-properties fo:text-align="justify" fo:line-height="100%" fo:margin-left="0.0625in" fo:margin-right="0.125in">
        <style:tab-stops/>
      </style:paragraph-properties>
    </style:style>
    <style:style style:name="P562" style:parent-style-name="Standard" style:family="paragraph">
      <style:paragraph-properties fo:text-align="center" fo:margin-bottom="0.0694in" fo:line-height="100%"/>
    </style:style>
    <style:style style:name="T563" style:parent-style-name="DefaultParagraphFont" style:family="text">
      <style:text-properties style:font-name="Lora" style:font-name-asian="Lora" style:font-name-complex="Lora" fo:font-weight="bold" style:font-weight-asian="bold" fo:color="#355070" fo:font-size="9pt" style:font-size-asian="9pt" style:font-size-complex="9pt"/>
    </style:style>
    <style:style style:name="P564" style:parent-style-name="Standard" style:family="paragraph">
      <style:paragraph-properties fo:text-align="justify" fo:margin-bottom="0.0694in" fo:line-height="100%" fo:margin-left="0.125in" fo:margin-right="0.0833in">
        <style:tab-stops/>
      </style:paragraph-properties>
    </style:style>
    <style:style style:name="T565" style:parent-style-name="DefaultParagraphFont" style:family="text">
      <style:text-properties style:font-name="Lora" style:font-name-asian="Lora" style:font-name-complex="Lora" fo:font-style="italic" style:font-style-asian="italic" fo:color="#355070" fo:font-size="9pt" style:font-size-asian="9pt" style:font-size-complex="9pt"/>
    </style:style>
    <style:style style:name="P566" style:parent-style-name="Standard" style:family="paragraph">
      <style:paragraph-properties fo:text-align="justify" fo:margin-bottom="0.0694in" fo:line-height="100%" fo:margin-left="0.25in" fo:margin-right="0.1458in">
        <style:tab-stops/>
      </style:paragraph-properties>
    </style:style>
    <style:style style:name="T567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T568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569" style:parent-style-name="Standard" style:family="paragraph">
      <style:paragraph-properties fo:text-align="justify" fo:margin-bottom="0.0694in" fo:line-height="100%" fo:margin-left="0.25in" fo:margin-right="0.1458in">
        <style:tab-stops/>
      </style:paragraph-properties>
    </style:style>
    <style:style style:name="T570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571" style:parent-style-name="Standard" style:family="paragraph">
      <style:paragraph-properties fo:text-align="justify" fo:margin-bottom="0.0694in" fo:line-height="100%" fo:margin-left="0.25in" fo:margin-right="0.1458in">
        <style:tab-stops/>
      </style:paragraph-properties>
    </style:style>
    <style:style style:name="T572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573" style:parent-style-name="Standard" style:family="paragraph">
      <style:paragraph-properties fo:text-align="justify" fo:margin-bottom="0.0694in" fo:line-height="100%" fo:margin-left="0.25in" fo:margin-right="0.1458in">
        <style:tab-stops/>
      </style:paragraph-properties>
    </style:style>
    <style:style style:name="T574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575" style:parent-style-name="Standard" style:family="paragraph">
      <style:paragraph-properties fo:text-align="justify" fo:margin-bottom="0.0694in" fo:line-height="100%" fo:margin-left="0.25in" fo:margin-right="0.1458in">
        <style:tab-stops/>
      </style:paragraph-properties>
    </style:style>
    <style:style style:name="T576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577" style:parent-style-name="Standard" style:family="paragraph">
      <style:paragraph-properties fo:text-align="justify" fo:line-height="100%" fo:margin-left="0.125in" fo:margin-right="0.125in">
        <style:tab-stops/>
      </style:paragraph-properties>
    </style:style>
    <style:style style:name="P578" style:parent-style-name="Standard" style:family="paragraph">
      <style:paragraph-properties fo:text-align="center" fo:margin-bottom="0.0694in" fo:line-height="100%"/>
    </style:style>
    <style:style style:name="T579" style:parent-style-name="DefaultParagraphFont" style:family="text">
      <style:text-properties style:font-name="Lora" style:font-name-asian="Lora" style:font-name-complex="Lora" fo:font-weight="bold" style:font-weight-asian="bold" fo:color="#355070" fo:font-size="9pt" style:font-size-asian="9pt" style:font-size-complex="9pt"/>
    </style:style>
    <style:style style:name="P580" style:parent-style-name="Standard" style:family="paragraph">
      <style:paragraph-properties fo:text-align="justify" fo:margin-bottom="0.0694in" fo:line-height="100%" fo:margin-left="0.125in" fo:margin-right="0.0625in">
        <style:tab-stops/>
      </style:paragraph-properties>
    </style:style>
    <style:style style:name="T581" style:parent-style-name="DefaultParagraphFont" style:family="text">
      <style:text-properties style:font-name="Lora" style:font-name-asian="Lora" style:font-name-complex="Lora" fo:font-style="italic" style:font-style-asian="italic" fo:color="#355070" fo:font-size="9pt" style:font-size-asian="9pt" style:font-size-complex="9pt"/>
    </style:style>
    <style:style style:name="P582" style:parent-style-name="Standard" style:family="paragraph">
      <style:paragraph-properties fo:text-align="justify" fo:margin-bottom="0.0694in" fo:line-height="100%" fo:margin-left="0.25in" fo:margin-right="0.125in">
        <style:tab-stops/>
      </style:paragraph-properties>
    </style:style>
    <style:style style:name="T583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584" style:parent-style-name="Standard" style:family="paragraph">
      <style:paragraph-properties fo:text-align="justify" fo:margin-bottom="0.0694in" fo:line-height="100%" fo:margin-left="0.25in" fo:margin-right="0.125in">
        <style:tab-stops/>
      </style:paragraph-properties>
    </style:style>
    <style:style style:name="T585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586" style:parent-style-name="Standard" style:family="paragraph">
      <style:paragraph-properties fo:text-align="justify" fo:margin-bottom="0.0694in" fo:line-height="100%" fo:margin-left="0.25in" fo:margin-right="0.125in">
        <style:tab-stops/>
      </style:paragraph-properties>
    </style:style>
    <style:style style:name="T587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588" style:parent-style-name="Standard" style:family="paragraph">
      <style:paragraph-properties fo:text-align="justify" fo:margin-bottom="0.0694in" fo:line-height="100%" fo:margin-left="0.25in" fo:margin-right="0.125in">
        <style:tab-stops/>
      </style:paragraph-properties>
    </style:style>
    <style:style style:name="T589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590" style:parent-style-name="Standard" style:family="paragraph">
      <style:paragraph-properties fo:text-align="justify" fo:margin-bottom="0.0694in" fo:line-height="100%" fo:margin-left="0.25in" fo:margin-right="0.125in">
        <style:tab-stops/>
      </style:paragraph-properties>
    </style:style>
    <style:style style:name="T591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592" style:parent-style-name="Standard" style:family="paragraph">
      <style:paragraph-properties fo:text-align="justify" fo:margin-bottom="0.0694in" fo:line-height="100%" fo:margin-left="0.25in" fo:margin-right="0.125in">
        <style:tab-stops/>
      </style:paragraph-properties>
    </style:style>
    <style:style style:name="T593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594" style:parent-style-name="Standard" style:family="paragraph">
      <style:paragraph-properties fo:text-align="justify" fo:line-height="100%" fo:margin-left="0.125in" fo:margin-right="0.125in">
        <style:tab-stops/>
      </style:paragraph-properties>
    </style:style>
    <style:style style:name="P595" style:parent-style-name="Standard" style:family="paragraph">
      <style:paragraph-properties fo:text-align="center" fo:margin-bottom="0.0694in" fo:line-height="100%"/>
    </style:style>
    <style:style style:name="T596" style:parent-style-name="DefaultParagraphFont" style:family="text">
      <style:text-properties style:font-name="Lora" style:font-name-asian="Lora" style:font-name-complex="Lora" fo:font-weight="bold" style:font-weight-asian="bold" fo:color="#355070" fo:font-size="9pt" style:font-size-asian="9pt" style:font-size-complex="9pt"/>
    </style:style>
    <style:style style:name="T597" style:parent-style-name="DefaultParagraphFont" style:family="text">
      <style:text-properties style:font-name="Lora" style:font-name-asian="Lora" style:font-name-complex="Lora" fo:font-weight="bold" style:font-weight-asian="bold" fo:font-style="italic" style:font-style-asian="italic" fo:color="#355070" fo:font-size="9pt" style:font-size-asian="9pt" style:font-size-complex="9pt"/>
    </style:style>
    <style:style style:name="T598" style:parent-style-name="DefaultParagraphFont" style:family="text">
      <style:text-properties style:font-name="Lora" style:font-name-asian="Lora" style:font-name-complex="Lora" fo:font-weight="bold" style:font-weight-asian="bold" fo:color="#355070" fo:font-size="9pt" style:font-size-asian="9pt" style:font-size-complex="9pt"/>
    </style:style>
    <style:style style:name="P599" style:parent-style-name="Standard" style:family="paragraph">
      <style:paragraph-properties fo:text-align="justify" fo:margin-bottom="0.0694in" fo:line-height="100%" fo:margin-left="0.125in" fo:margin-right="0.0625in">
        <style:tab-stops/>
      </style:paragraph-properties>
    </style:style>
    <style:style style:name="T600" style:parent-style-name="DefaultParagraphFont" style:family="text">
      <style:text-properties style:font-name="Lora" style:font-name-asian="Lora" style:font-name-complex="Lora" fo:font-style="italic" style:font-style-asian="italic" fo:color="#355070" fo:font-size="9pt" style:font-size-asian="9pt" style:font-size-complex="9pt"/>
    </style:style>
    <style:style style:name="P601" style:parent-style-name="Standard" style:family="paragraph">
      <style:paragraph-properties fo:text-align="justify" fo:margin-bottom="0.0694in" fo:line-height="100%" fo:margin-left="0.25in" fo:margin-right="0.125in">
        <style:tab-stops/>
      </style:paragraph-properties>
    </style:style>
    <style:style style:name="T602" style:parent-style-name="DefaultParagraphFont" style:family="text">
      <style:text-properties style:font-name="Lora" style:font-name-asian="Lora" style:font-name-complex="Lora" fo:font-style="italic" style:font-style-asian="italic" fo:color="#355070" fo:font-size="9pt" style:font-size-asian="9pt" style:font-size-complex="9pt"/>
    </style:style>
    <style:style style:name="T603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604" style:parent-style-name="Standard" style:family="paragraph">
      <style:paragraph-properties fo:text-align="justify" fo:margin-bottom="0.0694in" fo:line-height="100%" fo:margin-left="0.25in" fo:margin-right="0.125in">
        <style:tab-stops/>
      </style:paragraph-properties>
    </style:style>
    <style:style style:name="T605" style:parent-style-name="DefaultParagraphFont" style:family="text">
      <style:text-properties style:font-name="Lora" style:font-name-asian="Lora" style:font-name-complex="Lora" fo:font-style="italic" style:font-style-asian="italic" fo:color="#355070" fo:font-size="9pt" style:font-size-asian="9pt" style:font-size-complex="9pt"/>
    </style:style>
    <style:style style:name="T606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607" style:parent-style-name="Standard" style:family="paragraph">
      <style:paragraph-properties fo:text-align="justify" fo:margin-bottom="0.0694in" fo:line-height="100%" fo:margin-left="0.25in" fo:margin-right="0.125in">
        <style:tab-stops/>
      </style:paragraph-properties>
    </style:style>
    <style:style style:name="T608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609" style:parent-style-name="Standard" style:family="paragraph">
      <style:paragraph-properties fo:text-align="justify" fo:margin-bottom="0.0694in" fo:line-height="100%" fo:margin-left="0.25in" fo:margin-right="0.125in">
        <style:tab-stops/>
      </style:paragraph-properties>
    </style:style>
    <style:style style:name="T610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611" style:parent-style-name="Standard" style:family="paragraph">
      <style:paragraph-properties fo:text-align="justify" fo:line-height="100%" fo:margin-left="0.125in" fo:margin-right="0.125in">
        <style:tab-stops/>
      </style:paragraph-properties>
    </style:style>
    <style:style style:name="P612" style:parent-style-name="Standard" style:family="paragraph">
      <style:paragraph-properties fo:text-align="center" fo:line-height="100%"/>
    </style:style>
    <style:style style:name="T613" style:parent-style-name="DefaultParagraphFont" style:family="text">
      <style:text-properties style:font-name="Lora" style:font-name-asian="Lora" style:font-name-complex="Lora" fo:font-weight="bold" style:font-weight-asian="bold" fo:color="#355070" fo:font-size="9pt" style:font-size-asian="9pt" style:font-size-complex="9pt"/>
    </style:style>
    <style:style style:name="P614" style:parent-style-name="Standard" style:family="paragraph">
      <style:paragraph-properties fo:text-align="center" fo:margin-bottom="0.0694in" fo:line-height="100%"/>
    </style:style>
    <style:style style:name="T615" style:parent-style-name="DefaultParagraphFont" style:family="text">
      <style:text-properties style:font-name="Lora" style:font-name-asian="Lora" style:font-name-complex="Lora" fo:font-style="italic" style:font-style-asian="italic" fo:color="#355070" fo:font-size="9pt" style:font-size-asian="9pt" style:font-size-complex="9pt"/>
    </style:style>
    <style:style style:name="P616" style:parent-style-name="Standard" style:family="paragraph">
      <style:paragraph-properties fo:text-align="justify" fo:margin-bottom="0.0694in" fo:line-height="100%" fo:margin-left="0.125in" fo:margin-right="0.0729in">
        <style:tab-stops/>
      </style:paragraph-properties>
    </style:style>
    <style:style style:name="T617" style:parent-style-name="DefaultParagraphFont" style:family="text">
      <style:text-properties style:font-name="Lora" style:font-name-asian="Lora" style:font-name-complex="Lora" fo:font-style="italic" style:font-style-asian="italic" fo:color="#355070" fo:font-size="9pt" style:font-size-asian="9pt" style:font-size-complex="9pt"/>
    </style:style>
    <style:style style:name="T618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T619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620" style:parent-style-name="Standard" style:family="paragraph">
      <style:paragraph-properties fo:text-align="justify" fo:margin-bottom="0.0694in" fo:line-height="100%" fo:margin-left="0.25in" fo:margin-right="0.125in">
        <style:tab-stops/>
      </style:paragraph-properties>
    </style:style>
    <style:style style:name="T621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622" style:parent-style-name="Standard" style:family="paragraph">
      <style:paragraph-properties fo:text-align="justify" fo:margin-bottom="0.0694in" fo:line-height="100%" fo:margin-left="0.25in" fo:margin-right="0.125in">
        <style:tab-stops/>
      </style:paragraph-properties>
    </style:style>
    <style:style style:name="T623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624" style:parent-style-name="Standard" style:family="paragraph">
      <style:paragraph-properties fo:text-align="justify" fo:margin-bottom="0.0694in" fo:line-height="100%" fo:margin-left="0.25in" fo:margin-right="0.125in">
        <style:tab-stops/>
      </style:paragraph-properties>
    </style:style>
    <style:style style:name="T625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626" style:parent-style-name="Standard" style:family="paragraph">
      <style:paragraph-properties fo:text-align="justify" fo:margin-bottom="0.0694in" fo:line-height="100%" fo:margin-left="0.25in" fo:margin-right="0.125in">
        <style:tab-stops/>
      </style:paragraph-properties>
    </style:style>
    <style:style style:name="T627" style:parent-style-name="DefaultParagraphFont" style:family="text">
      <style:text-properties style:font-name="Lora" style:font-name-asian="Lora" style:font-name-complex="Lora" fo:font-style="italic" style:font-style-asian="italic" fo:color="#355070" fo:font-size="9pt" style:font-size-asian="9pt" style:font-size-complex="9pt"/>
    </style:style>
    <style:style style:name="T628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629" style:parent-style-name="Standard" style:family="paragraph">
      <style:paragraph-properties fo:text-align="justify" fo:line-height="100%" fo:margin-left="0.125in" fo:margin-right="0.125in">
        <style:tab-stops/>
      </style:paragraph-properties>
    </style:style>
    <style:style style:name="P630" style:parent-style-name="Standard" style:family="paragraph">
      <style:paragraph-properties fo:text-align="center" fo:line-height="100%"/>
    </style:style>
    <style:style style:name="T631" style:parent-style-name="DefaultParagraphFont" style:family="text">
      <style:text-properties style:font-name="Lora" style:font-name-asian="Lora" style:font-name-complex="Lora" fo:font-weight="bold" style:font-weight-asian="bold" fo:color="#355070" fo:font-size="9pt" style:font-size-asian="9pt" style:font-size-complex="9pt"/>
    </style:style>
    <style:style style:name="T632" style:parent-style-name="DefaultParagraphFont" style:family="text">
      <style:text-properties style:font-name="Lora" style:font-name-asian="Lora" style:font-name-complex="Lora" fo:font-weight="bold" style:font-weight-asian="bold" fo:font-style="italic" style:font-style-asian="italic" fo:color="#355070" fo:font-size="9pt" style:font-size-asian="9pt" style:font-size-complex="9pt"/>
    </style:style>
    <style:style style:name="T633" style:parent-style-name="DefaultParagraphFont" style:family="text">
      <style:text-properties style:font-name="Lora" style:font-name-asian="Lora" style:font-name-complex="Lora" fo:font-weight="bold" style:font-weight-asian="bold" fo:color="#355070" fo:font-size="9pt" style:font-size-asian="9pt" style:font-size-complex="9pt"/>
    </style:style>
    <style:style style:name="P634" style:parent-style-name="Standard" style:family="paragraph">
      <style:paragraph-properties fo:text-align="center" fo:margin-bottom="0.0694in" fo:line-height="100%"/>
    </style:style>
    <style:style style:name="T635" style:parent-style-name="DefaultParagraphFont" style:family="text">
      <style:text-properties style:font-name="Lora" style:font-name-asian="Lora" style:font-name-complex="Lora" fo:font-style="italic" style:font-style-asian="italic" fo:color="#355070" fo:font-size="9pt" style:font-size-asian="9pt" style:font-size-complex="9pt"/>
    </style:style>
    <style:style style:name="P636" style:parent-style-name="Standard" style:family="paragraph">
      <style:paragraph-properties fo:text-align="justify" fo:margin-bottom="0.0694in" fo:line-height="100%" fo:margin-left="0.125in" fo:margin-right="0.125in">
        <style:tab-stops/>
      </style:paragraph-properties>
    </style:style>
    <style:style style:name="T637" style:parent-style-name="DefaultParagraphFont" style:family="text">
      <style:text-properties style:font-name="Lora" style:font-name-asian="Lora" style:font-name-complex="Lora" fo:font-style="italic" style:font-style-asian="italic" fo:color="#355070" fo:font-size="9pt" style:font-size-asian="9pt" style:font-size-complex="9pt"/>
    </style:style>
    <style:style style:name="P638" style:parent-style-name="Standard" style:family="paragraph">
      <style:paragraph-properties fo:text-align="justify" fo:margin-bottom="0.0694in" fo:line-height="100%" fo:margin-left="0.25in" fo:margin-right="0.125in">
        <style:tab-stops/>
      </style:paragraph-properties>
    </style:style>
    <style:style style:name="T639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640" style:parent-style-name="Standard" style:family="paragraph">
      <style:paragraph-properties fo:text-align="justify" fo:margin-bottom="0.0694in" fo:line-height="100%" fo:margin-left="0.25in" fo:margin-right="0.125in">
        <style:tab-stops/>
      </style:paragraph-properties>
    </style:style>
    <style:style style:name="T641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642" style:parent-style-name="Standard" style:family="paragraph">
      <style:paragraph-properties fo:text-align="justify" fo:margin-bottom="0.0694in" fo:line-height="100%" fo:margin-left="0.25in" fo:margin-right="0.125in">
        <style:tab-stops/>
      </style:paragraph-properties>
    </style:style>
    <style:style style:name="T643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644" style:parent-style-name="Standard" style:family="paragraph">
      <style:paragraph-properties fo:text-align="justify" fo:margin-bottom="0.0694in" fo:line-height="100%" fo:margin-left="0.25in" fo:margin-right="0.125in">
        <style:tab-stops/>
      </style:paragraph-properties>
    </style:style>
    <style:style style:name="T645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T646" style:parent-style-name="DefaultParagraphFont" style:family="text">
      <style:text-properties style:font-name="Lora" style:font-name-asian="Lora" style:font-name-complex="Lora" fo:font-style="italic" style:font-style-asian="italic" fo:color="#355070" fo:font-size="9pt" style:font-size-asian="9pt" style:font-size-complex="9pt"/>
    </style:style>
    <style:style style:name="T647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648" style:parent-style-name="Standard" style:family="paragraph">
      <style:paragraph-properties fo:text-align="justify" fo:margin-bottom="0.0694in" fo:line-height="100%" fo:margin-left="0.25in" fo:margin-right="0.125in">
        <style:tab-stops/>
      </style:paragraph-properties>
    </style:style>
    <style:style style:name="T649" style:parent-style-name="DefaultParagraphFont" style:family="text">
      <style:text-properties style:font-name="Lora" style:font-name-asian="Lora" style:font-name-complex="Lora" fo:font-style="italic" style:font-style-asian="italic" fo:color="#355070" fo:font-size="9pt" style:font-size-asian="9pt" style:font-size-complex="9pt"/>
    </style:style>
    <style:style style:name="T650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651" style:parent-style-name="Standard" style:family="paragraph">
      <style:paragraph-properties fo:text-align="justify" fo:line-height="100%" fo:margin-left="0.125in" fo:margin-right="0.125in">
        <style:tab-stops/>
      </style:paragraph-properties>
    </style:style>
    <style:style style:name="P652" style:parent-style-name="Standard" style:family="paragraph">
      <style:paragraph-properties fo:text-align="center" fo:line-height="100%"/>
    </style:style>
    <style:style style:name="T653" style:parent-style-name="DefaultParagraphFont" style:family="text">
      <style:text-properties style:font-name="Lora" style:font-name-asian="Lora" style:font-name-complex="Lora" fo:font-weight="bold" style:font-weight-asian="bold" fo:color="#355070" fo:font-size="9pt" style:font-size-asian="9pt" style:font-size-complex="9pt"/>
    </style:style>
    <style:style style:name="T654" style:parent-style-name="DefaultParagraphFont" style:family="text">
      <style:text-properties style:font-name="Lora" style:font-name-asian="Lora" style:font-name-complex="Lora" fo:font-weight="bold" style:font-weight-asian="bold" fo:font-style="italic" style:font-style-asian="italic" fo:color="#355070" fo:font-size="9pt" style:font-size-asian="9pt" style:font-size-complex="9pt"/>
    </style:style>
    <style:style style:name="T655" style:parent-style-name="DefaultParagraphFont" style:family="text">
      <style:text-properties style:font-name="Lora" style:font-name-asian="Lora" style:font-name-complex="Lora" fo:font-weight="bold" style:font-weight-asian="bold" fo:color="#355070" fo:font-size="9pt" style:font-size-asian="9pt" style:font-size-complex="9pt"/>
    </style:style>
    <style:style style:name="P656" style:parent-style-name="Standard" style:family="paragraph">
      <style:paragraph-properties fo:text-align="center" fo:margin-bottom="0.0694in" fo:line-height="100%"/>
    </style:style>
    <style:style style:name="T657" style:parent-style-name="DefaultParagraphFont" style:family="text">
      <style:text-properties style:font-name="Lora" style:font-name-asian="Lora" style:font-name-complex="Lora" fo:font-style="italic" style:font-style-asian="italic" fo:color="#355070" fo:font-size="9pt" style:font-size-asian="9pt" style:font-size-complex="9pt"/>
    </style:style>
    <style:style style:name="P658" style:parent-style-name="Standard" style:family="paragraph">
      <style:paragraph-properties fo:text-align="justify" fo:margin-bottom="0.0694in" fo:line-height="100%" fo:margin-left="0.125in" fo:margin-right="0.0104in">
        <style:tab-stops/>
      </style:paragraph-properties>
    </style:style>
    <style:style style:name="T659" style:parent-style-name="DefaultParagraphFont" style:family="text">
      <style:text-properties style:font-name="Lora" style:font-name-asian="Lora" style:font-name-complex="Lora" fo:font-style="italic" style:font-style-asian="italic" fo:color="#355070" fo:font-size="9pt" style:font-size-asian="9pt" style:font-size-complex="9pt"/>
    </style:style>
    <style:style style:name="P660" style:parent-style-name="Standard" style:family="paragraph">
      <style:paragraph-properties fo:text-align="justify" fo:margin-bottom="0.0694in" fo:line-height="100%" fo:margin-left="0.25in" fo:margin-right="0.125in">
        <style:tab-stops/>
      </style:paragraph-properties>
    </style:style>
    <style:style style:name="T661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662" style:parent-style-name="Standard" style:family="paragraph">
      <style:paragraph-properties fo:text-align="justify" fo:margin-bottom="0.0694in" fo:line-height="100%" fo:margin-left="0.25in" fo:margin-right="0.125in">
        <style:tab-stops/>
      </style:paragraph-properties>
    </style:style>
    <style:style style:name="T663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664" style:parent-style-name="Standard" style:family="paragraph">
      <style:paragraph-properties fo:text-align="justify" fo:margin-bottom="0.0694in" fo:line-height="100%" fo:margin-left="0.25in" fo:margin-right="0.125in">
        <style:tab-stops/>
      </style:paragraph-properties>
    </style:style>
    <style:style style:name="T665" style:parent-style-name="DefaultParagraphFont" style:family="text">
      <style:text-properties style:font-name="Lora" style:font-name-asian="Lora" style:font-name-complex="Lora" fo:font-style="italic" style:font-style-asian="italic" fo:color="#355070" fo:font-size="9pt" style:font-size-asian="9pt" style:font-size-complex="9pt"/>
    </style:style>
    <style:style style:name="T666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T667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T668" style:parent-style-name="DefaultParagraphFont" style:family="text">
      <style:text-properties style:font-name="Lora" style:font-name-asian="Lora" style:font-name-complex="Lora" fo:font-style="italic" style:font-style-asian="italic" fo:color="#355070" fo:font-size="9pt" style:font-size-asian="9pt" style:font-size-complex="9pt"/>
    </style:style>
    <style:style style:name="T669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670" style:parent-style-name="Standard" style:family="paragraph">
      <style:paragraph-properties fo:text-align="justify" fo:line-height="100%" fo:margin-left="0.1875in" fo:margin-right="0.125in">
        <style:tab-stops/>
      </style:paragraph-properties>
    </style:style>
    <style:style style:name="P671" style:parent-style-name="Standard" style:family="paragraph">
      <style:paragraph-properties fo:text-align="center" fo:line-height="100%"/>
    </style:style>
    <style:style style:name="T672" style:parent-style-name="DefaultParagraphFont" style:family="text">
      <style:text-properties style:font-name="Lora" style:font-name-asian="Lora" style:font-name-complex="Lora" fo:font-weight="bold" style:font-weight-asian="bold" fo:color="#355070" fo:font-size="9pt" style:font-size-asian="9pt" style:font-size-complex="9pt"/>
    </style:style>
    <style:style style:name="T673" style:parent-style-name="DefaultParagraphFont" style:family="text">
      <style:text-properties style:font-name="Lora" style:font-name-asian="Lora" style:font-name-complex="Lora" fo:font-weight="bold" style:font-weight-asian="bold" fo:font-style="italic" style:font-style-asian="italic" fo:color="#355070" fo:font-size="9pt" style:font-size-asian="9pt" style:font-size-complex="9pt"/>
    </style:style>
    <style:style style:name="T674" style:parent-style-name="DefaultParagraphFont" style:family="text">
      <style:text-properties style:font-name="Lora" style:font-name-asian="Lora" style:font-name-complex="Lora" fo:font-weight="bold" style:font-weight-asian="bold" fo:color="#355070" fo:font-size="9pt" style:font-size-asian="9pt" style:font-size-complex="9pt"/>
    </style:style>
    <style:style style:name="P675" style:parent-style-name="Standard" style:family="paragraph">
      <style:paragraph-properties fo:text-align="center" fo:margin-bottom="0.0694in" fo:line-height="100%"/>
    </style:style>
    <style:style style:name="T676" style:parent-style-name="DefaultParagraphFont" style:family="text">
      <style:text-properties style:font-name="Lora" style:font-name-asian="Lora" style:font-name-complex="Lora" fo:font-style="italic" style:font-style-asian="italic" fo:color="#355070" fo:font-size="9pt" style:font-size-asian="9pt" style:font-size-complex="9pt"/>
    </style:style>
    <style:style style:name="P677" style:parent-style-name="Standard" style:family="paragraph">
      <style:paragraph-properties fo:text-align="justify" fo:margin-bottom="0.0694in" fo:line-height="100%" fo:margin-left="0.25in" fo:margin-right="0.125in">
        <style:tab-stops/>
      </style:paragraph-properties>
    </style:style>
    <style:style style:name="T678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T679" style:parent-style-name="DefaultParagraphFont" style:family="text">
      <style:text-properties style:font-name="Lora" style:font-name-asian="Lora" style:font-name-complex="Lora" fo:font-style="italic" style:font-style-asian="italic" fo:color="#355070" fo:font-size="9pt" style:font-size-asian="9pt" style:font-size-complex="9pt"/>
    </style:style>
    <style:style style:name="T680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681" style:parent-style-name="Standard" style:family="paragraph">
      <style:paragraph-properties fo:text-align="justify" fo:margin-bottom="0.0694in" fo:line-height="100%" fo:margin-left="0.25in" fo:margin-right="0.125in">
        <style:tab-stops/>
      </style:paragraph-properties>
    </style:style>
    <style:style style:name="T682" style:parent-style-name="DefaultParagraphFont" style:family="text">
      <style:text-properties style:font-name="Lora" style:font-name-asian="Lora" style:font-name-complex="Lora" fo:font-style="italic" style:font-style-asian="italic" fo:color="#355070" fo:font-size="9pt" style:font-size-asian="9pt" style:font-size-complex="9pt"/>
    </style:style>
    <style:style style:name="T683" style:parent-style-name="DefaultParagraphFont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P684" style:parent-style-name="Standard" style:family="paragraph">
      <style:paragraph-properties fo:text-align="justify" fo:margin-bottom="0.0694in" fo:line-height="100%" fo:margin-right="0.125in"/>
      <style:text-properties style:font-name="Lora" style:font-name-asian="Lora" style:font-name-complex="Lora" fo:color="#355070" fo:font-size="9pt" style:font-size-asian="9pt" style:font-size-complex="9pt"/>
    </style:style>
    <style:style style:name="TableRow685" style:family="table-row">
      <style:table-row-properties style:min-row-height="0.4166in" style:use-optimal-row-height="false"/>
    </style:style>
    <style:style style:name="P686" style:parent-style-name="Normal" style:family="paragraph">
      <style:paragraph-properties fo:widows="0" fo:orphans="0"/>
    </style:style>
    <style:style style:name="P687" style:parent-style-name="Normal" style:family="paragraph">
      <style:paragraph-properties fo:widows="0" fo:orphans="0"/>
    </style:style>
    <style:style style:name="P688" style:parent-style-name="Normal" style:family="paragraph">
      <style:paragraph-properties fo:widows="0" fo:orphans="0"/>
    </style:style>
    <style:style style:name="TableRow689" style:family="table-row">
      <style:table-row-properties style:min-row-height="0.4166in" style:use-optimal-row-height="false"/>
    </style:style>
    <style:style style:name="P690" style:parent-style-name="Normal" style:family="paragraph">
      <style:paragraph-properties fo:widows="0" fo:orphans="0"/>
    </style:style>
    <style:style style:name="P691" style:parent-style-name="Normal" style:family="paragraph">
      <style:paragraph-properties fo:widows="0" fo:orphans="0"/>
    </style:style>
    <style:style style:name="P692" style:parent-style-name="Normal" style:family="paragraph">
      <style:paragraph-properties fo:widows="0" fo:orphans="0"/>
    </style:style>
    <style:style style:name="TableRow693" style:family="table-row">
      <style:table-row-properties style:min-row-height="0.4166in" style:use-optimal-row-height="false"/>
    </style:style>
    <style:style style:name="P694" style:parent-style-name="Normal" style:family="paragraph">
      <style:paragraph-properties fo:widows="0" fo:orphans="0"/>
    </style:style>
    <style:style style:name="P695" style:parent-style-name="Normal" style:family="paragraph">
      <style:paragraph-properties fo:widows="0" fo:orphans="0"/>
    </style:style>
    <style:style style:name="P696" style:parent-style-name="Normal" style:family="paragraph">
      <style:paragraph-properties fo:widows="0" fo:orphans="0"/>
    </style:style>
    <style:style style:name="TableRow697" style:family="table-row">
      <style:table-row-properties style:min-row-height="0.4166in" style:use-optimal-row-height="false"/>
    </style:style>
    <style:style style:name="P698" style:parent-style-name="Normal" style:family="paragraph">
      <style:paragraph-properties fo:widows="0" fo:orphans="0"/>
    </style:style>
    <style:style style:name="P699" style:parent-style-name="Normal" style:family="paragraph">
      <style:paragraph-properties fo:widows="0" fo:orphans="0"/>
    </style:style>
    <style:style style:name="P700" style:parent-style-name="Normal" style:family="paragraph">
      <style:paragraph-properties fo:widows="0" fo:orphans="0"/>
    </style:style>
    <style:style style:name="TableRow701" style:family="table-row">
      <style:table-row-properties style:min-row-height="0.4166in" style:use-optimal-row-height="false"/>
    </style:style>
    <style:style style:name="P702" style:parent-style-name="Normal" style:family="paragraph">
      <style:paragraph-properties fo:widows="0" fo:orphans="0"/>
    </style:style>
    <style:style style:name="P703" style:parent-style-name="Normal" style:family="paragraph">
      <style:paragraph-properties fo:widows="0" fo:orphans="0"/>
    </style:style>
    <style:style style:name="P704" style:parent-style-name="Normal" style:family="paragraph">
      <style:paragraph-properties fo:widows="0" fo:orphans="0"/>
    </style:style>
    <style:style style:name="TableRow705" style:family="table-row">
      <style:table-row-properties style:min-row-height="0.4166in" style:use-optimal-row-height="false"/>
    </style:style>
    <style:style style:name="P706" style:parent-style-name="Normal" style:family="paragraph">
      <style:paragraph-properties fo:widows="0" fo:orphans="0"/>
    </style:style>
    <style:style style:name="P707" style:parent-style-name="Normal" style:family="paragraph">
      <style:paragraph-properties fo:widows="0" fo:orphans="0"/>
    </style:style>
    <style:style style:name="P708" style:parent-style-name="Normal" style:family="paragraph">
      <style:paragraph-properties fo:widows="0" fo:orphans="0"/>
    </style:style>
    <style:style style:name="TableRow709" style:family="table-row">
      <style:table-row-properties style:min-row-height="0.4166in" style:use-optimal-row-height="false"/>
    </style:style>
    <style:style style:name="P710" style:parent-style-name="Normal" style:family="paragraph">
      <style:paragraph-properties fo:widows="0" fo:orphans="0"/>
    </style:style>
    <style:style style:name="P711" style:parent-style-name="Normal" style:family="paragraph">
      <style:paragraph-properties fo:widows="0" fo:orphans="0"/>
    </style:style>
    <style:style style:name="P712" style:parent-style-name="Normal" style:family="paragraph">
      <style:paragraph-properties fo:widows="0" fo:orphans="0"/>
    </style:style>
    <style:style style:name="TableRow713" style:family="table-row">
      <style:table-row-properties style:min-row-height="0.4166in" style:use-optimal-row-height="false"/>
    </style:style>
    <style:style style:name="P714" style:parent-style-name="Normal" style:family="paragraph">
      <style:paragraph-properties fo:widows="0" fo:orphans="0"/>
    </style:style>
    <style:style style:name="P715" style:parent-style-name="Normal" style:family="paragraph">
      <style:paragraph-properties fo:widows="0" fo:orphans="0"/>
    </style:style>
    <style:style style:name="P716" style:parent-style-name="Normal" style:family="paragraph">
      <style:paragraph-properties fo:widows="0" fo:orphans="0"/>
    </style:style>
    <style:style style:name="TableRow717" style:family="table-row">
      <style:table-row-properties style:min-row-height="0.4166in" style:use-optimal-row-height="false"/>
    </style:style>
    <style:style style:name="P718" style:parent-style-name="Normal" style:family="paragraph">
      <style:paragraph-properties fo:widows="0" fo:orphans="0"/>
    </style:style>
    <style:style style:name="P719" style:parent-style-name="Normal" style:family="paragraph">
      <style:paragraph-properties fo:widows="0" fo:orphans="0"/>
    </style:style>
    <style:style style:name="P720" style:parent-style-name="Normal" style:family="paragraph">
      <style:paragraph-properties fo:widows="0" fo:orphans="0"/>
    </style:style>
    <style:style style:name="TableRow721" style:family="table-row">
      <style:table-row-properties style:min-row-height="0.177in" style:use-optimal-row-height="false"/>
    </style:style>
    <style:style style:name="TableCell722" style:family="table-cell">
      <style:table-cell-properties fo:border="none" fo:background-color="#6D597A" style:writing-mode="lr-tb" style:vertical-align="middle" fo:padding-top="0.0104in" fo:padding-left="0.0104in" fo:padding-bottom="0.0104in" fo:padding-right="0.0104in"/>
    </style:style>
    <style:style style:name="P723" style:parent-style-name="Standard" style:family="paragraph">
      <style:paragraph-properties fo:text-align="center"/>
    </style:style>
    <style:style style:name="T724" style:parent-style-name="DefaultParagraphFont" style:family="text">
      <style:text-properties style:font-name="Lexend" style:font-name-asian="Lexend" style:font-name-complex="Lexend" fo:color="#FFFFFF"/>
    </style:style>
    <style:style style:name="TableCell725" style:family="table-cell">
      <style:table-cell-properties fo:border="none" fo:background-color="#6D597A" style:writing-mode="lr-tb" style:vertical-align="middle" fo:padding-top="0.0104in" fo:padding-left="0.0104in" fo:padding-bottom="0.0104in" fo:padding-right="0.0104in"/>
    </style:style>
    <style:style style:name="P726" style:parent-style-name="Standard" style:family="paragraph">
      <style:paragraph-properties fo:text-align="center"/>
    </style:style>
    <style:style style:name="T727" style:parent-style-name="DefaultParagraphFont" style:family="text">
      <style:text-properties style:font-name="Lexend" style:font-name-asian="Lexend" style:font-name-complex="Lexend" fo:color="#FFFFFF"/>
    </style:style>
    <style:style style:name="TableRow728" style:family="table-row">
      <style:table-row-properties style:min-row-height="2.9687in" style:use-optimal-row-height="false"/>
    </style:style>
    <style:style style:name="TableCell729" style:family="table-cell">
      <style:table-cell-properties fo:border="none" fo:background-color="#F2DFD7" style:writing-mode="lr-tb" fo:padding-top="0.0104in" fo:padding-left="0.0104in" fo:padding-bottom="0.0104in" fo:padding-right="0.0104in"/>
    </style:style>
    <style:style style:name="P730" style:parent-style-name="Standard" style:family="paragraph">
      <style:paragraph-properties fo:text-align="justify" fo:margin-bottom="0.1388in" fo:line-height="100%" fo:margin-left="0.0625in" fo:margin-right="0.0729in">
        <style:tab-stops/>
      </style:paragraph-properties>
    </style:style>
    <style:style style:name="T731" style:parent-style-name="DefaultParagraphFont" style:family="text">
      <style:text-properties style:font-name="Lora" style:font-name-asian="Lora" style:font-name-complex="Lora" fo:font-style="italic" style:font-style-asian="italic" fo:color="#355070" fo:font-size="9pt" style:font-size-asian="9pt" style:font-size-complex="9pt"/>
    </style:style>
    <style:style style:name="P732" style:parent-style-name="Standard" style:family="paragraph">
      <style:paragraph-properties fo:text-align="justify" fo:margin-bottom="0.1388in" fo:line-height="100%" fo:margin-left="0.1875in" fo:margin-right="0.0729in">
        <style:tab-stops/>
      </style:paragraph-properties>
    </style:style>
    <style:style style:name="T733" style:parent-style-name="DefaultParagraphFont" style:family="text">
      <style:text-properties style:font-name="Lora" style:font-name-asian="Lora" style:font-name-complex="Lora" fo:color="#355070" fo:font-size="8pt" style:font-size-asian="8pt" style:font-size-complex="8pt"/>
    </style:style>
    <style:style style:name="P734" style:parent-style-name="Standard" style:family="paragraph">
      <style:paragraph-properties fo:text-align="justify" fo:margin-bottom="0.1388in" fo:line-height="100%" fo:margin-left="0.1875in" fo:margin-right="0.0729in">
        <style:tab-stops/>
      </style:paragraph-properties>
    </style:style>
    <style:style style:name="T735" style:parent-style-name="DefaultParagraphFont" style:family="text">
      <style:text-properties style:font-name="Lora" style:font-name-asian="Lora" style:font-name-complex="Lora" fo:color="#355070" fo:font-size="8pt" style:font-size-asian="8pt" style:font-size-complex="8pt"/>
    </style:style>
    <style:style style:name="P736" style:parent-style-name="Standard" style:family="paragraph">
      <style:paragraph-properties fo:text-align="justify" fo:margin-bottom="0.1388in" fo:line-height="100%" fo:margin-left="0.1875in" fo:margin-right="0.0729in">
        <style:tab-stops/>
      </style:paragraph-properties>
    </style:style>
    <style:style style:name="T737" style:parent-style-name="DefaultParagraphFont" style:family="text">
      <style:text-properties style:font-name="Lora" style:font-name-asian="Lora" style:font-name-complex="Lora" fo:color="#355070" fo:font-size="8pt" style:font-size-asian="8pt" style:font-size-complex="8pt"/>
    </style:style>
    <style:style style:name="P738" style:parent-style-name="Standard" style:family="paragraph">
      <style:paragraph-properties fo:text-align="justify" fo:margin-bottom="0.1388in" fo:line-height="100%" fo:margin-left="0.1875in" fo:margin-right="0.0729in">
        <style:tab-stops/>
      </style:paragraph-properties>
    </style:style>
    <style:style style:name="T739" style:parent-style-name="DefaultParagraphFont" style:family="text">
      <style:text-properties style:font-name="Lora" style:font-name-asian="Lora" style:font-name-complex="Lora" fo:color="#355070" fo:font-size="8pt" style:font-size-asian="8pt" style:font-size-complex="8pt"/>
    </style:style>
    <style:style style:name="P740" style:parent-style-name="Standard" style:family="paragraph">
      <style:paragraph-properties fo:text-align="justify" fo:margin-bottom="0.1388in" fo:line-height="100%" fo:margin-left="0.1875in" fo:margin-right="0.0729in">
        <style:tab-stops/>
      </style:paragraph-properties>
    </style:style>
    <style:style style:name="T741" style:parent-style-name="DefaultParagraphFont" style:family="text">
      <style:text-properties style:font-name="Lora" style:font-name-asian="Lora" style:font-name-complex="Lora" fo:color="#355070" fo:font-size="8pt" style:font-size-asian="8pt" style:font-size-complex="8pt"/>
    </style:style>
    <style:style style:name="P742" style:parent-style-name="Standard" style:family="paragraph">
      <style:paragraph-properties fo:text-align="justify" fo:margin-bottom="0.1388in" fo:line-height="100%" fo:margin-left="0.1875in" fo:margin-right="0.0729in">
        <style:tab-stops/>
      </style:paragraph-properties>
    </style:style>
    <style:style style:name="T743" style:parent-style-name="DefaultParagraphFont" style:family="text">
      <style:text-properties style:font-name="Lora" style:font-name-asian="Lora" style:font-name-complex="Lora" fo:color="#355070" fo:font-size="8pt" style:font-size-asian="8pt" style:font-size-complex="8pt"/>
    </style:style>
    <style:style style:name="P744" style:parent-style-name="Standard" style:family="paragraph">
      <style:paragraph-properties fo:text-align="justify" fo:line-height="100%" fo:margin-left="0.1875in" fo:margin-right="0.0729in">
        <style:tab-stops/>
      </style:paragraph-properties>
    </style:style>
    <style:style style:name="T745" style:parent-style-name="DefaultParagraphFont" style:family="text">
      <style:text-properties style:font-name="Lora" style:font-name-asian="Lora" style:font-name-complex="Lora" fo:color="#F2DFD7" fo:font-size="8pt" style:font-size-asian="8pt" style:font-size-complex="8pt"/>
    </style:style>
    <style:style style:name="TableCell7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47" style:parent-style-name="Standard" style:family="paragraph">
      <style:paragraph-properties fo:margin-left="0.3125in" fo:margin-right="0.177in" fo:text-indent="-0.125in">
        <style:tab-stops/>
      </style:paragraph-properties>
    </style:style>
    <style:style style:name="T748" style:parent-style-name="DefaultParagraphFont" style:family="text">
      <style:text-properties style:font-name="Lora" style:font-name-asian="Lora" style:font-name-complex="Lora" fo:color="#355070" fo:font-size="9pt" style:font-size-asian="9pt" style:font-size-complex="9pt" fo:background-color="#FFFFFF"/>
    </style:style>
    <style:style style:name="T749" style:parent-style-name="DefaultParagraphFont" style:family="text">
      <style:text-properties style:font-name="Lora" style:font-name-asian="Lora" style:font-name-complex="Lora" fo:font-style="italic" style:font-style-asian="italic" fo:color="#355070" fo:font-size="9pt" style:font-size-asian="9pt" style:font-size-complex="9pt" fo:background-color="#FFFFFF"/>
    </style:style>
    <style:style style:name="T750" style:parent-style-name="DefaultParagraphFont" style:family="text">
      <style:text-properties style:font-name="Lora" style:font-name-asian="Lora" style:font-name-complex="Lora" fo:color="#355070" fo:font-size="9pt" style:font-size-asian="9pt" style:font-size-complex="9pt" fo:background-color="#FFFFFF"/>
    </style:style>
    <style:style style:name="P751" style:parent-style-name="Standard" style:family="paragraph">
      <style:paragraph-properties fo:margin-left="0.3125in" fo:margin-right="0.177in" fo:text-indent="-0.125in">
        <style:tab-stops/>
      </style:paragraph-properties>
      <style:text-properties style:font-name="Lora" style:font-name-asian="Lora" style:font-name-complex="Lora" fo:color="#355070"/>
    </style:style>
    <style:style style:name="P752" style:parent-style-name="Standard" style:family="paragraph">
      <style:paragraph-properties fo:margin-left="0.3125in" fo:margin-right="0.177in" fo:text-indent="-0.125in">
        <style:tab-stops/>
      </style:paragraph-properties>
    </style:style>
    <style:style style:name="T753" style:parent-style-name="DefaultParagraphFont" style:family="text">
      <style:text-properties style:font-name="Lora" style:font-name-asian="Lora" style:font-name-complex="Lora" fo:color="#355070" fo:font-size="9pt" style:font-size-asian="9pt" style:font-size-complex="9pt" fo:background-color="#FFFFFF"/>
    </style:style>
    <style:style style:name="T754" style:parent-style-name="DefaultParagraphFont" style:family="text">
      <style:text-properties style:font-name="Lora" style:font-name-asian="Lora" style:font-name-complex="Lora" fo:font-style="italic" style:font-style-asian="italic" fo:color="#355070" fo:font-size="9pt" style:font-size-asian="9pt" style:font-size-complex="9pt" fo:background-color="#FFFFFF"/>
    </style:style>
    <style:style style:name="T755" style:parent-style-name="DefaultParagraphFont" style:family="text">
      <style:text-properties style:font-name="Lora" style:font-name-asian="Lora" style:font-name-complex="Lora" fo:color="#355070" fo:font-size="9pt" style:font-size-asian="9pt" style:font-size-complex="9pt" fo:background-color="#FFFFFF"/>
    </style:style>
    <style:style style:name="P756" style:parent-style-name="Standard" style:family="paragraph">
      <style:paragraph-properties fo:margin-left="0.3125in" fo:margin-right="0.177in" fo:text-indent="-0.125in">
        <style:tab-stops/>
      </style:paragraph-properties>
      <style:text-properties style:font-name="Lora" style:font-name-asian="Lora" style:font-name-complex="Lora" fo:color="#355070"/>
    </style:style>
    <style:style style:name="P757" style:parent-style-name="Standard" style:family="paragraph">
      <style:paragraph-properties fo:margin-left="0.3125in" fo:margin-right="0.177in" fo:text-indent="-0.125in">
        <style:tab-stops/>
      </style:paragraph-properties>
    </style:style>
    <style:style style:name="T758" style:parent-style-name="DefaultParagraphFont" style:family="text">
      <style:text-properties style:font-name="Lora" style:font-name-asian="Lora" style:font-name-complex="Lora" fo:color="#355070" fo:font-size="9pt" style:font-size-asian="9pt" style:font-size-complex="9pt" fo:background-color="#FFFFFF"/>
    </style:style>
    <style:style style:name="T759" style:parent-style-name="DefaultParagraphFont" style:family="text">
      <style:text-properties style:font-name="Lora" style:font-name-asian="Lora" style:font-name-complex="Lora" fo:font-style="italic" style:font-style-asian="italic" fo:color="#355070" fo:font-size="9pt" style:font-size-asian="9pt" style:font-size-complex="9pt" fo:background-color="#FFFFFF"/>
    </style:style>
    <style:style style:name="T760" style:parent-style-name="DefaultParagraphFont" style:family="text">
      <style:text-properties style:font-name="Lora" style:font-name-asian="Lora" style:font-name-complex="Lora" fo:color="#355070" fo:font-size="9pt" style:font-size-asian="9pt" style:font-size-complex="9pt" fo:background-color="#FFFFFF"/>
    </style:style>
    <style:style style:name="P761" style:parent-style-name="Standard" style:family="paragraph">
      <style:paragraph-properties fo:margin-left="0.3125in" fo:margin-right="0.177in" fo:text-indent="-0.125in">
        <style:tab-stops/>
      </style:paragraph-properties>
      <style:text-properties style:font-name="Lora" style:font-name-asian="Lora" style:font-name-complex="Lora" fo:color="#355070"/>
    </style:style>
    <style:style style:name="P762" style:parent-style-name="Standard" style:family="paragraph">
      <style:paragraph-properties fo:margin-left="0.3125in" fo:margin-right="0.177in" fo:text-indent="-0.125in">
        <style:tab-stops/>
      </style:paragraph-properties>
    </style:style>
    <style:style style:name="T763" style:parent-style-name="DefaultParagraphFont" style:family="text">
      <style:text-properties style:font-name="Lora" style:font-name-asian="Lora" style:font-name-complex="Lora" fo:color="#355070" fo:font-size="9pt" style:font-size-asian="9pt" style:font-size-complex="9pt" fo:background-color="#FFFFFF"/>
    </style:style>
    <style:style style:name="T764" style:parent-style-name="DefaultParagraphFont" style:family="text">
      <style:text-properties style:font-name="Lora" style:font-name-asian="Lora" style:font-name-complex="Lora" fo:font-style="italic" style:font-style-asian="italic" fo:color="#355070" fo:font-size="9pt" style:font-size-asian="9pt" style:font-size-complex="9pt" fo:background-color="#FFFFFF"/>
    </style:style>
    <style:style style:name="T765" style:parent-style-name="DefaultParagraphFont" style:family="text">
      <style:text-properties style:font-name="Lora" style:font-name-asian="Lora" style:font-name-complex="Lora" fo:color="#355070" fo:font-size="9pt" style:font-size-asian="9pt" style:font-size-complex="9pt" fo:background-color="#FFFFFF"/>
    </style:style>
    <style:style style:name="P766" style:parent-style-name="Standard" style:family="paragraph">
      <style:text-properties style:font-name="Lora" style:font-name-asian="Lora" style:font-name-complex="Lora" fo:color="#355070"/>
    </style:style>
    <style:style style:name="P767" style:parent-style-name="Standard" style:family="paragraph">
      <style:text-properties style:font-name="Lora" style:font-name-asian="Lora" style:font-name-complex="Lora" fo:color="#355070" fo:font-size="4pt" style:font-size-asian="4pt" style:font-size-complex="4pt"/>
    </style:style>
    <style:style style:name="T768" style:parent-style-name="DefaultParagraphFont" style:family="text">
      <style:text-properties style:font-name="Lora" style:font-name-asian="Lora" style:font-name-complex="Lora" fo:color="#355070" fo:font-size="4pt" style:font-size-asian="4pt" style:font-size-complex="4pt"/>
    </style:style>
    <style:style style:family="graphic" style:name="a10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2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4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5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6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7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0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9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 table:number-columns-spanned="6">
            <text:p text:style-name="P17"><text:span text:style-name="T18">OLLIE D. COMBS,<text:s/></text:span><text:span text:style-name="T19">M.A.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20" table:number-columns-spanned="3">
            <text:p text:style-name="P21">Visualizing research.</text:p>
          </table:table-cell>
          <table:covered-table-cell/>
          <table:covered-table-cell/>
          <table:table-cell table:style-name="TableCell22">
            <text:p text:style-name="P23"/>
          </table:table-cell>
          <table:table-cell table:style-name="TableCell24" table:number-columns-spanned="2">
            <text:p text:style-name="P25"><text:span text:style-name="T26">Published name: <text:s text:c="3"/></text:span><text:span text:style-name="T27">Aleah <text:s text:c="4"/></text:span><text:span text:style-name="T28"><text:s text:c="18"/>Please call me: <text:s text:c="8"/></text:span><text:span text:style-name="T29">Ollie <text:s text:c="3"/></text:span><text:span text:style-name="T30"><text:s text:c="21"/>Pronouns: <text:s text:c="4"/></text:span><text:span text:style-name="T31"><text:s/>they/them</text:span></text:p>
          </table:table-cell>
          <table:covered-table-cell/>
        </table:table-row>
        <table:table-row table:style-name="TableRow32">
          <table:table-cell table:style-name="TableCell33" table:number-columns-spanned="12">
            <text:p text:style-name="P34"><text:span text:style-name="T35">Boston, MA <text:s text:c="2"/>⋄ <text:s text:c="2"/>217 714 5164 <text:s text:c="2"/>⋄ <text:s text:c="2"/></text:span><text:a xlink:href="mailto:fledglinguist@gmail.com" office:target-frame-name="_top" xlink:show="replace"><text:span text:style-name="T36">fledglinguist@gmail.com</text:span></text:a><text:span text:style-name="T37"><text:s text:c="3"/>⋄ <text:s text:c="2"/>Twitter: @fledgelinguist <text:s/>⋄ <text:s text:c="2"/></text:span><text:a xlink:href="https://fledgelinguist.wixsite.com/ollie-designs" office:target-frame-name="_top" xlink:show="replace"><text:span text:style-name="T38">https://fledgelinguist.wixsite.com/ollie-designs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9">
          <table:table-cell table:style-name="TableCell40" table:number-columns-spanned="12">
            <text:p text:style-name="P41"><text:span text:style-name="T42">EDUCAT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3">
          <table:table-cell table:style-name="TableCell44" table:number-columns-spanned="12">
            <text:p text:style-name="Standard"><text:span text:style-name="T45"><text:s text:c="2"/>University of Kentucky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6">
          <table:table-cell table:style-name="TableCell47" table:number-columns-spanned="4">
            <text:p text:style-name="P48"><text:span text:style-name="T49">Master of Arts</text:span></text:p>
          </table:table-cell>
          <table:covered-table-cell/>
          <table:covered-table-cell/>
          <table:covered-table-cell/>
          <table:table-cell table:style-name="TableCell50">
            <text:p text:style-name="P51"/>
          </table:table-cell>
          <table:table-cell table:style-name="TableCell52" table:number-columns-spanned="4">
            <text:p text:style-name="P53"><text:span text:style-name="T54">Linguistic Theory and Typology</text:span></text:p>
          </table:table-cell>
          <table:covered-table-cell/>
          <table:covered-table-cell/>
          <table:covered-table-cell/>
          <table:table-cell table:style-name="TableCell55" table:number-columns-spanned="3">
            <text:p text:style-name="P56"><text:span text:style-name="T57">Obtained Dec 2020</text:span></text:p>
            <text:p text:style-name="P58"><text:span text:style-name="T59">Lexington, KY</text:span></text:p>
          </table:table-cell>
          <table:covered-table-cell/>
          <table:covered-table-cell/>
        </table:table-row>
        <table:table-row table:style-name="TableRow60">
          <table:table-cell table:style-name="TableCell61" table:number-columns-spanned="4">
            <text:p text:style-name="P62"><text:span text:style-name="T63">Bachelor of Arts</text:span></text:p>
          </table:table-cell>
          <table:covered-table-cell/>
          <table:covered-table-cell/>
          <table:covered-table-cell/>
          <table:table-cell table:style-name="TableCell64">
            <text:p text:style-name="P65"/>
          </table:table-cell>
          <table:table-cell table:style-name="TableCell66" table:number-columns-spanned="4">
            <text:p text:style-name="P67"><text:span text:style-name="T68">Linguistics | Minor in Creative Writing</text:span></text:p>
          </table:table-cell>
          <table:covered-table-cell/>
          <table:covered-table-cell/>
          <table:covered-table-cell/>
          <table:table-cell table:style-name="TableCell69" table:number-columns-spanned="3">
            <text:p text:style-name="P70"><text:span text:style-name="T71">Obtained May 2019</text:span></text:p>
            <text:p text:style-name="P72"><text:span text:style-name="T73">Lexington, KY</text:span></text:p>
          </table:table-cell>
          <table:covered-table-cell/>
          <table:covered-table-cell/>
        </table:table-row>
        <table:table-row table:style-name="TableRow74">
          <table:table-cell table:style-name="TableCell75" table:number-columns-spanned="4">
            <text:p text:style-name="P76"><text:span text:style-name="T77">Bachelor of Health Sciences</text:span></text:p>
          </table:table-cell>
          <table:covered-table-cell/>
          <table:covered-table-cell/>
          <table:covered-table-cell/>
          <table:table-cell table:style-name="TableCell78">
            <text:p text:style-name="P79"/>
          </table:table-cell>
          <table:table-cell table:style-name="TableCell80" table:number-columns-spanned="4">
            <text:p text:style-name="P81"><text:span text:style-name="T82">Communication Sciences and Disorders</text:span></text:p>
          </table:table-cell>
          <table:covered-table-cell/>
          <table:covered-table-cell/>
          <table:covered-table-cell/>
          <table:table-cell table:style-name="TableCell83" table:number-columns-spanned="3">
            <text:p text:style-name="P84"><text:span text:style-name="T85">Obtained May 2019</text:span></text:p>
            <text:p text:style-name="P86"><text:span text:style-name="T87">Lexington, KY</text:span></text:p>
          </table:table-cell>
          <table:covered-table-cell/>
          <table:covered-table-cell/>
        </table:table-row>
        <table:table-row table:style-name="TableRow88">
          <table:table-cell table:style-name="TableCell89" table:number-columns-spanned="12">
            <text:p text:style-name="P90"><text:span text:style-name="T91"><text:s text:c="2"/>Linguistic Society of America's Linguistics Institu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2">
          <table:table-cell table:style-name="TableCell93" table:number-columns-spanned="9">
            <text:p text:style-name="P94"><text:span text:style-name="T95">Linguistics Institute at University of California, Davi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6" table:number-columns-spanned="3">
            <text:p text:style-name="P97"><text:span text:style-name="T98">Summer 2019</text:span></text:p>
            <text:p text:style-name="P99"><text:span text:style-name="T100">Davis, CA</text:span></text:p>
          </table:table-cell>
          <table:covered-table-cell/>
          <table:covered-table-cell/>
        </table:table-row>
        <table:table-row table:style-name="TableRow101">
          <table:table-cell table:style-name="TableCell102" table:number-columns-spanned="9">
            <text:p text:style-name="P103"><text:span text:style-name="T104">Linguistics Institute at University of Kentucky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05" table:number-columns-spanned="3">
            <text:p text:style-name="P106"><text:span text:style-name="T107">Summer 2017</text:span></text:p>
            <text:p text:style-name="P108"><text:span text:style-name="T109">Lexington, KY</text:span></text:p>
          </table:table-cell>
          <table:covered-table-cell/>
          <table:covered-table-cell/>
        </table:table-row>
        <table:table-row table:style-name="TableRow110">
          <table:table-cell table:style-name="TableCell111" table:number-columns-spanned="12">
            <text:p text:style-name="P112"><text:span text:style-name="T113">TECHNICAL TOOLBOX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4">
          <table:table-cell table:style-name="TableCell115" table:number-columns-spanned="2" table:number-rows-spanned="3">
            <text:p text:style-name="P116"><text:span text:style-name="T117">SOFTWARE &amp; TOOLS -</text:span><text:span text:style-name="T118"><text:s/></text:span><text:span text:style-name="T119">Research</text:span></text:p>
          </table:table-cell>
          <table:covered-table-cell/>
          <table:table-cell table:style-name="TableCell120">
            <text:p text:style-name="P121"/>
          </table:table-cell>
          <table:table-cell table:style-name="TableCell122" table:number-columns-spanned="9">
            <text:p text:style-name="P123"><text:span text:style-name="T124">Praat, <text:s text:c="3"/>RStudio, <text:s text:c="3"/>L</text:span><text:span text:style-name="T125">A</text:span><text:span text:style-name="T126">T</text:span><text:span text:style-name="T127">E</text:span><text:span text:style-name="T128">X</text:span><text:span text:style-name="T129">, <text:s text:c="3"/>Audacity, <text:s text:c="3"/>ITK-Snap, <text:s text:c="3"/>Eyelink 1000+, <text:s text:c="4"/>EPrime 3, <text:s text:c="3"/>PsychoPy,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0">
          <table:covered-table-cell>
            <text:p text:style-name="P131"/>
          </table:covered-table-cell>
          <table:covered-table-cell/>
          <table:table-cell table:style-name="TableCell132" table:number-rows-spanned="2">
            <text:p text:style-name="P133"/>
          </table:table-cell>
          <table:table-cell table:style-name="TableCell134" table:number-columns-spanned="9">
            <text:p text:style-name="P135"><text:span text:style-name="T136">Experiment Builder, <text:s text:c="3"/>OpenSesame, <text:s text:c="3"/>Qualtrics, <text:s text:c="3"/>Concur Solutions, <text:s text:c="3"/>REDCap (Research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7">
          <table:covered-table-cell>
            <text:p text:style-name="P138"/>
          </table:covered-table-cell>
          <table:covered-table-cell/>
          <table:covered-table-cell>
            <text:p text:style-name="P139"/>
          </table:covered-table-cell>
          <table:table-cell table:style-name="TableCell140" table:number-columns-spanned="9">
            <text:p text:style-name="P141"><text:span text:style-name="T142">Electronic Data Capture), <text:s text:c="3"/>EPIC Health Record Software, <text:s text:c="3"/>SCC Research Computing Project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3">
          <table:table-cell table:style-name="TableCell144" table:number-columns-spanned="2">
            <text:p text:style-name="P145"/>
          </table:table-cell>
          <table:covered-table-cell/>
          <table:table-cell table:style-name="TableCell146" table:number-columns-spanned="3">
            <text:p text:style-name="P147"/>
          </table:table-cell>
          <table:covered-table-cell/>
          <table:covered-table-cell/>
          <table:table-cell table:style-name="TableCell148" table:number-columns-spanned="3">
            <text:p text:style-name="P149"/>
          </table:table-cell>
          <table:covered-table-cell/>
          <table:covered-table-cell/>
          <table:table-cell table:style-name="TableCell150" table:number-columns-spanned="3">
            <text:p text:style-name="P151"/>
          </table:table-cell>
          <table:covered-table-cell/>
          <table:covered-table-cell/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 table:number-columns-spanned="2" table:number-rows-spanned="3">
            <text:p text:style-name="P156"><text:span text:style-name="T157">SOFTWARE &amp; TOOLS -</text:span><text:span text:style-name="T158"><text:s/></text:span><text:span text:style-name="T159">Design</text:span></text:p>
          </table:table-cell>
          <table:covered-table-cell/>
          <table:table-cell table:style-name="TableCell160">
            <text:p text:style-name="P161"/>
          </table:table-cell>
          <table:table-cell table:style-name="TableCell162" table:number-columns-spanned="9">
            <text:p text:style-name="P163"><text:span text:style-name="T164">Inky, <text:s text:c="3"/>Twine, <text:s text:c="3"/>Scrivener, <text:s text:c="3"/>Figma, <text:s text:c="3"/>Canva, <text:s text:c="3"/>Vectornator, <text:s text:c="3"/>Krita,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5">
          <table:covered-table-cell>
            <text:p text:style-name="P166"/>
          </table:covered-table-cell>
          <table:covered-table-cell/>
          <table:table-cell table:style-name="TableCell167">
            <text:p text:style-name="P168"/>
          </table:table-cell>
          <table:table-cell table:style-name="TableCell169" table:number-columns-spanned="9">
            <text:p text:style-name="P170"><text:span text:style-name="T171">Adobe Creative Suite, <text:s text:c="3"/>Clip Studio Paint, <text:s text:c="3"/>Procreate, <text:s text:c="3"/>FlipAClip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2">
          <table:covered-table-cell>
            <text:p text:style-name="P173"/>
          </table:covered-table-cell>
          <table:covered-table-cell/>
          <table:table-cell table:style-name="TableCell174" table:number-columns-spanned="10">
            <text:p text:style-name="P1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6">
          <table:table-cell table:style-name="TableCell177" table:number-columns-spanned="2">
            <text:p text:style-name="P178"/>
          </table:table-cell>
          <table:covered-table-cell/>
          <table:table-cell table:style-name="TableCell179">
            <text:p text:style-name="P180"/>
          </table:table-cell>
          <table:table-cell table:style-name="TableCell181" table:number-columns-spanned="9">
            <text:p text:style-name="P18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83">
          <table:table-cell table:style-name="TableCell184" table:number-columns-spanned="2" table:number-rows-spanned="2">
            <text:p text:style-name="P185"><text:span text:style-name="T186">PROGRAMMING</text:span></text:p>
          </table:table-cell>
          <table:covered-table-cell/>
          <table:table-cell table:style-name="TableCell187">
            <text:p text:style-name="P188"/>
          </table:table-cell>
          <table:table-cell table:style-name="TableCell189" table:number-columns-spanned="9">
            <text:p text:style-name="P190"><text:span text:style-name="T191">Praat script (advanced), <text:s text:c="3"/>REDCap script (advanced), <text:s text:c="3"/>Ink (advanced), <text:s text:c="3"/>R (moderate),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92">
          <table:covered-table-cell>
            <text:p text:style-name="P193"/>
          </table:covered-table-cell>
          <table:covered-table-cell/>
          <table:table-cell table:style-name="TableCell194">
            <text:p text:style-name="P195"/>
          </table:table-cell>
          <table:table-cell table:style-name="TableCell196" table:number-columns-spanned="9">
            <text:p text:style-name="P197"><text:span text:style-name="T198">Python (moderate), <text:s text:c="3"/>wikicode (moderate), <text:s text:c="3"/>HTML (beginner), <text:s text:c="3"/>Bash (beginner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99">
          <table:table-cell table:style-name="TableCell200" table:number-columns-spanned="2">
            <text:p text:style-name="P201"/>
          </table:table-cell>
          <table:covered-table-cell/>
          <table:table-cell table:style-name="TableCell202">
            <text:p text:style-name="P203"/>
          </table:table-cell>
          <table:table-cell table:style-name="TableCell204" table:number-columns-spanned="9">
            <text:p text:style-name="P20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06">
          <table:table-cell table:style-name="TableCell207" table:number-columns-spanned="7">
            <text:p text:style-name="P208"><text:span text:style-name="T209">WORK EXPERIENC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10" table:number-columns-spanned="5">
            <text:p text:style-name="P211"><text:span text:style-name="T212">PROJECT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213">
          <table:table-cell table:style-name="TableCell214" table:number-rows-spanned="10">
            <text:p text:style-name="P215"/>
            <text:p text:style-name="P216"><text:span text:style-name="T217">2022</text:span></text:p>
            <text:p text:style-name="P218"/>
            <text:p text:style-name="P219"/>
            <text:p text:style-name="P220"/>
            <text:p text:style-name="P221"/>
            <text:p text:style-name="P222"/>
            <text:p text:style-name="P223"/>
            <text:p text:style-name="P224"/>
            <text:p text:style-name="P225"/>
            <text:p text:style-name="P226"/>
            <text:p text:style-name="P227"/>
            <text:p text:style-name="P228"/>
            <text:p text:style-name="P229"/>
            <text:p text:style-name="P230"/>
            <text:p text:style-name="P231"/>
            <text:p text:style-name="P232"/>
            <text:p text:style-name="P233"/>
            <text:p text:style-name="P234"/>
            <text:p text:style-name="P235"/>
            <text:p text:style-name="P236"/>
            <text:p text:style-name="P237"/>
            <text:p text:style-name="P238"/>
            <text:p text:style-name="P239"/>
            <text:p text:style-name="P240"/>
            <text:p text:style-name="P241"/>
            <text:p text:style-name="P242"/>
            <text:p text:style-name="P243"/>
            <text:p text:style-name="P244"/>
            <text:p text:style-name="P245"/>
            <text:p text:style-name="P246"/>
            <text:p text:style-name="P247"/>
            <text:p text:style-name="P248"/>
            <text:p text:style-name="P249"/>
            <text:p text:style-name="P250"/>
            <text:p text:style-name="P251"/>
            <text:p text:style-name="P252"/>
            <text:p text:style-name="P253"/>
            <text:p text:style-name="P254"/>
            <text:p text:style-name="P255"/>
            <text:p text:style-name="P256"/>
            <text:p text:style-name="P257"/>
            <text:p text:style-name="P258"/>
            <text:p text:style-name="P259"/>
            <text:p text:style-name="P260"/>
            <text:p text:style-name="P261"/>
            <text:p text:style-name="P262"/>
            <text:p text:style-name="P263"/>
            <text:p text:style-name="P264"/>
            <text:p text:style-name="P265"/>
            <text:p text:style-name="P266"><text:span text:style-name="T267"><text:s text:c="4"/></text:span></text:p>
            <text:p text:style-name="P268"/>
            <text:p text:style-name="P269"/>
            <text:p text:style-name="P270"/>
            <text:p text:style-name="P271"><text:span text:style-name="T272">2022</text:span></text:p>
            <text:p text:style-name="P273"><text:span text:style-name="T274">2021</text:span></text:p>
            <text:p text:style-name="P275"/>
            <text:p text:style-name="P276"/>
            <text:p text:style-name="P277"/>
            <text:p text:style-name="P278"/>
            <text:p text:style-name="P279"/>
            <text:p text:style-name="P280"/>
            <text:p text:style-name="P281"/>
            <text:p text:style-name="P282"/>
            <text:p text:style-name="P283"/>
            <text:p text:style-name="P284"/>
            <text:p text:style-name="P285"/>
            <text:p text:style-name="P286"/>
            <text:p text:style-name="P287"/>
            <text:p text:style-name="P288"/>
            <text:p text:style-name="P289"/>
            <text:p text:style-name="P290"/>
            <text:p text:style-name="P291"/>
            <text:p text:style-name="P292"/>
            <text:p text:style-name="P293"/>
            <text:p text:style-name="P294"/>
            <text:p text:style-name="P295"/>
            <text:p text:style-name="P296"/>
            <text:p text:style-name="P297"/>
            <text:p text:style-name="P298"/>
            <text:p text:style-name="P299"/>
            <text:p text:style-name="P300"><text:span text:style-name="T301">2021</text:span></text:p>
            <text:p text:style-name="P302"><text:span text:style-name="T303">2020</text:span></text:p>
            <text:p text:style-name="P304"/>
            <text:p text:style-name="P305"/>
            <text:p text:style-name="P306"/>
            <text:p text:style-name="P307"/>
            <text:p text:style-name="P308"/>
            <text:p text:style-name="P309"/>
            <text:p text:style-name="P310"/>
            <text:p text:style-name="P311"/>
            <text:p text:style-name="P312"/>
            <text:p text:style-name="P313"/>
            <text:p text:style-name="P314"/>
            <text:p text:style-name="P315"/>
            <text:p text:style-name="P316"/>
            <text:p text:style-name="P317"/>
            <text:p text:style-name="P318"/>
            <text:p text:style-name="P319"/>
            <text:p text:style-name="P320"/>
            <text:p text:style-name="P321"/>
            <text:p text:style-name="P322"/>
            <text:p text:style-name="P323"/>
            <text:p text:style-name="P324"/>
            <text:p text:style-name="P325"/>
            <text:p text:style-name="P326"><text:span text:style-name="T327">2020</text:span></text:p>
            <text:p text:style-name="P328"><text:span text:style-name="T329">2019</text:span></text:p>
            <text:p text:style-name="P330"/>
            <text:p text:style-name="P331"/>
            <text:p text:style-name="P332"/>
            <text:p text:style-name="P333"/>
            <text:p text:style-name="P334"/>
            <text:p text:style-name="P335"/>
            <text:p text:style-name="P336"/>
            <text:p text:style-name="P337"/>
            <text:p text:style-name="P338"/>
            <text:p text:style-name="P339"/>
            <text:p text:style-name="P340"/>
            <text:p text:style-name="P341"/>
            <text:p text:style-name="P342"/>
            <text:p text:style-name="P343"/>
            <text:p text:style-name="P344"/>
            <text:p text:style-name="P345"/>
            <text:p text:style-name="P346"/>
            <text:p text:style-name="P347"/>
            <text:p text:style-name="P348"/>
            <text:p text:style-name="P349"/>
            <text:p text:style-name="P350"/>
            <text:p text:style-name="P351"/>
            <text:p text:style-name="P352"><text:span text:style-name="T353">2019</text:span></text:p>
            <text:p text:style-name="P354"><text:span text:style-name="T355">2018</text:span></text:p>
            <text:p text:style-name="P356"/>
            <text:p text:style-name="P357"/>
            <text:p text:style-name="P358"/>
            <text:p text:style-name="P359"/>
            <text:p text:style-name="P360"/>
            <text:p text:style-name="P361"/>
            <text:p text:style-name="P362"/>
            <text:p text:style-name="P363"/>
            <text:p text:style-name="P364"/>
            <text:p text:style-name="P365"/>
            <text:p text:style-name="P366"/>
            <text:p text:style-name="P367"/>
            <text:p text:style-name="P368"/>
            <text:p text:style-name="P369"/>
            <text:p text:style-name="P370"/>
            <text:p text:style-name="P371"/>
            <text:p text:style-name="P372"/>
            <text:p text:style-name="P373"/>
            <text:p text:style-name="P374"/>
            <text:p text:style-name="P375"/>
            <text:p text:style-name="P376"/>
            <text:p text:style-name="P377"/>
            <text:p text:style-name="P378"><text:span text:style-name="T379">2018</text:span></text:p>
            <text:p text:style-name="P380"><text:span text:style-name="T381">2017</text:span></text:p>
            <text:p text:style-name="P382"/>
          </table:table-cell>
          <table:table-cell table:style-name="TableCell383" table:number-columns-spanned="6" table:number-rows-spanned="10">
            <text:p text:style-name="P384"><draw:custom-shape svg:x="0in" svg:y="0in" svg:width="0.00069in" svg:height="0.02083in" draw:id="id0" draw:style-name="a0" draw:name="Rectangle 2" text:anchor-type="as-char"><svg:title/><svg:desc/><text:p text:style-name="Normal"/><draw:enhanced-geometry draw:type="non-primitive" svg:viewBox="0 0 21600 21600" draw:enhanced-path="M 0 0 L 21600 0 21600 21600 0 21600 Z N"/></draw:custom-shape></text:p>
            <text:p text:style-name="P385"><text:span text:style-name="T386">Lab Manager <text:s text:c="10"/>Center for Brain Recovery <text:s text:c="11"/>July 2022 - Present</text:span></text:p>
            <text:p text:style-name="P387"><text:span text:style-name="T388">Boston University <text:s text:c="78"/>Boston, MA</text:span></text:p>
            <text:p text:style-name="P389"><text:span text:style-name="T390">Performed lab management tasks for the Center for Brain Recovery under Founding Director Dr. Swathi Kiran.</text:span></text:p>
            <text:p text:style-name="P391"><text:span text:style-name="T392">Managed consistent design and image for Center for Brain Recovery communications.</text:span></text:p>
            <text:p text:style-name="P393"><text:span text:style-name="T394">Used Canva to design advertisements for outreach and paid programs at the Center for Brain Recovery.</text:span></text:p>
            <text:p text:style-name="P395"><text:span text:style-name="T396">Designed logo for new Center in Vectornator. Met with Dr. Swathi Kiran for feedback and provided adjustments as necessary.</text:span></text:p>
            <text:p text:style-name="P397"><text:span text:style-name="T398">Created announcements and reminders for monthly seminar series using Mailchimp and maintained Mailchimp audience directory.</text:span></text:p>
            <text:p text:style-name="P399"><text:span text:style-name="T400">Worked with classroom services to set up and record seminars.</text:span></text:p>
            <text:p text:style-name="P401"><text:span text:style-name="T402">Used Zoom recordings and Wordpress to upload recorded talks to our website.</text:span></text:p>
            <text:p text:style-name="P403"><text:span text:style-name="T404">Created a REDCap project to manage our paid rehabilitation program and trained staff on its use.</text:span></text:p>
            <text:p text:style-name="P405"><text:span text:style-name="T406">Created a REDCap survey project to collect and report weekly updates to increase communication and transparency among Center staff.</text:span></text:p>
            <text:p text:style-name="P407"><text:span text:style-name="T408">Created Microsoft Teams and Sharepoint setup for paid rehabilitation program in order to transition program to HIPAA compliance.</text:span></text:p>
            <text:p text:style-name="P409"><text:span text:style-name="T410">Oversaw HIPAA, REDCap, and CITI training in the Center and created a centralized onboarding module to automate access requests based on trainings completed.</text:span></text:p>
            <text:p text:style-name="P411"><text:span text:style-name="T412">Trained Center Administrator on relevant duties and wrote a comprehensive webguide on the Center wiki for protocol transparency.</text:span></text:p>
            <text:soft-page-break/>
            <text:p text:style-name="P413"><text:span text:style-name="T414">All duties listed in the Aphasia Research Lab entry below.</text:span></text:p>
            <text:p text:style-name="P415"><draw:custom-shape svg:x="0in" svg:y="0in" svg:width="0.00069in" svg:height="0.02083in" draw:id="id1" draw:style-name="a1" draw:name="Rectangle 3" text:anchor-type="as-char"><svg:title/><svg:desc/><text:p text:style-name="Normal"/><draw:enhanced-geometry draw:type="non-primitive" svg:viewBox="0 0 21600 21600" draw:enhanced-path="M 0 0 L 21600 0 21600 21600 0 21600 Z N"/></draw:custom-shape></text:p>
            <text:p text:style-name="P416"><text:span text:style-name="T417">Lab Manager <text:s text:c="7"/>Aphasia Research Laboratory <text:s text:c="8"/>July 2021 - Present</text:span></text:p>
            <text:p text:style-name="P418"><text:span text:style-name="T419">Boston University <text:s text:c="77"/>Boston, MA</text:span></text:p>
            <text:p text:style-name="P420"><text:span text:style-name="T421">Performed lab management tasks for the Aphasia Research Laboratory under PI Dr. Swathi Kiran.</text:span></text:p>
            <text:p text:style-name="P422"><text:span text:style-name="T423">Managed IRB interactions including amendment submission, event reporting, and staff addition and removal.</text:span></text:p>
            <text:p text:style-name="P424"><text:span text:style-name="T425">Created and maintained Zoom links and physical space for weekly project meetings.</text:span></text:p>
            <text:p text:style-name="P426"><text:span text:style-name="T427">Interviewed and hired student interns for research and outreach projects.</text:span></text:p>
            <text:p text:style-name="P428"><text:span text:style-name="T429">Created a REDCap onboarding module to automate the intern and student intake process.</text:span></text:p>
            <text:p text:style-name="P430"><text:span text:style-name="T431">Managed REDCap database and created instruments and projects to centralize data storage and access.</text:span></text:p>
            <text:p text:style-name="P432"><text:span text:style-name="T433">Used Concur Solutions to handle reimbursement and Travel Card expenses.</text:span></text:p>
            <text:p text:style-name="P434"><text:span text:style-name="T435">Used Concur Solutions to book flights and hotel rooms for visiting research subjects.</text:span></text:p>
            <text:p text:style-name="P436"><text:span text:style-name="T437">Used EPIC Software to identify and recommend our studies to the physicians of potential research subjects.</text:span></text:p>
            <text:p text:style-name="P438"><text:span text:style-name="T439">Used ITK-Snap to map brain lesions on MRI images.</text:span></text:p>
            <text:p text:style-name="P440"><text:span text:style-name="T441">Contacted chronic and acute aphasia subjects using phone and email.</text:span></text:p>
            <text:p text:style-name="P442"><text:span text:style-name="T443">Managed lab inventory and distributed technology and testing forms to research subjects.</text:span></text:p>
            <text:p text:style-name="P444"><text:span text:style-name="T445">Oversaw CHAT Aphasia Resource Group and ran remote weekly meetings.</text:span></text:p>
            <text:p text:style-name="P446"><draw:custom-shape svg:x="0in" svg:y="0in" svg:width="0.00069in" svg:height="0.02083in" draw:id="id2" draw:style-name="a2" draw:name="Rectangle 4" text:anchor-type="as-char"><svg:title/><svg:desc/><text:p text:style-name="Normal"/><draw:enhanced-geometry draw:type="non-primitive" svg:viewBox="0 0 21600 21600" draw:enhanced-path="M 0 0 L 21600 0 21600 21600 0 21600 Z N"/></draw:custom-shape></text:p>
            <text:p text:style-name="P447"><text:span text:style-name="T448">Lab Manager <text:s text:c="7"/>Center for Language Science <text:s text:c="6"/>July 2020 - July 2021</text:span></text:p>
            <text:p text:style-name="P449"><text:span text:style-name="T450">The Pennsylvania State University <text:s text:c="40"/>State College, PA</text:span></text:p>
            <text:p text:style-name="P451"><text:span text:style-name="T452">Performed lab management tasks for the Center for Language Science under Director Dr. Janet Van Hell and Assistant Director Dr. Frances Blanchette.</text:span></text:p>
            <text:p text:style-name="P453"><text:span text:style-name="T454">Wrote experiments for PIs in EPrime and Labvanced.</text:span></text:p>
            <text:p text:style-name="P455"><text:span text:style-name="T456">Designed and optimized fMRI experiment from scratch in EPrime. Created visual cues for experiment using digital painting software Krita.</text:span></text:p>
            <text:p text:style-name="P457"><text:span text:style-name="T458">Combined transcript data from COCA to establish a control subcorpus for an ongoing syntax project.</text:span></text:p>
            <text:p text:style-name="P459"><text:span text:style-name="T460">Designed stimuli using vector image creation software.</text:span></text:p>
            <text:p text:style-name="P461"><text:span text:style-name="T462">Assisted in the creation of R/RStudio teaching resources.</text:span></text:p>
            <text:p text:style-name="P463"><text:span text:style-name="T464">Produced hundreds of hours of data labeling and analysis in Praat, and wrote and optimized scripts to facilitate analysis.</text:span></text:p>
            <text:p text:style-name="P465"><text:span text:style-name="T466">Designed and promoted a virtual space in Gather.Town for CLS members.</text:span></text:p>
            <text:p text:style-name="P467"><text:span text:style-name="T468">Implemented a program to encourage remote collaboration across all CLS labs during remote learning using Gather.Town virtual space.</text:span></text:p>
            <text:p text:style-name="P469"><text:span text:style-name="T470">Monitored CLS listserv and CLS lab manager email account.</text:span></text:p>
            <text:p text:style-name="P471"><draw:custom-shape svg:x="0in" svg:y="0in" svg:width="0.00069in" svg:height="0.02083in" draw:id="id3" draw:style-name="a3" draw:name="Rectangle 5" text:anchor-type="as-char"><svg:title/><svg:desc/><text:p text:style-name="Normal"/><draw:enhanced-geometry draw:type="non-primitive" svg:viewBox="0 0 21600 21600" draw:enhanced-path="M 0 0 L 21600 0 21600 21600 0 21600 Z N"/></draw:custom-shape></text:p>
            <text:p text:style-name="P472"><text:span text:style-name="T473">Landscaping Assistant <text:s text:c="46"/>May 2020 - Aug 2020</text:span></text:p>
            <text:p text:style-name="P474"><text:span text:style-name="T475">Custom Services <text:s text:c="76"/>Rantoul, IL</text:span></text:p>
            <text:p text:style-name="P476"><text:span text:style-name="T477">Assisted Custom Services owner Steve Marsh with landscaping duties<text:s/></text:span><text:soft-page-break/><text:span text:style-name="T478">in the summer of 2020.</text:span></text:p>
            <text:p text:style-name="P479"><text:span text:style-name="T480">Performed seedling care and maintenance. Pruned bushes and performed tree limb maintenance and transport.</text:span></text:p>
            <text:p text:style-name="P481"><text:span text:style-name="T482">Assisted landscaper in physical tasks such as transporting 200+ lb boulders onto pallets, digging trenches for drain tile, assembly of pipe with PVC primer and glue, and gasoline leaf blower operation.</text:span></text:p>
            <text:p text:style-name="P483"><text:span text:style-name="T484">Completed small-scale brickwork under supervision. Assembled two stone window wells.</text:span></text:p>
            <text:p text:style-name="P485"><text:span text:style-name="T486">Assisted in planting trees between 15 and 30 ft. tall. Some independent planting and design work in commercial flower beds.</text:span></text:p>
            <text:p text:style-name="P487"><draw:custom-shape svg:x="0in" svg:y="0in" svg:width="0.00069in" svg:height="0.02083in" draw:id="id4" draw:style-name="a4" draw:name="Rectangle 6" text:anchor-type="as-char"><svg:title/><svg:desc/><text:p text:style-name="Normal"/><draw:enhanced-geometry draw:type="non-primitive" svg:viewBox="0 0 21600 21600" draw:enhanced-path="M 0 0 L 21600 0 21600 21600 0 21600 Z N"/></draw:custom-shape></text:p>
            <text:p text:style-name="P488"><text:span text:style-name="T489">Instructor <text:s text:c="10"/>Introduction to Linguistics <text:s text:c="7"/>Jan 2020 - May 2020</text:span></text:p>
            <text:p text:style-name="P490"><text:span text:style-name="T491">University of Kentucky <text:s text:c="60"/>Lexington, KY</text:span></text:p>
            <text:p text:style-name="P492"><text:span text:style-name="T493">Instructed 47 students in LIN 211-004, an established full-term course.</text:span></text:p>
            <text:p text:style-name="P494"><text:span text:style-name="T495">Elicited feedback and dynamically modified course material to better serve students.</text:span></text:p>
            <text:p text:style-name="P496"><text:span text:style-name="T497">Moved course and assignments online mid-semester due to COVID-19 pandemic.</text:span></text:p>
            <text:p text:style-name="P498"><draw:custom-shape svg:x="0in" svg:y="0in" svg:width="0.00069in" svg:height="0.02083in" draw:id="id5" draw:style-name="a5" draw:name="Rectangle 7" text:anchor-type="as-char"><svg:title/><svg:desc/><text:p text:style-name="Normal"/><draw:enhanced-geometry draw:type="non-primitive" svg:viewBox="0 0 21600 21600" draw:enhanced-path="M 0 0 L 21600 0 21600 21600 0 21600 Z N"/></draw:custom-shape></text:p>
            <text:p text:style-name="P499"><text:span text:style-name="T500">Instructor <text:s text:c="3"/>How To Create Your Own Language <text:s/>Sep 2019 - Dec 2019</text:span></text:p>
            <text:p text:style-name="P501"><text:span text:style-name="T502">University of Kentucky <text:s text:c="59"/>Lexington, KY</text:span></text:p>
            <text:p text:style-name="P503"><text:span text:style-name="T504">Instructed 47 students in LIN 200-003, an established 8-week course.</text:span></text:p>
            <text:p text:style-name="P505"><text:span text:style-name="T506">Elicited feedback and dynamically modified course material to better serve students.</text:span></text:p>
            <text:p text:style-name="P507"><text:span text:style-name="T508">Wrote an interactive sci-fi game which integrates key course concepts and critical thinking.</text:span></text:p>
            <text:p text:style-name="P509"><text:span text:style-name="T510">The Xenolinguist</text:span><text:span text:style-name="T511"><text:s/>is to be used as homework in all future versions of the course.</text:span></text:p>
            <text:p text:style-name="P512"><draw:custom-shape svg:x="0in" svg:y="0in" svg:width="0.00069in" svg:height="0.02083in" draw:id="id6" draw:style-name="a6" draw:name="Rectangle 8" text:anchor-type="as-char"><svg:title/><svg:desc/><text:p text:style-name="Normal"/><draw:enhanced-geometry draw:type="non-primitive" svg:viewBox="0 0 21600 21600" draw:enhanced-path="M 0 0 L 21600 0 21600 21600 0 21600 Z N"/></draw:custom-shape></text:p>
            <text:p text:style-name="P513"><text:span text:style-name="T514">Teaching Assistant <text:s text:c="11"/>Global Hip-Hop <text:s text:c="12"/>Aug 2019 - Dec 2019</text:span></text:p>
            <text:p text:style-name="P515"><text:span text:style-name="T516">University of Kentucky <text:s text:c="59"/>Lexington, KY</text:span></text:p>
            <text:p text:style-name="P517"><text:span text:style-name="T518">Assisted Dr. Rusty Barrett in the instruction of 60 students in LIN 317, an established full-term course.</text:span></text:p>
            <text:p text:style-name="P519"><text:span text:style-name="T520">Used Canvas to grade student exams, homework submissions, and provide relevant comments.</text:span></text:p>
            <text:p text:style-name="P521"><text:span text:style-name="T522">Met with students as needed to facilitate understanding of course materials and provide support.</text:span></text:p>
            <text:p text:style-name="P523"><draw:custom-shape svg:x="0in" svg:y="0in" svg:width="0.00069in" svg:height="0.02083in" draw:id="id7" draw:style-name="a7" draw:name="Rectangle 9" text:anchor-type="as-char"><svg:title/><svg:desc/><text:p text:style-name="Normal"/><draw:enhanced-geometry draw:type="non-primitive" svg:viewBox="0 0 21600 21600" draw:enhanced-path="M 0 0 L 21600 0 21600 21600 0 21600 Z N"/></draw:custom-shape></text:p>
            <text:p text:style-name="P524"><text:span text:style-name="T525">IL Certified Early Childhood Teacher <text:s text:c="21"/>May 2018 - Jan 2019</text:span></text:p>
            <text:p text:style-name="P526"><text:span text:style-name="T527">Anabel Huling Early Learning Center (closed) <text:s text:c="27"/>Rantoul, IL</text:span></text:p>
            <text:p text:style-name="P528"><text:span text:style-name="T529">Assisted preschool students (ages 2 - 5) with cooperative play, writing, math, reading, social, and toileting skills as needed.</text:span></text:p>
            <text:p text:style-name="P530"><text:span text:style-name="T531">Modeled and fostered healthy relationships on an individual student-by-student basis.</text:span></text:p>
            <text:p text:style-name="P532"><draw:custom-shape svg:x="0in" svg:y="0in" svg:width="0.00069in" svg:height="0.02083in" draw:id="id8" draw:style-name="a8" draw:name="Rectangle 10" text:anchor-type="as-char"><svg:title/><svg:desc/><text:p text:style-name="Normal"/><draw:enhanced-geometry draw:type="non-primitive" svg:viewBox="0 0 21600 21600" draw:enhanced-path="M 0 0 L 21600 0 21600 21600 0 21600 Z N"/></draw:custom-shape></text:p>
            <text:p text:style-name="P533"><text:span text:style-name="T534">Volunteer Team Leader <text:s text:c="66"/>July 2017</text:span></text:p>
            <text:p text:style-name="P535"><text:span text:style-name="T536">LSA Linguistics Institute 2017 <text:s text:c="49"/>Lexington, KY</text:span></text:p>
            <text:p text:style-name="P537"><text:span text:style-name="T538">Served as a volunteer to answer questions about the campus and Lexington area, provide hospitality, and elevate complex concerns</text:span><text:span text:style-name="T539">.</text:span></text:p>
            <text:p text:style-name="P540"><text:span text:style-name="T541">Spearheaded a team of 10 volunteers. Organized and assigned volunteer shifts.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542" table:number-columns-spanned="5" table:number-rows-spanned="10">
            <text:p text:style-name="P543"><draw:custom-shape svg:x="0in" svg:y="0in" svg:width="0.00069in" svg:height="0.02083in" draw:id="id9" draw:style-name="a9" draw:name="Rectangle 11" text:anchor-type="as-char"><svg:title/><svg:desc/><text:p text:style-name="Normal"/><draw:enhanced-geometry draw:type="non-primitive" svg:viewBox="0 0 21600 21600" draw:enhanced-path="M 0 0 L 21600 0 21600 21600 0 21600 Z N"/></draw:custom-shape><text:span text:style-name="T544"><text:line-break/>Brain Library Animation <text:s text:c="10"/>Aug 2022 - PRESENT</text:span></text:p>
            <text:p text:style-name="P545"><text:span text:style-name="T546">A one-minute 2D animated movie showing a shelf collapse in a library to illustrate the effects of an acquired brain injury. Designed to promote stroke and aphasia awareness.</text:span></text:p>
            <text:p text:style-name="P547"><text:span text:style-name="T548">Held discussion with CHAT aphasia group to understand the struggles with aphasia awareness and the experience of stroke.</text:span></text:p>
            <text:p text:style-name="P549"><text:span text:style-name="T550">Worked with CHAT aphasia group to collaboratively construct a visual metaphor for brain injury and stroke.</text:span></text:p>
            <text:p text:style-name="P551"><text:span text:style-name="T552">Created concept art using Clip Studio Paint after taking reference photos from real libraries.</text:span></text:p>
            <text:p text:style-name="P553"><text:span text:style-name="T554">Discussed the scientific effects of brain lesions and recovery techniques with the ARL research team.</text:span></text:p>
            <text:p text:style-name="P555"><text:span text:style-name="T556">Created a storyboard in Canva.</text:span></text:p>
            <text:p text:style-name="P557"><text:span text:style-name="T558">Created initial sketch of project in FlipAClip.</text:span></text:p>
            <text:p text:style-name="P559"><text:span text:style-name="T560">Adjusted project in response to researcher and patient feedback.</text:span></text:p>
            <text:p text:style-name="P561"><draw:custom-shape svg:x="0in" svg:y="0in" svg:width="0.00069in" svg:height="0.02083in" draw:id="id10" draw:style-name="a10" draw:name="Rectangle 12" text:anchor-type="as-char"><svg:title/><svg:desc/><text:p text:style-name="Normal"/><draw:enhanced-geometry draw:type="non-primitive" svg:viewBox="0 0 21600 21600" draw:enhanced-path="M 0 0 L 21600 0 21600 21600 0 21600 Z N"/></draw:custom-shape></text:p>
            <text:p text:style-name="P562"><text:span text:style-name="T563">Aphasia Poster Redesign <text:s text:c="10"/>Jul 2022 - Oct 2022</text:span></text:p>
            <text:p text:style-name="P564"><text:span text:style-name="T565">A team of researchers, translators, and artists took on the old and inaccessible posters on the National Aphasia Association webpage. Final versions of posters are visually clearer with aphasia-friendly language and more accurate and complete information.</text:span></text:p>
            <text:p text:style-name="P566"><text:span text:style-name="T567">Coordinated bimonthly meetings between<text:s/></text:span><text:soft-page-break/><text:span text:style-name="T568">Aphasia Research Lab/Center for Brain Recovery and BVIS student Sofia Garcia Martinez.</text:span></text:p>
            <text:p text:style-name="P569"><text:span text:style-name="T570">Collected feedback about original poster designs and content.</text:span></text:p>
            <text:p text:style-name="P571"><text:span text:style-name="T572">Introduced Sofia to CHAT Aphasia Resource group for discussion about accessibility and what makes material aphasia-friendly.</text:span></text:p>
            <text:p text:style-name="P573"><text:span text:style-name="T574">Worked with Sofia, Dr. Swathi Kiran, and SLP Manuel Marte to check accuracy of information and accessibility of text.</text:span></text:p>
            <text:p text:style-name="P575"><text:span text:style-name="T576">Provided feedback on first and second passes of Sofia’s new design.</text:span></text:p>
            <text:p text:style-name="P577"><draw:custom-shape svg:x="0in" svg:y="0in" svg:width="0.00069in" svg:height="0.02083in" draw:id="id11" draw:style-name="a11" draw:name="Rectangle 13" text:anchor-type="as-char"><svg:title/><svg:desc/><text:p text:style-name="Normal"/><draw:enhanced-geometry draw:type="non-primitive" svg:viewBox="0 0 21600 21600" draw:enhanced-path="M 0 0 L 21600 0 21600 21600 0 21600 Z N"/></draw:custom-shape></text:p>
            <text:p text:style-name="P578"><text:span text:style-name="T579">CHAT Aphasia Group <text:s text:c="13"/>July 2021 - PRESENT</text:span></text:p>
            <text:p text:style-name="P580"><text:span text:style-name="T581">CHAT is a weekly resource group that promotes conversation and relationship building in the aphasia community.</text:span></text:p>
            <text:p text:style-name="P582"><text:span text:style-name="T583">Managed team of undergraduate interns in the creation and distribution of weekly materials.</text:span></text:p>
            <text:p text:style-name="P584"><text:span text:style-name="T585">Supervised team’s awareness of aphasia-friendly speech and materials, debriefing weekly with each intern.</text:span></text:p>
            <text:p text:style-name="P586"><text:span text:style-name="T587">Led discussion in conversation group, encouraging participation from individuals of differing severities and mediating the rare interpersonal conflict.</text:span></text:p>
            <text:p text:style-name="P588"><text:span text:style-name="T589">Debuted the CHAT poetry workshop and compiled poetry produced by the group.</text:span></text:p>
            <text:p text:style-name="P590"><text:span text:style-name="T591">Redesigned weekly communications using MailChimp and improved accessibility of our emails.</text:span></text:p>
            <text:p text:style-name="P592"><text:span text:style-name="T593">Incorporated feedback from group participants into the structure of sessions and created a webpage for the group using Wordpress.</text:span></text:p>
            <text:p text:style-name="P594"><draw:custom-shape svg:x="0in" svg:y="0in" svg:width="0.00069in" svg:height="0.02083in" draw:id="id12" draw:style-name="a12" draw:name="Rectangle 14" text:anchor-type="as-char"><svg:title/><svg:desc/><text:p text:style-name="Normal"/><draw:enhanced-geometry draw:type="non-primitive" svg:viewBox="0 0 21600 21600" draw:enhanced-path="M 0 0 L 21600 0 21600 21600 0 21600 Z N"/></draw:custom-shape></text:p>
            <text:p text:style-name="P595"><text:span text:style-name="T596">Game:<text:s/></text:span><text:span text:style-name="T597">The Sixth Element<text:s/></text:span><text:span text:style-name="T598"><text:s text:c="9"/>Oct 2020 - PAUSED</text:span></text:p>
            <text:p text:style-name="P599"><text:span text:style-name="T600">Educational video game designed to be played in-browser. Created with Inky and Twine.</text:span></text:p>
            <text:p text:style-name="P601"><text:span text:style-name="T602">Synopsis:</text:span><text:span text:style-name="T603"><text:s/>Explore a post-apocalyptic city as Elemy Zayne, a teenager caught between the City’s elite and the trash collectors who are determined to take them down.</text:span></text:p>
            <text:p text:style-name="P604"><text:span text:style-name="T605">Goals:</text:span><text:span text:style-name="T606"><text:s/>Promote awareness of nonstandard dialect legitimacy and teach basic linguistic concepts such as phonemic inventory and morpheme regulation.</text:span></text:p>
            <text:p text:style-name="P607"><text:span text:style-name="T608">Created a concept for the game and developed a branching storyboard for optional paths and endings in Twine.</text:span></text:p>
            <text:p text:style-name="P609"><text:span text:style-name="T610">Wrote scenes in Inky and coded variables and interactions.</text:span></text:p>
            <text:p text:style-name="P611"><draw:custom-shape svg:x="0in" svg:y="0in" svg:width="0.00069in" svg:height="0.02083in" draw:id="id13" draw:style-name="a13" draw:name="Rectangle 15" text:anchor-type="as-char"><svg:title/><svg:desc/><text:p text:style-name="Normal"/><draw:enhanced-geometry draw:type="non-primitive" svg:viewBox="0 0 21600 21600" draw:enhanced-path="M 0 0 L 21600 0 21600 21600 0 21600 Z N"/></draw:custom-shape></text:p>
            <text:p text:style-name="P612"><text:span text:style-name="T613">Linguistics Masters Thesis <text:s text:c="2"/>Aug 2019 - Dec 2020</text:span></text:p>
            <text:p text:style-name="P614"><text:span text:style-name="T615">University of Kentucky</text:span></text:p>
            <text:p text:style-name="P616"><text:span text:style-name="T617">“Relevant Angry Affect Slows Response Times to Commands”</text:span><text:span text:style-name="T618"><text:s/>was accepted by the University of<text:s/></text:span><text:soft-page-break/><text:span text:style-name="T619">Kentucky in December of 2020.</text:span></text:p>
            <text:p text:style-name="P620"><text:span text:style-name="T621">Presented findings at a thesis defense in July of 2020 and passed with minor revisions.</text:span></text:p>
            <text:p text:style-name="P622"><text:span text:style-name="T623">Designed a second reaction-time experiment to examine the possibility that reaction times slowed in the initial experiment <text:s/>due to a lack of context.</text:span></text:p>
            <text:p text:style-name="P624"><text:span text:style-name="T625">Designed a reaction-time experiment to test the relationship between commands given in an angry voice and speed at which the listener reacts.</text:span></text:p>
            <text:p text:style-name="P626"><text:span text:style-name="T627">Advisor:<text:s/></text:span><text:span text:style-name="T628">Dr. Kevin B McGowan</text:span></text:p>
            <text:p text:style-name="P629"><draw:custom-shape svg:x="0in" svg:y="0in" svg:width="0.00069in" svg:height="0.02083in" draw:id="id14" draw:style-name="a14" draw:name="Rectangle 16" text:anchor-type="as-char"><svg:title/><svg:desc/><text:p text:style-name="Normal"/><draw:enhanced-geometry draw:type="non-primitive" svg:viewBox="0 0 21600 21600" draw:enhanced-path="M 0 0 L 21600 0 21600 21600 0 21600 Z N"/></draw:custom-shape></text:p>
            <text:p text:style-name="P630"><text:span text:style-name="T631">Game:<text:s/></text:span><text:span text:style-name="T632">The Xenolinguist<text:s/></text:span><text:span text:style-name="T633"><text:s text:c="7"/>April 2019 - May 2020</text:span></text:p>
            <text:p text:style-name="P634"><text:span text:style-name="T635">University of Kentucky</text:span></text:p>
            <text:p text:style-name="P636"><text:span text:style-name="T637">Took over as head writer for the linguistic education game The Xenolinguist in the spring of 2019.</text:span></text:p>
            <text:p text:style-name="P638"><text:span text:style-name="T639">Integrated critical thinking and key course concepts to create a choose-your-own-adventure game in Inky.</text:span></text:p>
            <text:p text:style-name="P640"><text:span text:style-name="T641">Organized and assigned writing tasks between myself and two other graduate student writers for a course designed by Dr. Andrew <text:s/>Byrd.</text:span></text:p>
            <text:p text:style-name="P642"><text:span text:style-name="T643">Created storyline for the game structured around learning goals for each section of the course.</text:span></text:p>
            <text:p text:style-name="P644"><text:span text:style-name="T645">Created concept art, backgrounds, and basic sprites for each character in<text:s/></text:span><text:span text:style-name="T646">The Xenolinguist</text:span><text:span text:style-name="T647">.</text:span></text:p>
            <text:p text:style-name="P648"><text:span text:style-name="T649">Advisor:<text:s/></text:span><text:span text:style-name="T650">Dr. Andrew Byrd</text:span></text:p>
            <text:p text:style-name="P651"><draw:custom-shape svg:x="0in" svg:y="0in" svg:width="0.00069in" svg:height="0.02083in" draw:id="id15" draw:style-name="a15" draw:name="Rectangle 17" text:anchor-type="as-char"><svg:title/><svg:desc/><text:p text:style-name="Normal"/><draw:enhanced-geometry draw:type="non-primitive" svg:viewBox="0 0 21600 21600" draw:enhanced-path="M 0 0 L 21600 0 21600 21600 0 21600 Z N"/></draw:custom-shape></text:p>
            <text:p text:style-name="P652"><text:span text:style-name="T653">Research:</text:span><text:span text:style-name="T654"><text:s/></text:span><text:span text:style-name="T655">Nosebud Project <text:s text:c="3"/>Aug 2018 - May 2019</text:span></text:p>
            <text:p text:style-name="P656"><text:span text:style-name="T657">University of Kentucky</text:span></text:p>
            <text:p text:style-name="P658"><text:span text:style-name="T659">Worked as a research assistant on the design of an acoustic, non-invasive instrument capable of measuring velopharyngeal aperture during running speech.</text:span></text:p>
            <text:p text:style-name="P660"><text:span text:style-name="T661">Designed explanatory visuals during concept conversations.</text:span></text:p>
            <text:p text:style-name="P662"><text:span text:style-name="T663">Contributed to calibration and troubleshooting of prototype during design phase, and evaluation of prototype performance against a traditional airflow system during the experimental phase.</text:span></text:p>
            <text:p text:style-name="P664"><text:span text:style-name="T665">Software:</text:span><text:span text:style-name="T666"><text:s/>Praat, OpenSesame, Experiment Builder</text:span><text:span text:style-name="T667"><text:line-break/></text:span><text:span text:style-name="T668">PIs:<text:s/></text:span><text:span text:style-name="T669">Dr. Kevin McGowan and Dr. Michael T. Johnson</text:span></text:p>
            <text:p text:style-name="P670"><draw:custom-shape svg:x="0in" svg:y="0in" svg:width="0.00069in" svg:height="0.02083in" draw:id="id16" draw:style-name="a16" draw:name="Rectangle 18" text:anchor-type="as-char"><svg:title/><svg:desc/><text:p text:style-name="Normal"/><draw:enhanced-geometry draw:type="non-primitive" svg:viewBox="0 0 21600 21600" draw:enhanced-path="M 0 0 L 21600 0 21600 21600 0 21600 Z N"/></draw:custom-shape></text:p>
            <text:p text:style-name="P671"><text:span text:style-name="T672">Game:<text:s/></text:span><text:span text:style-name="T673">Anatolian Trail<text:s/></text:span><text:span text:style-name="T674"><text:s text:c="11"/>Jan 2018 - Aug 2019</text:span></text:p>
            <text:p text:style-name="P675"><text:span text:style-name="T676">University of Kentucky</text:span></text:p>
            <text:p text:style-name="P677"><text:span text:style-name="T678">Used vector drawing software Adobe Illustrator to create concept art for Proto-Indo-European language learning game<text:s/></text:span><text:span text:style-name="T679">Anatolian Trail</text:span><text:span text:style-name="T680">.</text:span></text:p>
            <text:p text:style-name="P681"><text:span text:style-name="T682">Advisors:<text:s/></text:span><text:span text:style-name="T683">Dr. Brenna Byrd, Dr. Andrew Byrd</text:span></text:p>
            <text:p text:style-name="P684"/>
          </table:table-cell>
          <table:covered-table-cell/>
          <table:covered-table-cell/>
          <table:covered-table-cell/>
          <table:covered-table-cell/>
        </table:table-row>
        <table:table-row table:style-name="TableRow685">
          <table:covered-table-cell>
            <text:p text:style-name="P686"/>
          </table:covered-table-cell>
          <table:covered-table-cell>
            <text:p text:style-name="P687"/>
          </table:covered-table-cell>
          <table:covered-table-cell/>
          <table:covered-table-cell/>
          <table:covered-table-cell/>
          <table:covered-table-cell/>
          <table:covered-table-cell/>
          <table:covered-table-cell>
            <text:p text:style-name="P688"/>
          </table:covered-table-cell>
          <table:covered-table-cell/>
          <table:covered-table-cell/>
          <table:covered-table-cell/>
          <table:covered-table-cell/>
        </table:table-row>
        <table:table-row table:style-name="TableRow689">
          <table:covered-table-cell>
            <text:p text:style-name="P690"/>
          </table:covered-table-cell>
          <table:covered-table-cell>
            <text:p text:style-name="P691"/>
          </table:covered-table-cell>
          <table:covered-table-cell/>
          <table:covered-table-cell/>
          <table:covered-table-cell/>
          <table:covered-table-cell/>
          <table:covered-table-cell/>
          <table:covered-table-cell>
            <text:p text:style-name="P692"/>
          </table:covered-table-cell>
          <table:covered-table-cell/>
          <table:covered-table-cell/>
          <table:covered-table-cell/>
          <table:covered-table-cell/>
        </table:table-row>
        <table:table-row table:style-name="TableRow693">
          <table:covered-table-cell>
            <text:p text:style-name="P694"/>
          </table:covered-table-cell>
          <table:covered-table-cell>
            <text:p text:style-name="P695"/>
          </table:covered-table-cell>
          <table:covered-table-cell/>
          <table:covered-table-cell/>
          <table:covered-table-cell/>
          <table:covered-table-cell/>
          <table:covered-table-cell/>
          <table:covered-table-cell>
            <text:p text:style-name="P696"/>
          </table:covered-table-cell>
          <table:covered-table-cell/>
          <table:covered-table-cell/>
          <table:covered-table-cell/>
          <table:covered-table-cell/>
        </table:table-row>
        <table:table-row table:style-name="TableRow697">
          <table:covered-table-cell>
            <text:p text:style-name="P698"/>
          </table:covered-table-cell>
          <table:covered-table-cell>
            <text:p text:style-name="P699"/>
          </table:covered-table-cell>
          <table:covered-table-cell/>
          <table:covered-table-cell/>
          <table:covered-table-cell/>
          <table:covered-table-cell/>
          <table:covered-table-cell/>
          <table:covered-table-cell>
            <text:p text:style-name="P700"/>
          </table:covered-table-cell>
          <table:covered-table-cell/>
          <table:covered-table-cell/>
          <table:covered-table-cell/>
          <table:covered-table-cell/>
        </table:table-row>
        <table:table-row table:style-name="TableRow701">
          <table:covered-table-cell>
            <text:p text:style-name="P702"/>
          </table:covered-table-cell>
          <table:covered-table-cell>
            <text:p text:style-name="P703"/>
          </table:covered-table-cell>
          <table:covered-table-cell/>
          <table:covered-table-cell/>
          <table:covered-table-cell/>
          <table:covered-table-cell/>
          <table:covered-table-cell/>
          <table:covered-table-cell>
            <text:p text:style-name="P704"/>
          </table:covered-table-cell>
          <table:covered-table-cell/>
          <table:covered-table-cell/>
          <table:covered-table-cell/>
          <table:covered-table-cell/>
        </table:table-row>
        <table:table-row table:style-name="TableRow705">
          <table:covered-table-cell>
            <text:p text:style-name="P706"/>
          </table:covered-table-cell>
          <table:covered-table-cell>
            <text:p text:style-name="P707"/>
          </table:covered-table-cell>
          <table:covered-table-cell/>
          <table:covered-table-cell/>
          <table:covered-table-cell/>
          <table:covered-table-cell/>
          <table:covered-table-cell/>
          <table:covered-table-cell>
            <text:p text:style-name="P708"/>
          </table:covered-table-cell>
          <table:covered-table-cell/>
          <table:covered-table-cell/>
          <table:covered-table-cell/>
          <table:covered-table-cell/>
        </table:table-row>
        <table:table-row table:style-name="TableRow709">
          <table:covered-table-cell>
            <text:p text:style-name="P710"/>
          </table:covered-table-cell>
          <table:covered-table-cell>
            <text:p text:style-name="P711"/>
          </table:covered-table-cell>
          <table:covered-table-cell/>
          <table:covered-table-cell/>
          <table:covered-table-cell/>
          <table:covered-table-cell/>
          <table:covered-table-cell/>
          <table:covered-table-cell>
            <text:p text:style-name="P712"/>
          </table:covered-table-cell>
          <table:covered-table-cell/>
          <table:covered-table-cell/>
          <table:covered-table-cell/>
          <table:covered-table-cell/>
        </table:table-row>
        <table:table-row table:style-name="TableRow713">
          <table:covered-table-cell>
            <text:p text:style-name="P714"/>
          </table:covered-table-cell>
          <table:covered-table-cell>
            <text:p text:style-name="P715"/>
          </table:covered-table-cell>
          <table:covered-table-cell/>
          <table:covered-table-cell/>
          <table:covered-table-cell/>
          <table:covered-table-cell/>
          <table:covered-table-cell/>
          <table:covered-table-cell>
            <text:p text:style-name="P716"/>
          </table:covered-table-cell>
          <table:covered-table-cell/>
          <table:covered-table-cell/>
          <table:covered-table-cell/>
          <table:covered-table-cell/>
        </table:table-row>
        <table:table-row table:style-name="TableRow717">
          <table:covered-table-cell>
            <text:p text:style-name="P718"/>
          </table:covered-table-cell>
          <table:covered-table-cell>
            <text:p text:style-name="P719"/>
          </table:covered-table-cell>
          <table:covered-table-cell/>
          <table:covered-table-cell/>
          <table:covered-table-cell/>
          <table:covered-table-cell/>
          <table:covered-table-cell/>
          <table:covered-table-cell>
            <text:p text:style-name="P720"/>
          </table:covered-table-cell>
          <table:covered-table-cell/>
          <table:covered-table-cell/>
          <table:covered-table-cell/>
          <table:covered-table-cell/>
        </table:table-row>
        <text:soft-page-break/>
        <table:table-row table:style-name="TableRow721">
          <table:table-cell table:style-name="TableCell722" table:number-columns-spanned="5">
            <text:p text:style-name="P723"><text:span text:style-name="T724">HONORS</text:span></text:p>
          </table:table-cell>
          <table:covered-table-cell/>
          <table:covered-table-cell/>
          <table:covered-table-cell/>
          <table:covered-table-cell/>
          <table:table-cell table:style-name="TableCell725" table:number-columns-spanned="7">
            <text:p text:style-name="P726"><text:span text:style-name="T727">PUBLICATIONS &amp; PRESENTATION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728">
          <table:table-cell table:style-name="TableCell729" table:number-columns-spanned="5">
            <text:p text:style-name="P730"><text:span text:style-name="T731">University of Kentucky <text:s text:c="18"/>2015 - 2019</text:span></text:p>
            <text:p text:style-name="P732"><text:span text:style-name="T733">Invited to and joined Phi Beta Kappa in spring 2019.</text:span></text:p>
            <text:p text:style-name="P734"><text:span text:style-name="T735">Accepted into MALTT University Scholars Program in 2018.</text:span></text:p>
            <text:p text:style-name="P736"><text:span text:style-name="T737">Maintained a 4.0 major GPA in Linguistics.</text:span></text:p>
            <text:p text:style-name="P738"><text:span text:style-name="T739">Achieved Dean’s List standing for seven consecutive semesters.</text:span></text:p>
            <text:p text:style-name="P740"><text:span text:style-name="T741">Accepted into UK’s competitive pre-professional program in Communication Sciences and Disorders in 2016.</text:span></text:p>
            <text:p text:style-name="P742"><text:span text:style-name="T743">Received a 2015 University of Kentucky Patterson Scholarship, which included full undergraduate tuition, room <text:s/>and board, and stipend for four years.</text:span></text:p>
            <text:p text:style-name="P744"><text:span text:style-name="T745">Became a National Merit Scholar in 2015.</text:span></text:p>
          </table:table-cell>
          <table:covered-table-cell/>
          <table:covered-table-cell/>
          <table:covered-table-cell/>
          <table:covered-table-cell/>
          <table:table-cell table:style-name="TableCell746" table:number-columns-spanned="7">
            <text:p text:style-name="P747"><text:span text:style-name="T748">Combs, Aleah (2020). Relevant angry affect slows response times to commands.<text:s/></text:span><text:span text:style-name="T749">Theses and Dissertations</text:span><text:span text:style-name="T750">. Linguistics. 40.</text:span></text:p>
            <text:p text:style-name="P751"/>
            <text:p text:style-name="P752"><text:span text:style-name="T753">Combs, A. D., Calvert, E. K., McGowan, K. B. (2019). Angry prosody slows responses to simple commands.</text:span><text:span text:style-name="T754"><text:s/>The Journal of the Acoustical Society of America</text:span><text:span text:style-name="T755">, 145(3), 1910-1910.</text:span></text:p>
            <text:p text:style-name="P756"/>
            <text:p text:style-name="P757"><text:span text:style-name="T758">McGowan, K. B., Johnson, M. T., Combs, A., Soleymanpour, M. (2019). Acoustic, non-invasive measurement of velopharyngeal aperture using a high frequency tone.<text:s/></text:span><text:span text:style-name="T759">The Journal of the Acoustical Society of America</text:span><text:span text:style-name="T760">, 145(3), 1931-1931.</text:span></text:p>
            <text:p text:style-name="P761"/>
            <text:p text:style-name="P762"><text:span text:style-name="T763">McGowan, K.B., Johnson, M.T., Combs, A., and Soleymanpoor, M. (2019). Acoustic, non-invasive measurement of velopharyngeal aperture using a high frequency tone,<text:s/></text:span><text:span text:style-name="T764">Proceedings of the 19th International Congress of Phonetic Sciences</text:span><text:span text:style-name="T765">, Sydney, Australia.</text:span></text:p>
            <text:p text:style-name="P76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67"/>
      <text:p text:style-name="Standard"><draw:custom-shape svg:x="0in" svg:y="0in" svg:width="0.00069in" svg:height="0.02083in" draw:id="id17" draw:style-name="a17" draw:name="Rectangle 19" text:anchor-type="as-char"><svg:title/><svg:desc/><text:p text:style-name="Normal"/><draw:enhanced-geometry draw:type="non-primitive" svg:viewBox="0 0 21600 21600" draw:enhanced-path="M 0 0 L 21600 0 21600 21600 0 21600 Z N"/></draw:custom-shape></text:p>
      <text:p text:style-name="Standard"><text:span text:style-name="T768">Compiled December 2022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Lora" svg:font-family="Lora" style:font-family-generic="system" style:font-pitch="variable"/>
    <style:font-face style:name="Lora Medium" svg:font-family="Lora Medium" style:font-family-generic="system" style:font-pitch="variable"/>
    <style:font-face style:name="Lexend" svg:font-family="Lexend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font-name="Lora" style:font-name-asian="Lora" style:font-name-complex="Lora" fo:color="#355070" fo:font-size="9pt" style:font-size-asian="9pt" style:font-size-complex="9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1in" fo:margin-left="0.25in" fo:margin-bottom="0.25in" fo:margin-right="0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Combs, Ollie D</dc:creator>
    <meta:creation-date>2022-12-08T19:16:00Z</meta:creation-date>
    <dc:date>2022-12-08T19:19:00Z</dc:date>
    <meta:template xlink:href="Normal" xlink:type="simple"/>
    <meta:editing-cycles>2</meta:editing-cycles>
    <meta:editing-duration>PT180S</meta:editing-duration>
    <meta:document-statistic meta:page-count="4" meta:paragraph-count="30" meta:word-count="2286" meta:character-count="15290" meta:row-count="108" meta:non-whitespace-character-count="13034"/>
  </office:meta>
</office:document-meta>
</file>